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14/settings.xml" manifest:media-type="text/xml"/>
  <manifest:file-entry manifest:full-path="Object 14/styles.xml" manifest:media-type="text/xml"/>
  <manifest:file-entry manifest:full-path="Object 14/content.xml" manifest:media-type="text/xml"/>
  <manifest:file-entry manifest:full-path="Object 14/Configurations2/" manifest:media-type="application/vnd.sun.xml.ui.configuration"/>
  <manifest:file-entry manifest:full-path="Object 14/manifest.rdf" manifest:media-type="application/rdf+xml"/>
  <manifest:file-entry manifest:full-path="Object 1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spreadshee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text-properties style:text-position="0% 100%" fo:font-style="normal" officeooo:rsid="00230500" officeooo:paragraph-rsid="00230500" style:font-style-asian="normal" style:font-style-complex="normal"/>
    </style:style>
    <style:style style:name="P2" style:family="paragraph" style:parent-style-name="SBC_3a_paragraph">
      <style:text-properties style:text-position="0% 100%" fo:font-style="normal" officeooo:rsid="00230500" officeooo:paragraph-rsid="004ad148" style:font-style-asian="normal" style:font-style-complex="normal"/>
    </style:style>
    <style:style style:name="P3" style:family="paragraph" style:parent-style-name="SBC_3a_paragraph">
      <style:text-properties style:text-position="0% 100%" fo:font-style="normal" officeooo:rsid="004ad148" officeooo:paragraph-rsid="0063026a" style:font-style-asian="normal" style:font-style-complex="normal"/>
    </style:style>
    <style:style style:name="P4" style:family="paragraph" style:parent-style-name="SBC_3a_paragraph">
      <style:text-properties fo:language="pt" fo:country="PT" fo:font-style="normal" officeooo:rsid="001cec2f" officeooo:paragraph-rsid="001cec2f" style:font-style-asian="normal" style:font-style-complex="normal"/>
    </style:style>
    <style:style style:name="P5" style:family="paragraph" style:parent-style-name="SBC_3a_paragraph">
      <style:text-properties style:text-position="super 58%" fo:font-style="italic" officeooo:rsid="0021b5ff" officeooo:paragraph-rsid="0021b5ff" style:font-style-asian="italic" style:font-style-complex="italic"/>
    </style:style>
    <style:style style:name="P6" style:family="paragraph" style:parent-style-name="SBC_3a_paragraph">
      <style:text-properties officeooo:rsid="006083fc" officeooo:paragraph-rsid="006083fc"/>
    </style:style>
    <style:style style:name="P7" style:family="paragraph" style:parent-style-name="SBC_3a_paragraph">
      <style:paragraph-properties fo:margin-left="0in" fo:margin-right="0in" fo:text-indent="0in" style:auto-text-indent="false"/>
    </style:style>
    <style:style style:name="P8" style:family="paragraph" style:parent-style-name="SBC_3a_paragraph">
      <style:paragraph-properties fo:margin-left="0in" fo:margin-right="0in" fo:text-indent="0in" style:auto-text-indent="false"/>
      <style:text-properties officeooo:rsid="001a6bd1" officeooo:paragraph-rsid="003c416c"/>
    </style:style>
    <style:style style:name="P9" style:family="paragraph" style:parent-style-name="SBC_3a_paragraph">
      <style:paragraph-properties fo:margin-left="0in" fo:margin-right="0in" fo:text-indent="0in" style:auto-text-indent="false"/>
      <style:text-properties officeooo:paragraph-rsid="0021b5ff"/>
    </style:style>
    <style:style style:name="P10" style:family="paragraph" style:parent-style-name="SBC_3a_paragraph">
      <style:paragraph-properties fo:margin-left="0in" fo:margin-right="0in" fo:text-indent="0in" style:auto-text-indent="false"/>
      <style:text-properties officeooo:rsid="004ad148" officeooo:paragraph-rsid="004ad148"/>
    </style:style>
    <style:style style:name="P11" style:family="paragraph" style:parent-style-name="SBC_3a_paragraph">
      <style:paragraph-properties fo:margin-left="0in" fo:margin-right="0in" fo:text-indent="0in" style:auto-text-indent="false"/>
      <style:text-properties officeooo:rsid="004ca2d3" officeooo:paragraph-rsid="004ca2d3"/>
    </style:style>
    <style:style style:name="P12" style:family="paragraph" style:parent-style-name="SBC_3a_paragraph">
      <style:paragraph-properties fo:margin-left="0in" fo:margin-right="0in" fo:text-indent="0in" style:auto-text-indent="false"/>
      <style:text-properties officeooo:rsid="004ca2d3" officeooo:paragraph-rsid="005906b6"/>
    </style:style>
    <style:style style:name="P13" style:family="paragraph" style:parent-style-name="SBC_3a_paragraph">
      <style:paragraph-properties fo:margin-left="0in" fo:margin-right="0in" fo:text-indent="0in" style:auto-text-indent="false"/>
      <style:text-properties officeooo:paragraph-rsid="00566637"/>
    </style:style>
    <style:style style:name="P14" style:family="paragraph" style:parent-style-name="SBC_3a_paragraph">
      <style:paragraph-properties fo:margin-left="0in" fo:margin-right="0in" fo:text-indent="0in" style:auto-text-indent="false"/>
      <style:text-properties officeooo:rsid="005b6ad0" officeooo:paragraph-rsid="005b6ad0"/>
    </style:style>
    <style:style style:name="P15" style:family="paragraph" style:parent-style-name="SBC_3a_paragraph">
      <style:paragraph-properties fo:margin-left="0in" fo:margin-right="0in" fo:text-indent="0in" style:auto-text-indent="false"/>
      <style:text-properties officeooo:rsid="005b6ad0" officeooo:paragraph-rsid="006ac027"/>
    </style:style>
    <style:style style:name="P16" style:family="paragraph" style:parent-style-name="SBC_3a_paragraph">
      <style:paragraph-properties fo:margin-left="0in" fo:margin-right="0in" fo:text-indent="0in" style:auto-text-indent="false"/>
      <style:text-properties officeooo:rsid="005b6ad0" officeooo:paragraph-rsid="006e76a2"/>
    </style:style>
    <style:style style:name="P17" style:family="paragraph" style:parent-style-name="SBC_3a_paragraph">
      <style:paragraph-properties fo:margin-left="0in" fo:margin-right="0in" fo:text-indent="0in" style:auto-text-indent="false"/>
      <style:text-properties officeooo:paragraph-rsid="00531a51"/>
    </style:style>
    <style:style style:name="P18" style:family="paragraph" style:parent-style-name="SBC_3a_paragraph">
      <style:paragraph-properties fo:margin-left="0in" fo:margin-right="0in" fo:text-indent="0in" style:auto-text-indent="false"/>
      <style:text-properties officeooo:paragraph-rsid="001a8386"/>
    </style:style>
    <style:style style:name="P19" style:family="paragraph" style:parent-style-name="SBC_3a_paragraph">
      <style:paragraph-properties fo:margin-left="0in" fo:margin-right="0in" fo:text-indent="0in" style:auto-text-indent="false"/>
      <style:text-properties officeooo:rsid="006ac027" officeooo:paragraph-rsid="006ac027"/>
    </style:style>
    <style:style style:name="P20" style:family="paragraph" style:parent-style-name="SBC_3a_paragraph">
      <style:paragraph-properties fo:margin-left="0in" fo:margin-right="0in" fo:text-indent="0in" style:auto-text-indent="false"/>
      <style:text-properties officeooo:rsid="0076c976" officeooo:paragraph-rsid="0076c976"/>
    </style:style>
    <style:style style:name="P21" style:family="paragraph" style:parent-style-name="SBC_3a_paragraph">
      <style:paragraph-properties fo:margin-left="0in" fo:margin-right="0in" fo:text-indent="0in" style:auto-text-indent="false"/>
      <style:text-properties fo:font-style="normal" officeooo:rsid="006ac027" officeooo:paragraph-rsid="005b6ad0" style:font-style-asian="normal" style:font-style-complex="normal"/>
    </style:style>
    <style:style style:name="P22" style:family="paragraph" style:parent-style-name="SBC_3a_paragraph">
      <style:paragraph-properties fo:margin-left="0in" fo:margin-right="0in" fo:text-indent="0in" style:auto-text-indent="false"/>
      <style:text-properties fo:font-style="normal" officeooo:rsid="0071f0fb" officeooo:paragraph-rsid="006ac027" style:font-style-asian="normal" style:font-style-complex="normal"/>
    </style:style>
    <style:style style:name="P23" style:family="paragraph" style:parent-style-name="SBC_3a_paragraph">
      <style:paragraph-properties fo:margin-left="0in" fo:margin-right="0in" fo:text-indent="0in" style:auto-text-indent="false"/>
      <style:text-properties fo:font-style="normal" officeooo:rsid="0071f0fb" officeooo:paragraph-rsid="0085aa78" style:font-style-asian="normal" style:font-style-complex="normal"/>
    </style:style>
    <style:style style:name="P24" style:family="paragraph" style:parent-style-name="SBC_3a_paragraph">
      <style:paragraph-properties fo:margin-left="0in" fo:margin-right="0in" fo:text-indent="0in" style:auto-text-indent="false"/>
      <style:text-properties officeooo:rsid="00700035" officeooo:paragraph-rsid="0073e290"/>
    </style:style>
    <style:style style:name="P25" style:family="paragraph" style:parent-style-name="SBC_3a_paragraph">
      <style:paragraph-properties fo:margin-left="0in" fo:margin-right="0in" fo:text-indent="0in" style:auto-text-indent="false"/>
      <style:text-properties style:text-position="0% 100%" fo:font-style="normal" officeooo:rsid="005faca6" officeooo:paragraph-rsid="00531a51" style:font-style-asian="normal" style:font-style-complex="normal"/>
    </style:style>
    <style:style style:name="P26" style:family="paragraph" style:parent-style-name="SBC_3a_caption">
      <style:paragraph-properties fo:margin-left="0in" fo:margin-right="0in" fo:text-indent="0in" style:auto-text-indent="false"/>
      <style:text-properties officeooo:rsid="004ad148" officeooo:paragraph-rsid="004ca2d3"/>
    </style:style>
    <style:style style:name="P27" style:family="paragraph" style:parent-style-name="SBC_3a_caption">
      <style:paragraph-properties fo:margin-left="0in" fo:margin-right="0in" fo:text-indent="0in" style:auto-text-indent="false"/>
      <style:text-properties officeooo:rsid="004ad148" officeooo:paragraph-rsid="004d5efe"/>
    </style:style>
    <style:style style:name="P28" style:family="paragraph" style:parent-style-name="SBC_3a_caption">
      <style:paragraph-properties fo:margin-left="0in" fo:margin-right="0in" fo:text-indent="0in" style:auto-text-indent="false"/>
      <style:text-properties officeooo:rsid="004ad148" officeooo:paragraph-rsid="00751b22"/>
    </style:style>
    <style:style style:name="P29" style:family="paragraph" style:parent-style-name="SBC_3a_caption">
      <style:paragraph-properties fo:margin-left="0in" fo:margin-right="0in" fo:text-indent="0in" style:auto-text-indent="false"/>
      <style:text-properties officeooo:rsid="004ad148" officeooo:paragraph-rsid="0085aa78"/>
    </style:style>
    <style:style style:name="P30" style:family="paragraph" style:parent-style-name="SBC_3a_caption">
      <style:paragraph-properties fo:margin-left="0in" fo:margin-right="0in" fo:text-indent="0in" style:auto-text-indent="false"/>
      <style:text-properties officeooo:rsid="004ca2d3" officeooo:paragraph-rsid="005b6ad0"/>
    </style:style>
    <style:style style:name="P31" style:family="paragraph" style:parent-style-name="SBC_3a_caption">
      <style:paragraph-properties fo:margin-left="0in" fo:margin-right="0in" fo:text-indent="0in" style:auto-text-indent="false"/>
      <style:text-properties officeooo:rsid="004ca2d3" officeooo:paragraph-rsid="0073e290"/>
    </style:style>
    <style:style style:name="P32" style:family="paragraph" style:parent-style-name="SBC_3a_caption">
      <style:paragraph-properties fo:margin-left="0in" fo:margin-right="0in" fo:text-indent="0in" style:auto-text-indent="false"/>
      <style:text-properties officeooo:rsid="004ca2d3" officeooo:paragraph-rsid="00751254"/>
    </style:style>
    <style:style style:name="P33" style:family="paragraph" style:parent-style-name="SBC_3a_reference">
      <style:paragraph-properties fo:margin-left="0in" fo:margin-right="0in" fo:text-indent="0in" style:auto-text-indent="false"/>
      <style:text-properties fo:font-style="normal" officeooo:rsid="00566637" officeooo:paragraph-rsid="004d5efe" style:font-style-asian="normal" style:font-style-complex="normal"/>
    </style:style>
    <style:style style:name="P34" style:family="paragraph" style:parent-style-name="SBC_3a_email">
      <style:text-properties officeooo:rsid="001782ae" officeooo:paragraph-rsid="001782ae"/>
    </style:style>
    <style:style style:name="P35" style:family="paragraph" style:parent-style-name="SBC_3a_paragraph_3a_first">
      <style:text-properties officeooo:rsid="001782ae" officeooo:paragraph-rsid="001782ae"/>
    </style:style>
    <style:style style:name="P36" style:family="paragraph" style:parent-style-name="SBC_3a_paragraph_3a_first">
      <style:text-properties officeooo:rsid="0019195b" officeooo:paragraph-rsid="0019195b"/>
    </style:style>
    <style:style style:name="P37" style:family="paragraph" style:parent-style-name="SBC_3a_paragraph_3a_first">
      <style:text-properties officeooo:paragraph-rsid="001a8386"/>
    </style:style>
    <style:style style:name="P38" style:family="paragraph" style:parent-style-name="SBC_3a_paragraph_3a_first">
      <style:text-properties officeooo:rsid="00290848" officeooo:paragraph-rsid="00290848"/>
    </style:style>
    <style:style style:name="P39" style:family="paragraph" style:parent-style-name="SBC_3a_paragraph_3a_first">
      <style:text-properties officeooo:rsid="0031b2b0" officeooo:paragraph-rsid="0031b2b0"/>
    </style:style>
    <style:style style:name="P40" style:family="paragraph" style:parent-style-name="SBC_3a_paragraph_3a_first">
      <style:text-properties officeooo:rsid="002ac0fe" officeooo:paragraph-rsid="0036b37c"/>
    </style:style>
    <style:style style:name="P41" style:family="paragraph" style:parent-style-name="SBC_3a_paragraph_3a_first">
      <style:text-properties officeooo:rsid="004ad148" officeooo:paragraph-rsid="004ad148"/>
    </style:style>
    <style:style style:name="P42" style:family="paragraph" style:parent-style-name="SBC_3a_paragraph_3a_first">
      <style:text-properties officeooo:rsid="001af08d" officeooo:paragraph-rsid="004d5efe"/>
    </style:style>
    <style:style style:name="P43" style:family="paragraph" style:parent-style-name="SBC_3a_paragraph_3a_first">
      <style:text-properties officeooo:paragraph-rsid="00513582"/>
    </style:style>
    <style:style style:name="P44" style:family="paragraph" style:parent-style-name="SBC_3a_paragraph_3a_first">
      <style:text-properties officeooo:rsid="006076a4" officeooo:paragraph-rsid="006076a4"/>
    </style:style>
    <style:style style:name="P45" style:family="paragraph" style:parent-style-name="SBC_3a_paragraph_3a_first">
      <style:text-properties officeooo:rsid="0076c976" officeooo:paragraph-rsid="0076c976"/>
    </style:style>
    <style:style style:name="P46" style:family="paragraph" style:parent-style-name="SBC_3a_author_28_s_29_">
      <style:text-properties officeooo:rsid="0016d265" officeooo:paragraph-rsid="0016d265"/>
    </style:style>
    <style:style style:name="P47" style:family="paragraph" style:parent-style-name="SBC_3a_reference">
      <style:paragraph-properties fo:text-align="start" style:justify-single-word="false"/>
      <style:text-properties fo:font-style="normal" officeooo:rsid="004d5efe" officeooo:paragraph-rsid="008ad2bc" style:font-style-asian="normal" style:font-style-complex="normal"/>
    </style:style>
    <style:style style:name="P48" style:family="paragraph" style:parent-style-name="SBC_3a_reference">
      <style:paragraph-properties fo:text-align="start" style:justify-single-word="false"/>
      <style:text-properties officeooo:paragraph-rsid="008ad2bc"/>
    </style:style>
    <style:style style:name="P49" style:family="paragraph" style:parent-style-name="SBC_3a_reference">
      <style:paragraph-properties fo:margin-left="0in" fo:margin-right="0in" fo:text-align="start" style:justify-single-word="false" fo:text-indent="0in" style:auto-text-indent="false"/>
      <style:text-properties fo:font-style="normal" officeooo:rsid="00566637" officeooo:paragraph-rsid="008bfd8f" style:font-style-asian="normal" style:font-style-complex="normal"/>
    </style:style>
    <style:style style:name="P50" style:family="paragraph" style:parent-style-name="SBC_3a_paragraph" style:list-style-name="L1">
      <style:text-properties officeooo:paragraph-rsid="001782ae"/>
    </style:style>
    <style:style style:name="P51" style:family="paragraph" style:parent-style-name="SBC_3a_paragraph" style:list-style-name="L1">
      <style:text-properties officeooo:paragraph-rsid="00566637"/>
    </style:style>
    <style:style style:name="P52" style:family="paragraph" style:parent-style-name="SBC_3a_paragraph" style:list-style-name="L1">
      <style:text-properties fo:font-weight="normal" officeooo:rsid="001782ae" officeooo:paragraph-rsid="001782ae" style:font-weight-asian="normal" style:font-weight-complex="normal"/>
    </style:style>
    <style:style style:name="P53" style:family="paragraph" style:parent-style-name="SBC_3a_paragraph" style:list-style-name="L1">
      <style:text-properties officeooo:rsid="001782ae" officeooo:paragraph-rsid="001782ae"/>
    </style:style>
    <style:style style:name="P54" style:family="paragraph" style:parent-style-name="SBC_3a_paragraph" style:list-style-name="L2">
      <style:text-properties officeooo:rsid="0019195b" officeooo:paragraph-rsid="0019195b"/>
    </style:style>
    <style:style style:name="P55" style:family="paragraph" style:parent-style-name="SBC_3a_paragraph" style:list-style-name="L2">
      <style:text-properties fo:font-style="normal" officeooo:rsid="001a6bd1" officeooo:paragraph-rsid="001a6bd1" style:font-style-asian="normal" style:font-style-complex="normal"/>
    </style:style>
    <style:style style:name="P56" style:family="paragraph" style:parent-style-name="SBC_3a_paragraph" style:list-style-name="L5">
      <style:text-properties fo:font-style="normal" officeooo:rsid="005b6ad0" officeooo:paragraph-rsid="005b6ad0" style:font-style-asian="normal" style:font-style-complex="normal"/>
    </style:style>
    <style:style style:name="P57" style:family="paragraph" style:parent-style-name="SBC_3a_paragraph" style:list-style-name="L7">
      <style:text-properties fo:font-style="normal" officeooo:rsid="00313564" officeooo:paragraph-rsid="00313564" style:font-style-asian="normal" style:font-style-complex="normal"/>
    </style:style>
    <style:style style:name="P58" style:family="paragraph" style:parent-style-name="SBC_3a_paragraph" style:list-style-name="L3">
      <style:paragraph-properties fo:text-align="start" style:justify-single-word="false"/>
      <style:text-properties officeooo:rsid="0032f3c5" officeooo:paragraph-rsid="0063026a"/>
    </style:style>
    <style:style style:name="P59" style:family="paragraph" style:parent-style-name="SBC_3a_paragraph" style:list-style-name="L3">
      <style:paragraph-properties fo:text-align="start" style:justify-single-word="false"/>
      <style:text-properties officeooo:rsid="0032f3c5" officeooo:paragraph-rsid="0032f3c5"/>
    </style:style>
    <style:style style:name="P60" style:family="paragraph" style:parent-style-name="SBC_3a_paragraph" style:list-style-name="L3">
      <style:paragraph-properties fo:text-align="start" style:justify-single-word="false"/>
      <style:text-properties officeooo:rsid="0032f3c5" officeooo:paragraph-rsid="0033d5e2"/>
    </style:style>
    <style:style style:name="P61" style:family="paragraph" style:parent-style-name="SBC_3a_paragraph" style:list-style-name="L3">
      <style:paragraph-properties fo:text-align="start" style:justify-single-word="false"/>
      <style:text-properties style:text-position="0% 100%" fo:font-style="normal" officeooo:rsid="003a695c" officeooo:paragraph-rsid="0033d5e2" style:font-style-asian="normal" style:font-style-complex="normal"/>
    </style:style>
    <style:style style:name="P62" style:family="paragraph" style:parent-style-name="SBC_3a_paragraph" style:list-style-name="L4">
      <style:text-properties style:text-position="0% 100%" fo:font-style="normal" officeooo:rsid="002092fa" officeooo:paragraph-rsid="002092fa" style:font-style-asian="normal" style:font-style-complex="normal"/>
    </style:style>
    <style:style style:name="P63" style:family="paragraph" style:parent-style-name="SBC_3a_paragraph" style:list-style-name="L4">
      <style:text-properties style:text-position="0% 100%" fo:font-style="italic" officeooo:rsid="0021b5ff" officeooo:paragraph-rsid="0021b5ff" style:font-style-asian="italic" style:font-style-complex="italic"/>
    </style:style>
    <style:style style:name="P64" style:family="paragraph" style:parent-style-name="SBC_3a_paragraph" style:list-style-name="L3">
      <style:paragraph-properties fo:text-align="start" style:justify-single-word="false"/>
      <style:text-properties officeooo:rsid="003a695c" officeooo:paragraph-rsid="003a695c"/>
    </style:style>
    <style:style style:name="P65" style:family="paragraph" style:parent-style-name="SBC_3a_paragraph" style:list-style-name="L4">
      <style:text-properties officeooo:paragraph-rsid="002092fa"/>
    </style:style>
    <style:style style:name="P66" style:family="paragraph" style:parent-style-name="SBC_3a_paragraph" style:list-style-name="L4">
      <style:text-properties officeooo:paragraph-rsid="0021b5ff"/>
    </style:style>
    <style:style style:name="P67" style:family="paragraph" style:parent-style-name="SBC_3a_paragraph" style:list-style-name="L4">
      <style:text-properties officeooo:rsid="001cec2f" officeooo:paragraph-rsid="001cec2f"/>
    </style:style>
    <style:style style:name="P68" style:family="paragraph" style:parent-style-name="SBC_3a_paragraph" style:list-style-name="L4">
      <style:text-properties officeooo:rsid="001cec2f" officeooo:paragraph-rsid="002092fa"/>
    </style:style>
    <style:style style:name="P69" style:family="paragraph" style:parent-style-name="SBC_3a_paragraph" style:list-style-name="L4">
      <style:text-properties officeooo:rsid="001cec2f" officeooo:paragraph-rsid="0021b5ff"/>
    </style:style>
    <style:style style:name="P70" style:family="paragraph" style:parent-style-name="SBC_3a_paragraph" style:list-style-name="L4">
      <style:text-properties officeooo:rsid="002052e6" officeooo:paragraph-rsid="002052e6"/>
    </style:style>
    <style:style style:name="P71" style:family="paragraph" style:parent-style-name="SBC_3a_paragraph" style:list-style-name="L5">
      <style:text-properties officeooo:rsid="005b6ad0" officeooo:paragraph-rsid="005b6ad0"/>
    </style:style>
    <style:style style:name="P72" style:family="paragraph" style:parent-style-name="SBC_3a_paragraph" style:list-style-name="L6">
      <style:text-properties officeooo:rsid="002ac0fe" officeooo:paragraph-rsid="0037ef7f"/>
    </style:style>
    <style:style style:name="P73" style:family="paragraph" style:parent-style-name="SBC_3a_paragraph" style:list-style-name="L6">
      <style:text-properties officeooo:rsid="002ac0fe" officeooo:paragraph-rsid="002cb208"/>
    </style:style>
    <style:style style:name="P74" style:family="paragraph" style:parent-style-name="SBC_3a_paragraph" style:list-style-name="L6">
      <style:text-properties officeooo:rsid="002cb208" officeooo:paragraph-rsid="002cb208"/>
    </style:style>
    <style:style style:name="P75" style:family="paragraph" style:parent-style-name="SBC_3a_paragraph" style:list-style-name="L6">
      <style:text-properties officeooo:rsid="002e0120" officeooo:paragraph-rsid="002e0120"/>
    </style:style>
    <style:style style:name="P76" style:family="paragraph" style:parent-style-name="SBC_3a_paragraph" style:list-style-name="L6">
      <style:text-properties officeooo:rsid="002e0120" officeooo:paragraph-rsid="003803cc"/>
    </style:style>
    <style:style style:name="P77" style:family="paragraph" style:parent-style-name="SBC_3a_paragraph" style:list-style-name="L6">
      <style:text-properties officeooo:rsid="002ee68a" officeooo:paragraph-rsid="002ee68a"/>
    </style:style>
    <style:style style:name="P78" style:family="paragraph" style:parent-style-name="SBC_3a_paragraph" style:list-style-name="L7">
      <style:text-properties officeooo:rsid="002ee68a" officeooo:paragraph-rsid="002ee68a"/>
    </style:style>
    <style:style style:name="P79" style:family="paragraph" style:parent-style-name="SBC_3a_paragraph" style:list-style-name="L7">
      <style:text-properties officeooo:rsid="002f169b" officeooo:paragraph-rsid="002f169b"/>
    </style:style>
    <style:style style:name="P80" style:family="paragraph" style:parent-style-name="SBC_3a_paragraph" style:list-style-name="L7">
      <style:text-properties officeooo:rsid="002f169b" officeooo:paragraph-rsid="00313564"/>
    </style:style>
    <style:style style:name="P81" style:family="paragraph" style:parent-style-name="SBC_3a_paragraph" style:list-style-name="L8">
      <style:text-properties officeooo:rsid="00518620" officeooo:paragraph-rsid="00518620"/>
    </style:style>
    <style:style style:name="P82" style:family="paragraph" style:parent-style-name="SBC_3a_paragraph">
      <style:text-properties officeooo:rsid="0088cb9c" officeooo:paragraph-rsid="0088cb9c"/>
    </style:style>
    <style:style style:name="P83" style:family="paragraph" style:parent-style-name="SBC_3a_paragraph">
      <style:paragraph-properties fo:margin-left="0in" fo:margin-right="0in" fo:text-indent="0in" style:auto-text-indent="false"/>
      <style:text-properties fo:font-style="normal" officeooo:rsid="00751b22" officeooo:paragraph-rsid="006ac027" style:font-style-asian="normal" style:font-style-complex="normal"/>
    </style:style>
    <style:style style:name="P84" style:family="paragraph" style:parent-style-name="SBC_3a_paragraph">
      <style:paragraph-properties fo:margin-left="0in" fo:margin-right="0in" fo:text-indent="0in" style:auto-text-indent="false"/>
      <style:text-properties officeooo:paragraph-rsid="001a8386"/>
    </style:style>
    <style:style style:name="P85" style:family="paragraph" style:parent-style-name="SBC_3a_caption">
      <style:paragraph-properties fo:margin-left="0in" fo:margin-right="0in" fo:text-indent="0in" style:auto-text-indent="false"/>
      <style:text-properties officeooo:rsid="004ca2d3" officeooo:paragraph-rsid="008644d7"/>
    </style:style>
    <style:style style:name="P86" style:family="paragraph" style:parent-style-name="SBC_3a_caption">
      <style:paragraph-properties fo:margin-left="0in" fo:margin-right="0in" fo:text-indent="0in" style:auto-text-indent="false"/>
      <style:text-properties officeooo:rsid="004ca2d3" officeooo:paragraph-rsid="0086fdb6"/>
    </style:style>
    <style:style style:name="P87" style:family="paragraph" style:parent-style-name="SBC_3a_title" style:master-page-name="Standard">
      <style:paragraph-properties style:page-number="auto"/>
      <style:text-properties officeooo:rsid="0016d265" officeooo:paragraph-rsid="0016d265"/>
    </style:style>
    <style:style style:name="P88" style:family="paragraph" style:parent-style-name="SBC_3a_title_3a_2">
      <style:text-properties officeooo:rsid="001a8386" officeooo:paragraph-rsid="001a8386"/>
    </style:style>
    <style:style style:name="P89" style:family="paragraph" style:parent-style-name="SBC_3a_title_3a_1">
      <style:text-properties officeooo:rsid="001782ae" officeooo:paragraph-rsid="001782ae"/>
    </style:style>
    <style:style style:name="P90" style:family="paragraph" style:parent-style-name="SBC_3a_title_3a_1">
      <style:text-properties officeooo:rsid="0019195b" officeooo:paragraph-rsid="0019195b"/>
    </style:style>
    <style:style style:name="P91" style:family="paragraph" style:parent-style-name="SBC_3a_title_3a_1">
      <style:text-properties officeooo:rsid="001a8386" officeooo:paragraph-rsid="001a8386"/>
    </style:style>
    <style:style style:name="P92" style:family="paragraph" style:parent-style-name="SBC_3a_paragraph_3a_first" style:list-style-name="L3">
      <style:paragraph-properties fo:text-align="start" style:justify-single-word="false"/>
      <style:text-properties officeooo:rsid="0032f3c5" officeooo:paragraph-rsid="0032f3c5"/>
    </style:style>
    <style:style style:name="P93" style:family="paragraph" style:parent-style-name="SBC_3a_paragraph_3a_first" style:list-style-name="L8">
      <style:text-properties officeooo:paragraph-rsid="00513582"/>
    </style:style>
    <style:style style:name="P94" style:family="paragraph" style:parent-style-name="SBC_3a_paragraph_3a_first">
      <style:text-properties officeooo:paragraph-rsid="007c4070"/>
    </style:style>
    <style:style style:name="T1" style:family="text">
      <style:text-properties style:text-position="super 58%" fo:font-style="normal" style:font-style-asian="normal" style:font-style-complex="normal"/>
    </style:style>
    <style:style style:name="T2" style:family="text">
      <style:text-properties style:text-position="super 58%" fo:font-style="normal" officeooo:rsid="001cec2f" style:font-style-asian="normal" style:font-style-complex="normal"/>
    </style:style>
    <style:style style:name="T3" style:family="text">
      <style:text-properties style:text-position="super 58%" fo:font-style="italic" officeooo:rsid="0021b5ff"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a8386" style:font-style-asian="italic" style:font-style-complex="italic"/>
    </style:style>
    <style:style style:name="T6" style:family="text">
      <style:text-properties fo:font-style="italic" officeooo:rsid="0021b5ff" style:font-style-asian="italic" style:font-style-complex="italic"/>
    </style:style>
    <style:style style:name="T7" style:family="text">
      <style:text-properties fo:font-style="italic" officeooo:rsid="002e0120" style:font-style-asian="italic" style:font-style-complex="italic"/>
    </style:style>
    <style:style style:name="T8" style:family="text">
      <style:text-properties fo:font-style="italic" officeooo:rsid="0033d5e2" style:font-style-asian="italic" style:font-style-complex="italic"/>
    </style:style>
    <style:style style:name="T9" style:family="text">
      <style:text-properties fo:font-style="italic" officeooo:rsid="003fdfb0" style:font-style-asian="italic" style:font-style-complex="italic"/>
    </style:style>
    <style:style style:name="T10" style:family="text">
      <style:text-properties fo:font-style="italic" officeooo:rsid="005454ec" style:font-style-asian="italic" style:font-style-complex="italic"/>
    </style:style>
    <style:style style:name="T11" style:family="text">
      <style:text-properties fo:font-style="italic" officeooo:rsid="00625641" style:font-style-asian="italic" style:font-style-complex="italic"/>
    </style:style>
    <style:style style:name="T12" style:family="text">
      <style:text-properties fo:font-style="italic" officeooo:rsid="0063026a" style:font-style-asian="italic" style:font-style-complex="italic"/>
    </style:style>
    <style:style style:name="T13" style:family="text">
      <style:text-properties fo:font-style="italic" officeooo:rsid="00652451" style:font-style-asian="italic" style:font-style-complex="italic"/>
    </style:style>
    <style:style style:name="T14" style:family="text">
      <style:text-properties fo:font-style="italic" officeooo:rsid="007abacb"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782ae"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a8386" style:font-style-asian="normal" style:font-style-complex="normal"/>
    </style:style>
    <style:style style:name="T19" style:family="text">
      <style:text-properties fo:font-style="normal" officeooo:rsid="002e0120" style:font-style-asian="normal" style:font-style-complex="normal"/>
    </style:style>
    <style:style style:name="T20" style:family="text">
      <style:text-properties fo:font-style="normal" officeooo:rsid="00313564" style:font-style-asian="normal" style:font-style-complex="normal"/>
    </style:style>
    <style:style style:name="T21" style:family="text">
      <style:text-properties fo:font-style="normal" officeooo:rsid="003a695c" style:font-style-asian="normal" style:font-style-complex="normal"/>
    </style:style>
    <style:style style:name="T22" style:family="text">
      <style:text-properties fo:font-style="normal" officeooo:rsid="003c416c" style:font-style-asian="normal" style:font-style-complex="normal"/>
    </style:style>
    <style:style style:name="T23" style:family="text">
      <style:text-properties fo:font-style="normal" officeooo:rsid="004d5efe" style:font-style-asian="normal" style:font-style-complex="normal"/>
    </style:style>
    <style:style style:name="T24" style:family="text">
      <style:text-properties fo:font-style="normal" officeooo:rsid="00625641" style:font-style-asian="normal" style:font-style-complex="normal"/>
    </style:style>
    <style:style style:name="T25" style:family="text">
      <style:text-properties fo:font-style="normal" officeooo:rsid="0063026a" style:font-style-asian="normal" style:font-style-complex="normal"/>
    </style:style>
    <style:style style:name="T26" style:family="text">
      <style:text-properties fo:font-style="normal" officeooo:rsid="00652451" style:font-style-asian="normal" style:font-style-complex="normal"/>
    </style:style>
    <style:style style:name="T27" style:family="text">
      <style:text-properties fo:font-style="normal" officeooo:rsid="00664417" style:font-style-asian="normal" style:font-style-complex="normal"/>
    </style:style>
    <style:style style:name="T28" style:family="text">
      <style:text-properties fo:font-style="normal" officeooo:rsid="0067e7af" style:font-style-asian="normal" style:font-style-complex="normal"/>
    </style:style>
    <style:style style:name="T29" style:family="text">
      <style:text-properties fo:font-style="normal" officeooo:rsid="006966db" style:font-style-asian="normal" style:font-style-complex="normal"/>
    </style:style>
    <style:style style:name="T30" style:family="text">
      <style:text-properties fo:font-style="normal" officeooo:rsid="006ac027" style:font-style-asian="normal" style:font-style-complex="normal"/>
    </style:style>
    <style:style style:name="T31" style:family="text">
      <style:text-properties fo:font-style="normal" officeooo:rsid="004ca2d3" style:font-style-asian="normal" style:font-style-complex="normal"/>
    </style:style>
    <style:style style:name="T32" style:family="text">
      <style:text-properties fo:font-style="normal" officeooo:rsid="0071f0fb" style:font-style-asian="normal" style:font-style-complex="normal"/>
    </style:style>
    <style:style style:name="T33" style:family="text">
      <style:text-properties fo:font-style="normal" officeooo:rsid="00751254" style:font-style-asian="normal" style:font-style-complex="normal"/>
    </style:style>
    <style:style style:name="T34" style:family="text">
      <style:text-properties fo:font-style="normal" officeooo:rsid="00751b22" style:font-style-asian="normal" style:font-style-complex="normal"/>
    </style:style>
    <style:style style:name="T35" style:family="text">
      <style:text-properties fo:font-style="normal" officeooo:rsid="007abacb" style:font-style-asian="normal" style:font-style-complex="normal"/>
    </style:style>
    <style:style style:name="T36" style:family="text">
      <style:text-properties fo:font-style="normal" officeooo:rsid="007c4070" style:font-style-asian="normal" style:font-style-complex="normal"/>
    </style:style>
    <style:style style:name="T37" style:family="text">
      <style:text-properties fo:font-style="normal" officeooo:rsid="007e7bf3" style:font-style-asian="normal" style:font-style-complex="normal"/>
    </style:style>
    <style:style style:name="T38" style:family="text">
      <style:text-properties fo:font-style="normal" officeooo:rsid="0073e290" style:font-style-asian="normal" style:font-style-complex="normal"/>
    </style:style>
    <style:style style:name="T39" style:family="text">
      <style:text-properties fo:font-style="normal" officeooo:rsid="00834cf6" style:font-style-asian="normal" style:font-style-complex="normal"/>
    </style:style>
    <style:style style:name="T40" style:family="text">
      <style:text-properties fo:font-style="normal" officeooo:rsid="00849158" style:font-style-asian="normal" style:font-style-complex="normal"/>
    </style:style>
    <style:style style:name="T41" style:family="text">
      <style:text-properties fo:font-style="normal" officeooo:rsid="0085a75d" style:font-style-asian="normal" style:font-style-complex="normal"/>
    </style:style>
    <style:style style:name="T42" style:family="text">
      <style:text-properties fo:font-style="normal" officeooo:rsid="008ad2bc" style:font-style-asian="normal" style:font-style-complex="normal"/>
    </style:style>
    <style:style style:name="T43" style:family="text">
      <style:text-properties fo:font-style="normal" officeooo:rsid="006076a4" style:font-style-asian="normal" style:font-style-complex="normal"/>
    </style:style>
    <style:style style:name="T44" style:family="text">
      <style:text-properties fo:font-style="normal" officeooo:rsid="005906b6" style:font-style-asian="normal" style:font-style-complex="normal"/>
    </style:style>
    <style:style style:name="T45" style:family="text">
      <style:text-properties fo:font-style="normal" officeooo:rsid="00290848"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1782ae" style:font-style-asian="normal" style:font-weight-asian="normal" style:font-style-complex="normal" style:font-weight-complex="normal"/>
    </style:style>
    <style:style style:name="T48" style:family="text">
      <style:text-properties fo:font-style="normal" fo:font-weight="normal" officeooo:rsid="0033d5e2" style:font-style-asian="normal" style:font-weight-asian="normal" style:font-style-complex="normal" style:font-weight-complex="normal"/>
    </style:style>
    <style:style style:name="T49" style:family="text">
      <style:text-properties style:text-position="sub 58%" fo:font-style="italic" fo:font-weight="normal" style:font-style-asian="italic" style:font-weight-asian="normal" style:font-style-complex="italic" style:font-weight-complex="normal"/>
    </style:style>
    <style:style style:name="T50" style:family="text">
      <style:text-properties style:text-position="sub 58%" fo:font-style="italic" fo:font-weight="normal" officeooo:rsid="001782ae" style:font-style-asian="italic" style:font-weight-asian="normal" style:font-style-complex="italic" style:font-weight-complex="normal"/>
    </style:style>
    <style:style style:name="T51" style:family="text">
      <style:text-properties style:text-position="sub 58%" fo:font-style="italic" style:font-style-asian="italic" style:font-style-complex="italic"/>
    </style:style>
    <style:style style:name="T52" style:family="text">
      <style:text-properties style:text-position="sub 58%" fo:font-style="italic" officeooo:rsid="0033d5e2" style:font-style-asian="italic" style:font-style-complex="italic"/>
    </style:style>
    <style:style style:name="T53" style:family="text">
      <style:text-properties style:text-position="sub 58%" fo:font-style="italic" officeooo:rsid="003fdfb0" style:font-style-asian="italic" style:font-style-complex="italic"/>
    </style:style>
    <style:style style:name="T54" style:family="text">
      <style:text-properties style:text-position="sub 58%" fo:font-style="italic" officeooo:rsid="005454ec" style:font-style-asian="italic" style:font-style-complex="italic"/>
    </style:style>
    <style:style style:name="T55" style:family="text">
      <style:text-properties style:text-position="sub 58%" fo:font-style="italic" officeooo:rsid="00531a51" style:font-style-asian="italic" style:font-style-complex="italic"/>
    </style:style>
    <style:style style:name="T56"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57" style:family="text">
      <style:text-properties style:text-position="0% 100%" fo:font-style="normal" fo:font-weight="normal" style:font-style-asian="normal" style:font-weight-asian="normal" style:font-style-complex="normal" style:font-weight-complex="normal"/>
    </style:style>
    <style:style style:name="T58" style:family="text">
      <style:text-properties style:text-position="0% 100%" fo:font-style="normal" fo:font-weight="normal" officeooo:rsid="005454ec" style:font-style-asian="normal" style:font-weight-asian="normal" style:font-style-complex="normal" style:font-weight-complex="normal"/>
    </style:style>
    <style:style style:name="T59" style:family="text">
      <style:text-properties style:text-position="0% 100%" fo:font-style="normal" fo:font-weight="normal" officeooo:rsid="001782ae" style:font-style-asian="normal" style:font-weight-asian="normal" style:font-style-complex="normal" style:font-weight-complex="normal"/>
    </style:style>
    <style:style style:name="T60"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61"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62" style:family="text">
      <style:text-properties style:text-position="0% 100%" fo:font-style="normal" style:text-underline-style="none" fo:font-weight="normal" officeooo:rsid="0047b7c5" style:font-style-asian="normal" style:font-weight-asian="normal" style:font-style-complex="normal" style:font-weight-complex="normal"/>
    </style:style>
    <style:style style:name="T63" style:family="text">
      <style:text-properties style:text-position="0% 100%" fo:font-style="normal" style:text-underline-style="none" fo:font-weight="normal" officeooo:rsid="00566637" style:font-style-asian="normal" style:font-weight-asian="normal" style:font-style-complex="normal" style:font-weight-complex="normal"/>
    </style:style>
    <style:style style:name="T64" style:family="text">
      <style:text-properties style:text-position="0% 100%" fo:font-style="normal" style:text-underline-style="none" fo:font-weight="normal" officeooo:rsid="0063026a" style:font-style-asian="normal" style:font-weight-asian="normal" style:font-style-complex="normal" style:font-weight-complex="normal"/>
    </style:style>
    <style:style style:name="T65" style:family="text">
      <style:text-properties style:text-position="0% 100%" fo:font-style="normal" style:font-style-asian="normal" style:font-style-complex="normal"/>
    </style:style>
    <style:style style:name="T66" style:family="text">
      <style:text-properties style:text-position="0% 100%" fo:font-style="normal" officeooo:rsid="002052e6" style:font-style-asian="normal" style:font-style-complex="normal"/>
    </style:style>
    <style:style style:name="T67" style:family="text">
      <style:text-properties style:text-position="0% 100%" fo:font-style="normal" officeooo:rsid="002092fa" style:font-style-asian="normal" style:font-style-complex="normal"/>
    </style:style>
    <style:style style:name="T68" style:family="text">
      <style:text-properties style:text-position="0% 100%" fo:font-style="normal" officeooo:rsid="0021b5ff" style:font-style-asian="normal" style:font-style-complex="normal"/>
    </style:style>
    <style:style style:name="T69" style:family="text">
      <style:text-properties style:text-position="0% 100%" fo:font-style="normal" officeooo:rsid="0033d5e2" style:font-style-asian="normal" style:font-style-complex="normal"/>
    </style:style>
    <style:style style:name="T70" style:family="text">
      <style:text-properties style:text-position="0% 100%" fo:font-style="normal" officeooo:rsid="003a695c" style:font-style-asian="normal" style:font-style-complex="normal"/>
    </style:style>
    <style:style style:name="T71" style:family="text">
      <style:text-properties style:text-position="0% 100%" fo:font-style="normal" officeooo:rsid="003e2dd0" style:font-style-asian="normal" style:font-style-complex="normal"/>
    </style:style>
    <style:style style:name="T72" style:family="text">
      <style:text-properties style:text-position="0% 100%" fo:font-style="normal" officeooo:rsid="00416c5c" style:font-style-asian="normal" style:font-style-complex="normal"/>
    </style:style>
    <style:style style:name="T73" style:family="text">
      <style:text-properties style:text-position="0% 100%" fo:font-style="normal" officeooo:rsid="00450622" style:font-style-asian="normal" style:font-style-complex="normal"/>
    </style:style>
    <style:style style:name="T74" style:family="text">
      <style:text-properties style:text-position="0% 100%" fo:font-style="normal" officeooo:rsid="003fdfb0" style:font-style-asian="normal" style:font-style-complex="normal"/>
    </style:style>
    <style:style style:name="T75" style:family="text">
      <style:text-properties style:text-position="0% 100%" fo:font-style="normal" officeooo:rsid="0047b7c5" style:font-style-asian="normal" style:font-style-complex="normal"/>
    </style:style>
    <style:style style:name="T76" style:family="text">
      <style:text-properties style:text-position="0% 100%" fo:font-style="normal" officeooo:rsid="0049b684" style:font-style-asian="normal" style:font-style-complex="normal"/>
    </style:style>
    <style:style style:name="T77" style:family="text">
      <style:text-properties style:text-position="0% 100%" fo:font-style="normal" officeooo:rsid="00513582" style:font-style-asian="normal" style:font-style-complex="normal"/>
    </style:style>
    <style:style style:name="T78" style:family="text">
      <style:text-properties style:text-position="0% 100%" fo:font-style="normal" officeooo:rsid="00518620" style:font-style-asian="normal" style:font-style-complex="normal"/>
    </style:style>
    <style:style style:name="T79" style:family="text">
      <style:text-properties style:text-position="0% 100%" fo:font-style="normal" officeooo:rsid="005454ec" style:font-style-asian="normal" style:font-style-complex="normal"/>
    </style:style>
    <style:style style:name="T80" style:family="text">
      <style:text-properties style:text-position="0% 100%" fo:font-style="normal" officeooo:rsid="00531a51" style:font-style-asian="normal" style:font-style-complex="normal"/>
    </style:style>
    <style:style style:name="T81" style:family="text">
      <style:text-properties style:text-position="0% 100%" fo:font-style="normal" officeooo:rsid="005593af" style:font-style-asian="normal" style:font-style-complex="normal"/>
    </style:style>
    <style:style style:name="T82" style:family="text">
      <style:text-properties style:text-position="0% 100%" fo:font-style="normal" officeooo:rsid="005c1b21" style:font-style-asian="normal" style:font-style-complex="normal"/>
    </style:style>
    <style:style style:name="T83" style:family="text">
      <style:text-properties style:text-position="0% 100%" fo:font-style="normal" officeooo:rsid="005cbe62" style:font-style-asian="normal" style:font-style-complex="normal"/>
    </style:style>
    <style:style style:name="T84" style:family="text">
      <style:text-properties style:text-position="0% 100%" fo:font-style="normal" officeooo:rsid="005faca6" style:font-style-asian="normal" style:font-style-complex="normal"/>
    </style:style>
    <style:style style:name="T85" style:family="text">
      <style:text-properties style:text-position="0% 100%" fo:font-style="italic" fo:font-weight="normal" style:font-style-asian="italic" style:font-weight-asian="normal" style:font-style-complex="italic" style:font-weight-complex="normal"/>
    </style:style>
    <style:style style:name="T86" style:family="text">
      <style:text-properties style:text-position="0% 100%" fo:font-style="italic" fo:font-weight="normal" officeooo:rsid="005454ec" style:font-style-asian="italic" style:font-weight-asian="normal" style:font-style-complex="italic" style:font-weight-complex="normal"/>
    </style:style>
    <style:style style:name="T87" style:family="text">
      <style:text-properties style:text-position="0% 100%" fo:font-style="italic" fo:font-weight="normal" officeooo:rsid="001782ae" style:font-style-asian="italic" style:font-weight-asian="normal" style:font-style-complex="italic" style:font-weight-complex="normal"/>
    </style:style>
    <style:style style:name="T88"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89"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90" style:family="text">
      <style:text-properties style:text-position="0% 100%" fo:font-style="italic" style:text-underline-style="none" fo:font-weight="normal" officeooo:rsid="00566637" style:font-style-asian="italic" style:font-weight-asian="normal" style:font-style-complex="italic" style:font-weight-complex="normal"/>
    </style:style>
    <style:style style:name="T91" style:family="text">
      <style:text-properties style:text-position="0% 100%" fo:font-style="italic" style:font-style-asian="italic" style:font-style-complex="italic"/>
    </style:style>
    <style:style style:name="T92" style:family="text">
      <style:text-properties style:text-position="0% 100%" fo:font-style="italic" officeooo:rsid="002052e6" style:font-style-asian="italic" style:font-style-complex="italic"/>
    </style:style>
    <style:style style:name="T93" style:family="text">
      <style:text-properties style:text-position="0% 100%" fo:font-style="italic" officeooo:rsid="002092fa" style:font-style-asian="italic" style:font-style-complex="italic"/>
    </style:style>
    <style:style style:name="T94" style:family="text">
      <style:text-properties style:text-position="0% 100%" fo:font-style="italic" officeooo:rsid="001cec2f" style:font-style-asian="italic" style:font-style-complex="italic"/>
    </style:style>
    <style:style style:name="T95" style:family="text">
      <style:text-properties style:text-position="0% 100%" fo:font-style="italic" officeooo:rsid="0021b5ff" style:font-style-asian="italic" style:font-style-complex="italic"/>
    </style:style>
    <style:style style:name="T96" style:family="text">
      <style:text-properties style:text-position="0% 100%" fo:font-style="italic" officeooo:rsid="0033d5e2" style:font-style-asian="italic" style:font-style-complex="italic"/>
    </style:style>
    <style:style style:name="T97" style:family="text">
      <style:text-properties style:text-position="0% 100%" fo:font-style="italic" officeooo:rsid="003fdfb0" style:font-style-asian="italic" style:font-style-complex="italic"/>
    </style:style>
    <style:style style:name="T98" style:family="text">
      <style:text-properties style:text-position="0% 100%" fo:font-style="italic" officeooo:rsid="005454ec" style:font-style-asian="italic" style:font-style-complex="italic"/>
    </style:style>
    <style:style style:name="T99" style:family="text">
      <style:text-properties style:text-position="0% 100%" fo:font-style="italic" officeooo:rsid="00531a51" style:font-style-asian="italic" style:font-style-complex="italic"/>
    </style:style>
    <style:style style:name="T100" style:family="text">
      <style:text-properties style:text-position="0% 100%" fo:font-style="italic" officeooo:rsid="005faca6" style:font-style-asian="italic" style:font-style-complex="italic"/>
    </style:style>
    <style:style style:name="T101" style:family="text">
      <style:text-properties officeooo:rsid="0019195b"/>
    </style:style>
    <style:style style:name="T102" style:family="text">
      <style:text-properties fo:language="pt" fo:country="PT" fo:font-style="normal" officeooo:rsid="001cec2f" style:font-style-asian="normal" style:font-style-complex="normal"/>
    </style:style>
    <style:style style:name="T103" style:family="text">
      <style:text-properties fo:language="pt" fo:country="PT" fo:font-style="normal" officeooo:rsid="001a8386" style:font-style-asian="normal" style:font-style-complex="normal"/>
    </style:style>
    <style:style style:name="T104" style:family="text">
      <style:text-properties fo:language="pt" fo:country="PT" fo:font-style="normal" officeooo:rsid="004d5efe" style:font-style-asian="normal" style:font-style-complex="normal"/>
    </style:style>
    <style:style style:name="T105" style:family="text">
      <style:text-properties fo:language="pt" fo:country="PT" fo:font-style="normal" officeooo:rsid="00625641" style:font-style-asian="normal" style:font-style-complex="normal"/>
    </style:style>
    <style:style style:name="T106" style:family="text">
      <style:text-properties fo:language="pt" fo:country="PT" fo:font-style="normal" officeooo:rsid="0063026a" style:font-style-asian="normal" style:font-style-complex="normal"/>
    </style:style>
    <style:style style:name="T107" style:family="text">
      <style:text-properties fo:language="pt" fo:country="PT" fo:font-style="italic" officeooo:rsid="001cec2f" style:font-style-asian="italic" style:font-style-complex="italic"/>
    </style:style>
    <style:style style:name="T108" style:family="text">
      <style:text-properties officeooo:rsid="0021b5ff"/>
    </style:style>
    <style:style style:name="T109" style:family="text">
      <style:text-properties officeooo:rsid="00248972"/>
    </style:style>
    <style:style style:name="T110" style:family="text">
      <style:text-properties officeooo:rsid="002ac0fe"/>
    </style:style>
    <style:style style:name="T111" style:family="text">
      <style:text-properties officeooo:rsid="002cb208"/>
    </style:style>
    <style:style style:name="T112" style:family="text">
      <style:text-properties officeooo:rsid="002e0120"/>
    </style:style>
    <style:style style:name="T113" style:family="text">
      <style:text-properties officeooo:rsid="002ee68a"/>
    </style:style>
    <style:style style:name="T114" style:family="text">
      <style:text-properties officeooo:rsid="002f169b"/>
    </style:style>
    <style:style style:name="T115" style:family="text">
      <style:text-properties officeooo:rsid="0033d5e2"/>
    </style:style>
    <style:style style:name="T116" style:family="text">
      <style:text-properties officeooo:rsid="0036b37c"/>
    </style:style>
    <style:style style:name="T117" style:family="text">
      <style:text-properties officeooo:rsid="003888f2"/>
    </style:style>
    <style:style style:name="T118" style:family="text">
      <style:text-properties officeooo:rsid="003fdfb0"/>
    </style:style>
    <style:style style:name="T119" style:family="text">
      <style:text-properties officeooo:rsid="004c2b22"/>
    </style:style>
    <style:style style:name="T120" style:family="text">
      <style:text-properties officeooo:rsid="004ca2d3"/>
    </style:style>
    <style:style style:name="T121" style:family="text">
      <style:text-properties officeooo:rsid="005454ec"/>
    </style:style>
    <style:style style:name="T122" style:family="text">
      <style:text-properties officeooo:rsid="0058b996"/>
    </style:style>
    <style:style style:name="T123" style:family="text">
      <style:text-properties officeooo:rsid="005906b6"/>
    </style:style>
    <style:style style:name="T124" style:family="text">
      <style:text-properties officeooo:rsid="00290848"/>
    </style:style>
    <style:style style:name="T125" style:family="text">
      <style:text-properties officeooo:rsid="005b6ad0"/>
    </style:style>
    <style:style style:name="T126" style:family="text">
      <style:text-properties officeooo:rsid="005c1b21"/>
    </style:style>
    <style:style style:name="T127" style:family="text">
      <style:text-properties officeooo:rsid="006076a4"/>
    </style:style>
    <style:style style:name="T128" style:family="text">
      <style:text-properties officeooo:rsid="006083fc"/>
    </style:style>
    <style:style style:name="T129" style:family="text">
      <style:text-properties officeooo:rsid="0063026a"/>
    </style:style>
    <style:style style:name="T130" style:family="text">
      <style:text-properties officeooo:rsid="0071f0fb"/>
    </style:style>
    <style:style style:name="T131" style:family="text">
      <style:text-properties officeooo:rsid="0073e290"/>
    </style:style>
    <style:style style:name="T132" style:family="text">
      <style:text-properties officeooo:rsid="007abacb"/>
    </style:style>
    <style:style style:name="T133" style:family="text">
      <style:text-properties officeooo:rsid="00826c41"/>
    </style:style>
    <style:style style:name="T134" style:family="text">
      <style:text-properties officeooo:rsid="0086fdb6"/>
    </style:style>
    <style:style style:name="T135" style:family="text">
      <style:text-properties officeooo:rsid="007c4070"/>
    </style:style>
    <style:style style:name="T136" style:family="text">
      <style:text-properties officeooo:rsid="008ad2bc"/>
    </style:style>
    <style:style style:name="T137" style:family="text">
      <style:text-properties fo:color="#000000"/>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fo:margin-top="0.0398in" fo:margin-bottom="0.1181in" style:run-through="foreground" style:wrap="none" style:vertical-pos="from-top" style:vertical-rel="paragraph" style:horizontal-pos="from-left" style:horizontal-rel="paragraph" fo:padding="0in" fo:border="none" style:shadow="none" draw:shadow-opacity="100%"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top="0.1181in" fo:margin-bottom="0in" style:vertical-pos="top" style:vertical-rel="paragraph" style:horizontal-pos="center" style:horizontal-rel="paragraph" draw:ole-draw-aspect="1"/>
    </style:style>
    <style:style style:name="fr8" style:family="graphic" style:parent-style-name="OLE">
      <style:graphic-properties fo:margin-top="0.0783in" fo:margin-bottom="0.0783in"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Problema do Caixeiro Viajante com Prioridade</text:p>
      <text:p text:style-name="P46">André F<text:span text:style-name="T128">igueiredo de</text:span> Almeida</text:p>
      <text:p text:style-name="P34"><text:span text:style-name="T128">RA </text:span>164047</text:p>
      <text:h text:style-name="P89" text:outline-level="1">O problema</text:h>
      <text:p text:style-name="P35">São dados como entrada:</text:p>
      <text:list xml:id="list721136238" text:style-name="L1">
        <text:list-item>
          <text:p text:style-name="P52">Um grafo direcionado <text:span text:style-name="T4">D</text:span><text:span text:style-name="T17"> = (</text:span><text:span text:style-name="T4">V</text:span><text:span text:style-name="T17">, </text:span><text:span text:style-name="T4">A</text:span><text:span text:style-name="T17">);</text:span></text:p>
        </text:list-item>
        <text:list-item>
          <text:p text:style-name="P50"><text:span text:style-name="T47">Nó </text:span><text:span text:style-name="T16">s</text:span><text:span text:style-name="T47"> </text:span><text:span text:style-name="T17">∈</text:span><text:span text:style-name="T47"> </text:span><text:span text:style-name="T16">V</text:span><text:span text:style-name="T47">, chamado de origem;</text:span></text:p>
        </text:list-item>
        <text:list-item>
          <text:p text:style-name="P53"><text:span text:style-name="T48">Prioridades</text:span><text:span text:style-name="T46"> </text:span><text:span text:style-name="T15">p</text:span><text:span text:style-name="T49">v</text:span><text:span text:style-name="T57"> para cada </text:span><text:span text:style-name="T85">v </text:span><text:span text:style-name="T57">∈</text:span><text:span text:style-name="T85">V</text:span><text:span text:style-name="T57"> (</text:span><text:span text:style-name="T85">p</text:span><text:span text:style-name="T49">s</text:span><text:span text:style-name="T85"> = </text:span><text:span text:style-name="T57">0);</text:span></text:p>
        </text:list-item>
        <text:list-item>
          <text:p text:style-name="P51"><text:span text:style-name="T59">Tempos </text:span><text:span text:style-name="T87">t</text:span><text:span text:style-name="T50">a</text:span><text:span text:style-name="T87"> </text:span><text:span text:style-name="T60">para todo arco </text:span><text:span text:style-name="T88">a </text:span><text:span text:style-name="T60">∈ </text:span><text:span text:style-name="T88">A;</text:span></text:p>
        </text:list-item>
      </text:list>
      <text:p text:style-name="P13"><text:span text:style-name="T88"><text:tab/></text:span><text:span text:style-name="T60">O objetivo é encontrar um ciclo hamiltoniano </text:span><text:span text:style-name="T88">C</text:span><text:span text:style-name="T60"> que começa em </text:span><text:span text:style-name="T88">s</text:span><text:span text:style-name="T60">, passa por todos os vértices exatamente uma vez e termina em </text:span><text:span text:style-name="T88">s</text:span><text:span text:style-name="T60">, tal que </text:span><text:span text:style-name="T88">p</text:span><text:span text:style-name="T60">(</text:span><text:span text:style-name="T88">C</text:span><text:span text:style-name="T60">) é mínimo. A função </text:span><text:span text:style-name="T88">p</text:span><text:span text:style-name="T60">(</text:span><text:span text:style-name="T88">C</text:span><text:span text:style-name="T60">) é definida como: </text:span><text:span text:style-name="T88">p</text:span><text:span text:style-name="T60">(</text:span><text:span text:style-name="T88">C</text:span><text:span text:style-name="T60">) =</text:span><draw:frame draw:style-name="fr1" draw:name="Object2" text:anchor-type="as-char" svg:width="1.0799in" svg:height="0.339in" draw:z-index="0"><draw:object xlink:href="./Object 2" xlink:type="simple" xlink:show="embed" xlink:actuate="onLoad"/><draw:image xlink:href="./ObjectReplacements/Object 2" xlink:type="simple" xlink:show="embed" xlink:actuate="onLoad"/></draw:frame><text:span text:style-name="T61">, onde t</text:span><text:span text:style-name="T56">C </text:span><text:span text:style-name="T61">(</text:span><text:span text:style-name="T89">s,v) </text:span><text:span text:style-name="T61"><text:s/>é a soma dos tempos nas arestas do caminho de </text:span><text:span text:style-name="T89">s </text:span><text:span text:style-name="T61">até </text:span><text:span text:style-name="T89">v </text:span><text:span text:style-name="T61">no ciclo </text:span><text:span text:style-name="T89">C</text:span><text:span text:style-name="T61">.</text:span></text:p>
      <text:p text:style-name="P9"><text:span text:style-name="T61"><text:tab/>Todos os resultados </text:span><text:span text:style-name="T62">apresentados</text:span><text:span text:style-name="T61"> foram executados em uma máquina com processador Intel Core i7-3537U CPU @ 2.00GHz, rodando com GNU/Linux 4.15. O compilador usado foi o GCC 7.3.0 e o Gurobi 7.5.2 como o solver do PLI, usando as </text:span><text:span text:style-name="T89">flags</text:span><text:span text:style-name="T61"> de compilação do Makefile disponibilizado. </text:span><text:span text:style-name="T63">Para auxiliar na execução dos testes, implementei um </text:span><text:span text:style-name="T90">shell script</text:span><text:span text:style-name="T63">, que roda todos os testes disponíveis, verifica a qualidade e o tempo das soluções nos quatro modos e exporta no formato CSV[</text:span><text:span text:style-name="T64">1</text:span><text:span text:style-name="T63">].</text:span></text:p>
      <text:h text:style-name="P90" text:outline-level="1">Soluções propostas</text:h>
      <text:p text:style-name="P36">Para resolver este problema da melhor forma possível, foram estudados quatro métodos, cada um com relação entre otimalidade e custo computacional.</text:p>
      <text:p text:style-name="P7"><text:tab/><text:span text:style-name="T101">Os métodos propostos foram:</text:span></text:p>
      <text:list xml:id="list2721477206" text:style-name="L2">
        <text:list-item>
          <text:p text:style-name="P54">Uma heurística construtiva rápida, mas que sacrifica a otimalidade;</text:p>
        </text:list-item>
        <text:list-item>
          <text:p text:style-name="P54">Uma meta-heurística, no caso deste trabalho, o <text:span text:style-name="T4">simulated annealing</text:span><text:span text:style-name="T17">;</text:span></text:p>
        </text:list-item>
        <text:list-item>
          <text:p text:style-name="P55">Usar o BRKGA, uma implementação otimizada para algoritmos genéticos;</text:p>
        </text:list-item>
        <text:list-item>
          <text:p text:style-name="P55">Uma formulação de Programação Linear Inteira (o único método exato).</text:p>
        </text:list-item>
      </text:list>
      <text:p text:style-name="P8"><text:span text:style-name="T17"><text:tab/>As implementações e resultados de cada método serão discutidos na</text:span><text:span text:style-name="T18">s próximas seções. </text:span><text:span text:style-name="T22">To</text:span><text:span text:style-name="T21">da</text:span><text:span text:style-name="T22">s</text:span><text:span text:style-name="T21"> </text:span><text:span text:style-name="T22">as implementações possuem um mecanismo que verifica se </text:span><text:span text:style-name="T21">o tempo de execução é igual ou superior que o tempo limite estabelecido para execução do programa. </text:span><text:span text:style-name="T22">Se for, ele para o algoritmo e retorna a melhor solução encontrada até o momento.</text:span></text:p>
      <text:h text:style-name="SBC_3a_title_3a_1" text:outline-level="1">Heurística construtiva</text:h>
      <text:p text:style-name="P39">A heurística construtiva deve retornar um caminho possível de forma rápida (mesmo que isto comprometa a <text:span text:style-name="T101">otimalidade</text:span>) e com base em alguma característica do problema em que seja possível inferir qual um provável caminho melhor. Esta heurística também pode ser reutilizada pelas outras implementações, sendo utilizada como uma solução inicial.</text:p>
      <text:h text:style-name="P88" text:outline-level="2"><text:soft-page-break/>Implementação</text:h>
      <text:p text:style-name="P45">A implementação foi baseada no método <text:span text:style-name="T4">naive</text:span><text:span text:style-name="T17"> que foi dado como um modelo inicial.</text:span></text:p>
      <text:list xml:id="list3531643402" text:style-name="L3">
        <text:list-item>
          <text:p text:style-name="P92">Cria um vetor <text:span text:style-name="T12">V </text:span>de índice com todos os vértices que ainda não foram incluídos no caminho (no início, isso significa todos os vértices com exceção do inicial).</text:p>
        </text:list-item>
        <text:list-item>
          <text:p text:style-name="P58">Enquanto <text:span text:style-name="T12">V </text:span>não estiver vazio, faça:</text:p>
        </text:list-item>
        <text:list-item>
          <text:p text:style-name="P59"><text:s text:c="5"/>Pega o último vértice inserido, <text:span text:style-name="T4">v</text:span><text:span text:style-name="T51">k</text:span></text:p>
        </text:list-item>
        <text:list-item>
          <text:p text:style-name="P59"><text:span text:style-name="T51"><text:s text:c="9"/></text:span><text:span text:style-name="T65">Para cada vértice ainda </text:span><text:span text:style-name="T69">disponível</text:span><text:span text:style-name="T65">, </text:span><text:span text:style-name="T96">v</text:span><text:span text:style-name="T52">d</text:span><text:span text:style-name="T69">,</text:span><text:span text:style-name="T65"> faça:</text:span></text:p>
        </text:list-item>
        <text:list-item>
          <text:p text:style-name="P60"><text:s text:c="10"/><text:span text:style-name="T115">Calcula a inserção de </text:span><text:span text:style-name="T8">v</text:span><text:span text:style-name="T52">d</text:span><text:span text:style-name="T115">, onde uma inserção é dada pelo valor</text:span> <text:span text:style-name="T4">peso</text:span><text:span text:style-name="T8">(v</text:span><text:span text:style-name="T52">d</text:span><text:span text:style-name="T96">)</text:span><text:span text:style-name="T4"> * peso do arco</text:span><text:span text:style-name="T8">(v</text:span><text:span text:style-name="T52">k </text:span><text:span text:style-name="T96">,v</text:span><text:span text:style-name="T52">d</text:span><text:span text:style-name="T96">)</text:span><text:span text:style-name="T69"> e atualiza a variável de melhor inserção global, caso a encontrada seja menor </text:span><text:span text:style-name="T70">que a global</text:span></text:p>
        </text:list-item>
        <text:list-item>
          <text:p text:style-name="P60"><text:span text:style-name="T96"><text:s text:c="4"/></text:span><text:span text:style-name="T69">Insere no caminho o vértice com inserção mais barata encontrado </text:span><text:span text:style-name="T70">no passo 4</text:span></text:p>
        </text:list-item>
        <text:list-item>
          <text:p text:style-name="P61"><text:s text:c="4"/>Volta ao passo 2</text:p>
        </text:list-item>
        <text:list-item>
          <text:p text:style-name="P64"><text:span text:style-name="T70">R</text:span><text:span text:style-name="T65">etorna a solução </text:span><text:span text:style-name="T71">con</text:span><text:span text:style-name="T75">s</text:span><text:span text:style-name="T71">truída.</text:span></text:p>
        </text:list-item>
      </text:list>
      <text:h text:style-name="P88" text:outline-level="2">Resultados</text:h>
      <text:p text:style-name="P41">Todos os testes rodaram com menos de 1 segundo, <text:span text:style-name="T119">então esse dado não foi incluído na tabela.</text:span></text:p>
      <text:p text:style-name="P27"><text:span text:style-name="T120">Tabela</text:span> 1. <text:span text:style-name="T120">Resultados da heurística construtiva</text:span></text:p>
      <text:p text:style-name="P10"><draw:frame draw:style-name="fr2" draw:name="Object3" text:anchor-type="paragraph" svg:width="4.0291in" svg:height="3.378in" draw:z-index="2"><draw:object xlink:href="./Object 3" xlink:type="simple" xlink:show="embed" xlink:actuate="onLoad"/><draw:image xlink:href="./ObjectReplacements/Object 3" xlink:type="simple" xlink:show="embed" xlink:actuate="onLoad"/></draw:frame></text:p>
      <text:p text:style-name="P12"><text:tab/><text:span text:style-name="T122">Na tabela, “custo” é o resultado retornado pelo código, “resposta” é o custo esperado (a saída do problema) e precisão é a divisão entre o custo esperado e o custo obtido (esse padrão é mantido em todo o relatório). </text:span></text:p>
      <text:p text:style-name="P12"><text:tab/>Os resultados no geral não ficaram muito perto do resultado esperado, contudo, dado que nossa heurística deve ser rápida e retornar apenas um valor inicial para as outras heurísticas, esse era o resultado esperado.</text:p>
      <text:p text:style-name="P11"/>
      <text:p text:style-name="P26"/>
      <text:p text:style-name="P26"><text:soft-page-break/></text:p>
      <text:p text:style-name="P26"/>
      <text:p text:style-name="P26"/>
      <text:p text:style-name="P26"/>
      <text:p text:style-name="P26"><draw:frame draw:style-name="fr3" draw:name="Object5" text:anchor-type="paragraph" svg:x="0.5091in" svg:y="0in" svg:width="5.4709in" svg:height="3.0772in" draw:z-index="3"><draw:object xlink:href="./Object 5" xlink:type="simple" xlink:show="embed" xlink:actuate="onLoad"/><draw:image xlink:href="./ObjectReplacements/Object 5" xlink:type="simple" xlink:show="embed" xlink:actuate="onLoad"/><svg:desc>chart</svg:desc></draw:frame><text:span text:style-name="T120">Figura</text:span> 1. <text:span text:style-name="T120">Precisão x Entrada</text:span></text:p>
      <text:p text:style-name="P11"><text:tab/>Apesar da dispersão dos resultados, é possível observar que no geral a qualidade é melhor quando as entradas são menores.</text:p>
      <text:h text:style-name="P91" text:outline-level="1">Meta-Heurística (<text:span text:style-name="T4">Simulated Annealing)</text:span></text:h>
      <text:p text:style-name="P42"><text:span text:style-name="T5">O Simulated Annealing</text:span><text:span text:style-name="T23">[</text:span><text:span text:style-name="T25">2</text:span><text:span text:style-name="T23">]</text:span><text:span text:style-name="T5"> </text:span><text:span text:style-name="T18">é uma meta-heurística que tem como inspiração o processo de r</text:span><text:span text:style-name="T103">ecozimento da metalurgia, onde, para se obter um sólido com </text:span><text:span text:style-name="T102">estrutura cirstaligráfica boa, deve-se esfriá-lo com um leve decaimento na temperatura, de forma que não fique em temperatura muito alto por muito tempo nem esfrie abruptamente. Esse algormito une esse controle de temperatura com o algoritmo </text:span><text:span text:style-name="T107">Metropolis</text:span><text:span text:style-name="T104">[</text:span><text:span text:style-name="T106">2</text:span><text:span text:style-name="T104">]</text:span><text:span text:style-name="T102">. </text:span><text:span text:style-name="T105">Foi utilizada a solução da heurística construtiva como solução inicial.</text:span></text:p>
      <text:h text:style-name="P88" text:outline-level="2">Implementação</text:h>
      <text:p text:style-name="P4">O algoritmo foi implementado da seguinte maneira:</text:p>
      <text:list xml:id="list429460864" text:style-name="L4">
        <text:list-item>
          <text:p text:style-name="P67"><text:s/>Inicializa a temperatura <text:span text:style-name="T4">T</text:span><text:span text:style-name="T17"> e cria um caminho inicial </text:span><text:span text:style-name="T4">S</text:span><text:span text:style-name="T17">, tal que </text:span><text:span text:style-name="T11">S</text:span><text:span text:style-name="T24"> é o resultado da heurística construtiva para a entrada fornecida.</text:span></text:p>
        </text:list-item>
        <text:list-item>
          <text:p text:style-name="P67"><text:span text:style-name="T17"><text:s/>Inicializa </text:span><text:span text:style-name="T4">S</text:span><text:span text:style-name="T1">+</text:span><text:span text:style-name="T65">, a melhor solução global, com </text:span><text:span text:style-name="T91">S</text:span><text:span text:style-name="T65">(0), </text:span><text:span text:style-name="T66">e a temperatura </text:span><text:span text:style-name="T92">T</text:span><text:span text:style-name="T66"> com o valor da temperatura inicial;</text:span></text:p>
        </text:list-item>
        <text:list-item>
          <text:p text:style-name="P70"><text:span text:style-name="T65"><text:s/>Enquanto </text:span><text:span text:style-name="T91">T </text:span><text:span text:style-name="T65">&gt; </text:span><text:span text:style-name="T91">temperatura mínima</text:span><text:span text:style-name="T65">:</text:span></text:p>
        </text:list-item>
        <text:list-item>
          <text:p text:style-name="P70"><text:span text:style-name="T65"><text:s text:c="5"/>Para </text:span><text:span text:style-name="T91">i</text:span><text:span text:style-name="T65"> = 0, enquanto </text:span><text:span text:style-name="T91">i</text:span><text:span text:style-name="T65"> &lt; </text:span><text:span text:style-name="T91">limite do loop interno, <text:s/>i</text:span><text:span text:style-name="T65">++:</text:span></text:p>
        </text:list-item>
        <text:list-item>
          <text:p text:style-name="P70"><text:span text:style-name="T65"><text:s text:c="9"/></text:span><text:span text:style-name="T91">S’ = </text:span><text:span text:style-name="T76">VizinhoAleatório</text:span><text:span text:style-name="T67">(</text:span><text:span text:style-name="T93">S</text:span><text:span text:style-name="T67">)</text:span></text:p>
        </text:list-item>
        <text:list-item>
          <text:p text:style-name="P65"><text:span text:style-name="T67"><text:s text:c="9"/>∆</text:span><text:span text:style-name="T93">S = c</text:span><text:span text:style-name="T67">(</text:span><text:span text:style-name="T93">S’</text:span><text:span text:style-name="T67">) -</text:span><text:span text:style-name="T93"> c</text:span><text:span text:style-name="T67">(</text:span><text:span text:style-name="T93">S</text:span><text:span text:style-name="T67">)</text:span></text:p>
        </text:list-item>
        <text:list-item>
          <text:p text:style-name="P65"><text:span text:style-name="T67"><text:s text:c="9"/>se ∆</text:span><text:span text:style-name="T93">S </text:span><text:span text:style-name="T67">≤0:</text:span></text:p>
        </text:list-item>
        <text:list-item>
          <text:p text:style-name="P65"><text:span text:style-name="T67"><text:s text:c="13"/></text:span><text:span text:style-name="T93">S </text:span><text:span text:style-name="T67">= </text:span><text:span text:style-name="T93">S’</text:span></text:p>
        </text:list-item>
        <text:list-item>
          <text:p text:style-name="P65"><text:soft-page-break/><text:span text:style-name="T67"><text:s text:c="13"/>Se </text:span><text:span text:style-name="T93">c</text:span><text:span text:style-name="T67">(</text:span><text:span text:style-name="T93">S</text:span><text:span text:style-name="T67">) &lt; </text:span><text:span text:style-name="T93">c</text:span><text:span text:style-name="T67">(</text:span><text:span text:style-name="T94">S</text:span><text:span text:style-name="T2">+</text:span><text:span text:style-name="T67">):</text:span></text:p>
        </text:list-item>
        <text:list-item>
          <text:p text:style-name="P68"><text:span text:style-name="T67"><text:s text:c="16"/></text:span><text:span text:style-name="T91">S</text:span><text:span text:style-name="T1">+</text:span><text:span text:style-name="T65"> </text:span><text:span text:style-name="T67">= </text:span><text:span text:style-name="T93">S </text:span><text:span text:style-name="T67">// atualiza melhor global</text:span></text:p>
        </text:list-item>
        <text:list-item>
          <text:p text:style-name="P69"><text:span text:style-name="T67"><text:s text:c="15"/></text:span><text:span text:style-name="T68"><text:s/>Finaliza o loop interno</text:span></text:p>
        </text:list-item>
        <text:list-item>
          <text:p text:style-name="P62"><text:s text:c="10"/>senão:</text:p>
        </text:list-item>
        <text:list-item>
          <text:p text:style-name="P68"><text:span text:style-name="T67"><text:s text:c="14"/></text:span><text:span text:style-name="T95">r</text:span><text:span text:style-name="T67"> = número </text:span><text:span text:style-name="T68">aleatório</text:span><text:span text:style-name="T67"> entre (0, 1)</text:span></text:p>
        </text:list-item>
        <text:list-item>
          <text:p text:style-name="P66"><text:span text:style-name="T67"><text:s text:c="14"/></text:span><text:span text:style-name="T68">se </text:span><text:span text:style-name="T95">r </text:span><text:span text:style-name="T68">&lt; </text:span><text:span text:style-name="T95">e </text:span><text:span text:style-name="T3">- ΔS/kT </text:span><text:span text:style-name="T95">:</text:span></text:p>
        </text:list-item>
        <text:list-item>
          <text:p text:style-name="P66"><text:span text:style-name="T67"><text:s text:c="18"/></text:span><text:span text:style-name="T95">S = S’</text:span></text:p>
        </text:list-item>
        <text:list-item>
          <text:p text:style-name="P63"><text:s text:c="10"/>T = T * α</text:p>
        </text:list-item>
        <text:list-item>
          <text:p text:style-name="P66"><text:span text:style-name="T95"><text:s/></text:span><text:span text:style-name="T68">Retorna </text:span><text:span text:style-name="T95">S</text:span><text:span text:style-name="T3">+</text:span></text:p>
        </text:list-item>
      </text:list>
      <text:p text:style-name="P5"/>
      <text:p text:style-name="P3">VizinhoAleatório(<text:span text:style-name="T4">S</text:span>) é uma rotina que inverte dois vértice <text:span text:style-name="T4">i</text:span> e <text:span text:style-name="T4">j</text:span> escolhidos aleatoriamente, desde que <text:span text:style-name="T4">i </text:span>não seja igual a <text:span text:style-name="T4">j</text:span> e nenhum dos dois seja o vértice inicial. Uma outra <text:span text:style-name="T125">alternativa</text:span> <text:span text:style-name="T125">de implementação</text:span> foi feita de busca local com o 2-OPT<text:span text:style-name="T108">[2]</text:span>. <text:span text:style-name="T108">2-OPT(</text:span><text:span text:style-name="T6">S</text:span><text:span text:style-name="T108">) é um algoritmo de busca local que encontra a melhor solução vizinha de uma solução inicial </text:span><text:span text:style-name="T6">S</text:span><text:span text:style-name="T108"> tal que troque apenas duas arestas. Pela limitação de trocar apenas duas arestas, a busca </text:span>é O(<text:span text:style-name="T4">n</text:span>²) <text:span text:style-name="T108">e retorna um vizinho melhor ou igual.</text:span></text:p>
      <text:p text:style-name="P2">O fator de troca por uma solução pior na linha 15 é acionado com uma probabilidade tal que, quanto mais longe da solução ótima atual e menor a temperatura, mais improvável será a troca. Ela é realizada de forma aleatória para evitar possíveis mínimos locais.</text:p>
      <text:p text:style-name="P1">O “esfriamento” feito na linha 16 é realizado multiplicando <text:span text:style-name="T4">T</text:span> por uma constante tal que 0 &lt; <text:span text:style-name="T6">α</text:span><text:span text:style-name="T108"> </text:span>&lt; 1 de forma geométrica, ou seja, começa caindo rapidamente, mas vai caindo mais lentamente conforme se aproxima de zero. <text:span text:style-name="T109">Isso evita trocas bruscas na linha 15 conforme o algoritmo se aproxima do final da execução.</text:span></text:p>
      <text:h text:style-name="P88" text:outline-level="2">Resultados</text:h>
      <text:p text:style-name="P30">Tabela 2. Resultados finais da meta-heurística com as duas buscas locais</text:p>
      <text:p text:style-name="P16"><draw:frame draw:style-name="fr4" draw:name="Object9" text:anchor-type="paragraph" svg:x="-0.2311in" svg:y="0.0618in" svg:width="6.3681in" svg:height="2.8661in" draw:z-index="8"><draw:object xlink:href="./Object 9" xlink:type="simple" xlink:show="embed" xlink:actuate="onLoad"/><draw:image xlink:href="./ObjectReplacements/Object 9" xlink:type="simple" xlink:show="embed" xlink:actuate="onLoad"/></draw:frame>Os testes tinham como tempo máximo <text:span text:style-name="T126">300</text:span> segundos. A implementação usando 2-OPT demorava até duas ordens de grandeza de tempo a mais para executar e alcançava resultados bem piores. O tempo superior se deve ao fato da busca feita pelo 2-OPT ocorrer em O(<text:span text:style-name="T4">n²</text:span><text:span text:style-name="T17">) e os resultados inferiores provavelmente se devem a falta de </text:span><text:soft-page-break/><text:span text:style-name="T17">variabilidade das respostas. </text:span></text:p>
      <text:p text:style-name="P16"><text:span text:style-name="T17"><text:tab/>Para atingir esses resultados, os parâmetros definidos para o <text:s/></text:span><text:span text:style-name="T5">Simulated Annealing</text:span><text:span text:style-name="T18"> </text:span><text:span text:style-name="T17">foram:</text:span></text:p>
      <text:list xml:id="list150029290" text:style-name="L5">
        <text:list-item>
          <text:p text:style-name="P71"><text:span text:style-name="T17">Temperatura inicial: </text:span><text:span text:style-name="T28">2</text:span><text:span text:style-name="T17">000</text:span></text:p>
        </text:list-item>
        <text:list-item>
          <text:p text:style-name="P56">Temperatura mínima: 10</text:p>
        </text:list-item>
        <text:list-item>
          <text:p text:style-name="P71"><text:span text:style-name="T17">Limite do loop interno: </text:span><text:span text:style-name="T28">3</text:span><text:span text:style-name="T17">00</text:span></text:p>
        </text:list-item>
        <text:list-item>
          <text:p text:style-name="P71"><text:span text:style-name="T17">Parâmetro alfa do decaimento exponencial: 0.9</text:span><text:span text:style-name="T28">6</text:span></text:p>
        </text:list-item>
        <text:list-item>
          <text:p text:style-name="P71"><text:span text:style-name="T17">Parâmetro </text:span><text:span text:style-name="T4">k </text:span><text:span text:style-name="T17">de multiplicação da temperatura: 2</text:span></text:p>
        </text:list-item>
      </text:list>
      <text:p text:style-name="P14"><text:span text:style-name="T17"><text:tab/>Outras combinações foram experimentadas, mas essas obtiveram </text:span><text:span text:style-name="T27">os </text:span><text:span text:style-name="T17">resultados </text:span><text:span text:style-name="T29">mais</text:span><text:span text:style-name="T17"> satisfatórios com a busca de vizinhança aleatória. </text:span><text:span text:style-name="T29">O tempo de execução se mostrou <text:s text:c="2"/></text:span><text:span text:style-name="T30">praticamente linear na implementação com Vizinho Aleatório e polinomial no 2-OPT, </text:span><text:span text:style-name="T34">com 300 segundos de tempo máximo de execução </text:span><text:span text:style-name="T39">(as </text:span><text:span text:style-name="T41">quatro</text:span><text:span text:style-name="T39"> últimas entradas estouraram o limite de tempo</text:span><text:span text:style-name="T40">)</text:span><text:span text:style-name="T30">.</text:span></text:p>
      <text:p text:style-name="P21"/>
      <text:p text:style-name="P21"><draw:frame draw:style-name="fr5" draw:name="Object12" text:anchor-type="paragraph" svg:width="5.0252in" svg:height="2.8264in" draw:z-index="12"><draw:object xlink:href="./Object 12" xlink:type="simple" xlink:show="embed" xlink:actuate="onLoad"/><draw:image xlink:href="./ObjectReplacements/Object 12" xlink:type="simple" xlink:show="embed" xlink:actuate="onLoad"/></draw:frame></text:p>
      <text:p text:style-name="P28"><text:span text:style-name="T31">Figura</text:span><text:span text:style-name="T30"> </text:span><text:span text:style-name="T34">2</text:span><text:span text:style-name="T30">. </text:span><text:span text:style-name="T34">Tempo (s)</text:span><text:span text:style-name="T31"> x </text:span><text:span text:style-name="T34">Tamanho da e</text:span><text:span text:style-name="T31">ntrada</text:span></text:p>
      <text:p text:style-name="P15"><text:span text:style-name="T29"><text:tab/>Quanto a qualidade das soluções </text:span><text:span text:style-name="T32">pequenas</text:span><text:span text:style-name="T29">, usando 2-OPT não houve um padrão bem definido, com as respostas em média obtendo 63,79% de precisão. </text:span><text:span text:style-name="T30">Já no Vizinho Aleatório, a precisão média foi de 94,17%. </text:span><text:span text:style-name="T32">As soluções nos casos grandes foram parecidos porque ambas implementações não conseguiram mudar muito em relação ao valor inicial retornado pela heurística.</text:span></text:p>
      <text:p text:style-name="P22"/>
      <text:p text:style-name="P22"/>
      <text:p text:style-name="P22"/>
      <text:p text:style-name="P22"/>
      <text:p text:style-name="P22"/>
      <text:p text:style-name="P22"/>
      <text:p text:style-name="P83"/>
      <text:p text:style-name="P23"/>
      <text:p text:style-name="P29"><draw:frame draw:style-name="fr6" draw:name="Object13" text:anchor-type="paragraph" svg:x="0.5071in" svg:y="-0.3937in" svg:width="4.8917in" svg:height="2.7484in" draw:z-index="11"><draw:object xlink:href="./Object 13" xlink:type="simple" xlink:show="embed" xlink:actuate="onLoad"/><draw:image xlink:href="./ObjectReplacements/Object 13" xlink:type="simple" xlink:show="embed" xlink:actuate="onLoad"/></draw:frame><text:soft-page-break/><text:span text:style-name="T31">Figura</text:span><text:span text:style-name="T30"> </text:span><text:span text:style-name="T34">3</text:span><text:span text:style-name="T30">. </text:span><text:span text:style-name="T34">Precisão da solução (s)</text:span><text:span text:style-name="T31"> x </text:span><text:span text:style-name="T34">Entrada</text:span></text:p>
      <text:p text:style-name="P19"><text:span text:style-name="T30"><text:tab/>E</text:span><text:span text:style-name="T17">m ambos os quesitos (qualidade da solução e tempo de execução) a implementação usando a vizinhança aleatória foi melhor em todos os casos testes. Isso pode ser um reflexo da alta variabilidade das soluções que o </text:span><text:span text:style-name="T5">Simulated Annealing </text:span><text:span text:style-name="T33">alcança</text:span><text:span text:style-name="T18"> </text:span><text:span text:style-name="T17">em pouco tempo, facilitando encontrar soluções mais próximas das ideais.</text:span></text:p>
      <text:h text:style-name="P91" text:outline-level="1">BRKGA</text:h>
      <text:p text:style-name="P40">O BRKGA (algoritmo genético de chave randômica enviesada) é uma meta-heurística baseada em algoritmos genéticos. Um algoritmo genético é uma técnica para encontrar uma solução ideal ou próxima à ideal para um problema computacional, com inspirações nas teorias darwinistas de evolução dos seres vivos. As iterações do algoritmo são sobre as gerações, onde uma geração é um <text:span text:style-name="T115">conjunto</text:span> de <text:span text:style-name="T115">indivíduos</text:span> e <text:span text:style-name="T116">indivíduos</text:span> são <text:span text:style-name="T115">decodificados como entradas</text:span>. No nosso <text:span text:style-name="T111">problema</text:span>, <text:span text:style-name="T111">um indivíduo possuiu uma sequência de cromossomos da mesma cardinalidade do conjunto de vértices menos um (o vértice inicial é fixo e não muda de posição) e cada cromossomo possui um vértice correspondente. Então, os cromossomos são ordenados crescentemente pelo seu valor-chave e tem-se um caminho válido gerado pelo algoritmo. A iteração do algoritmo genético do BRKGA segue os seguintes passos: </text:span></text:p>
      <text:list xml:id="list1931838305" text:style-name="L6">
        <text:list-item>
          <text:p text:style-name="P72">Os parâmetros dos <text:span text:style-name="T116">indivíduos</text:span> da primeira geração são gerados randomicamente;</text:p>
        </text:list-item>
        <text:list-item>
          <text:p text:style-name="P74">Os indivíduos da população são decodificados como descrito anteriormente;</text:p>
        </text:list-item>
        <text:list-item>
          <text:p text:style-name="P74">Verifica se o critério de parada foi satisfeito (se foram geradas todas as <text:span text:style-name="T7">n</text:span> gerações, com <text:span text:style-name="T7">n</text:span><text:span text:style-name="T19"> sendo uma constante pré-definida)</text:span>;</text:p>
        </text:list-item>
        <text:list-item>
          <text:p text:style-name="P75">Se sim, retorna o cromossomo do indivíduo mais <text:span text:style-name="T117">bem-sucedido</text:span> (caminho com menor custo encontrado);</text:p>
        </text:list-item>
        <text:list-item>
          <text:p text:style-name="P75">Se não, calcula o custo do caminho dos indivíduos gerados e ordena de forma decrescente;</text:p>
        </text:list-item>
        <text:list-item>
          <text:p text:style-name="P73">Alguma porcentagem dos melhores <text:span text:style-name="T116">indivíduos</text:span> (segundo seus resultados do item anterior) é escolhida <text:span text:style-name="T112">e são definidos como “elite”;</text:span></text:p>
        </text:list-item>
        <text:list-item>
          <text:p text:style-name="P76"><text:span text:style-name="T117">Replica</text:span> os indivíduos elite para a próxima geração. <text:span text:style-name="T110">A partir deles, combinações e mutações gerarão os outros indivíduos da nova geração.</text:span></text:p>
        </text:list-item>
        <text:list-item>
          <text:p text:style-name="P75">Causa mutações (distúrbios nos cromossomos com cardinalidade e <text:span text:style-name="T113">probabilidades</text:span> aleatórias) na próxima população;</text:p>
        </text:list-item>
        <text:list-item>
          <text:p text:style-name="P75">Combina indivíduos elite e não-elite e adiciona seus filhos na próxima <text:soft-page-break/>população;</text:p>
        </text:list-item>
        <text:list-item>
          <text:p text:style-name="P77">Retorna ao passo 2.</text:p>
        </text:list-item>
      </text:list>
      <text:h text:style-name="P88" text:outline-level="2">Implementação</text:h>
      <text:p text:style-name="P38">A implementação foi <text:span text:style-name="T117">majoritariamente </text:span>baseada no código <text:span text:style-name="T110">livre disponível</text:span> em <text:span text:style-name="T123">[3]</text:span>, <text:span text:style-name="T110">feito </text:span>por Rodrigo Franco Toso e Mauricio G.C. Resende <text:span text:style-name="T110">(um dos autores do BRKGA). O algoritmo faz chamadas à API do BRKGA de forma a evoluir uma população inicial. O código foi implementado da seguinte forma (as chamadas à API aparecem com *):</text:span></text:p>
      <text:list xml:id="list53638261" text:style-name="L7">
        <text:list-item>
          <text:p text:style-name="P78">São definidas as contantes do problema (tamanho da população, fração da população que será elite, fração a ser substituída por mutantes, <text:span text:style-name="T117">probabilidade</text:span> de herdar genes da elite, número de população independente, número máximo de gerações, número d<text:span text:style-name="T114">o topo a serem trocados), inicializadas variáveis, o gerador de números aleatórios e uma instância da API do BRKGA.</text:span></text:p>
        </text:list-item>
        <text:list-item>
          <text:p text:style-name="P79">Uma variável <text:span text:style-name="T4">bestChromosome</text:span><text:span text:style-name="T17"> guarda o melhor cromossomo global encontrado até o momento.</text:span></text:p>
        </text:list-item>
        <text:list-item>
          <text:p text:style-name="P79"><text:span text:style-name="T17">De 1 até a constante </text:span><text:span text:style-name="T4">Número Máximo de Gerações:</text:span></text:p>
        </text:list-item>
        <text:list-item>
          <text:p text:style-name="P79"><text:span text:style-name="T4"><text:s text:c="4"/></text:span><text:span text:style-name="T17">Evolui* a população atual;</text:span></text:p>
        </text:list-item>
        <text:list-item>
          <text:p text:style-name="P79"><text:span text:style-name="T4"><text:s text:c="4"/></text:span><text:span text:style-name="T17">Se o cromossomo tiver custo menor que o melhor global, atualiza ele;</text:span></text:p>
        </text:list-item>
        <text:list-item>
          <text:p text:style-name="P79"><text:span text:style-name="T4"><text:s text:c="4"/></text:span><text:span text:style-name="T17">Se a condição de reiniciar geração for verdadeira (</text:span><text:span text:style-name="T4">número da geração atual – <text:s text:c="12"/>constante de geração relevante &gt; constante)</text:span><text:span text:style-name="T17">, reinicia* a população atual;</text:span></text:p>
        </text:list-item>
        <text:list-item>
          <text:p text:style-name="P80"><text:span text:style-name="T4"><text:s text:c="4"/></text:span><text:span text:style-name="T20">Substitui* indivíduos da elite por indivíduos não-elite, de acordo com as constantes definidas no passo 1.</text:span></text:p>
        </text:list-item>
        <text:list-item>
          <text:p text:style-name="P57">Decodifica o cromossomo do melhor indivíduo e retorna o caminho.</text:p>
        </text:list-item>
      </text:list>
      <text:h text:style-name="P88" text:outline-level="2">Resultados</text:h>
      <text:p text:style-name="P31">Tabela 3. Resultados do BRKGA com parâmetros originais (tempo máx = 300 s) </text:p>
      <text:p text:style-name="P37"><draw:frame draw:style-name="fr7" draw:name="Object7" text:anchor-type="paragraph" svg:width="4.7673in" svg:height="3.378in" draw:z-index="7"><draw:object xlink:href="./Object 7" xlink:type="simple" xlink:show="embed" xlink:actuate="onLoad"/><draw:image xlink:href="./ObjectReplacements/Object 7" xlink:type="simple" xlink:show="embed" xlink:actuate="onLoad"/></draw:frame></text:p>
      <text:p text:style-name="P24">Foram feitas duas baterias de testes. Uma primeira com os parâmetros mantidos como encontrados em [3], já que era uma implementação otimizada para o TSP.</text:p>
      <text:p text:style-name="P24"><text:soft-page-break/><text:tab/>Nos casos pequenos, a média da qualidade foi de 99.44%, obtendo um resultado em um tempo razoável. Nos casos grandes, o BRKGA fica mais lento muito rapidamente, mostrando um comportamento polinomial em relação ao tamanho da entrada.</text:p>
      <text:p text:style-name="P18"><text:tab/><text:span text:style-name="T130">Na segunda bateria de testes os parâmetros foram alterados na tentativa de melhorar o tempo nos casos grandes, que passava de 100 segundos. Os resultados obtidos estão na próxima tabela.</text:span></text:p>
      <text:p text:style-name="P85">Tabela 4. Resultados do BRKGA com parâmetros novos (tempo máx = 300 s)</text:p>
      <text:p text:style-name="P18"><draw:frame draw:style-name="fr8" draw:name="Object10" text:anchor-type="paragraph" svg:width="4.7673in" svg:height="3.378in" draw:z-index="9"><draw:object xlink:href="./Object 10" xlink:type="simple" xlink:show="embed" xlink:actuate="onLoad"/><draw:image xlink:href="./ObjectReplacements/Object 10" xlink:type="simple" xlink:show="embed" xlink:actuate="onLoad"/></draw:frame><text:tab/><text:span text:style-name="T131">A qualidade dos resultados pequenos foi praticamente mantida (99,23% na média) e todos os tempos desceram para mais da metade do original. A razão média entre os resultados anteriores com os novos para os casos grandes é de 88%, ou seja, os resultados foram em média 22% piores, mas com cerca de 1/3 do tempo. </text:span></text:p>
      <text:p text:style-name="P18"/>
      <text:p text:style-name="P32">Tabela 5. Comparação entre os parâmetros</text:p>
      <text:p text:style-name="P20"><draw:frame draw:style-name="fr8" draw:name="Object11" text:anchor-type="paragraph" svg:width="5.4862in" svg:height="1.7783in" draw:z-index="10"><draw:object xlink:href="./Object 11" xlink:type="simple" xlink:show="embed" xlink:actuate="onLoad"/><draw:image xlink:href="./ObjectReplacements/Object 11" xlink:type="simple" xlink:show="embed" xlink:actuate="onLoad"/></draw:frame><text:tab/>Pelos resultados, os parâmetros novos representam uma opção melhor de modelo.</text:p>
      <text:h text:style-name="P91" text:outline-level="1">Programação linear inteira</text:h>
      <text:p text:style-name="P43"><text:span text:style-name="T118">Para a modelagem desse problema, foi criada uma variável inteira </text:span><text:span text:style-name="T9">x</text:span><text:span text:style-name="T53">ij</text:span><text:span text:style-name="T74">, indexada em </text:span><text:span text:style-name="T97">i,j</text:span><text:span text:style-name="T74"> na matriz de adjacência dos arcos do grafo. Ou seja, se </text:span><text:span text:style-name="T97">x</text:span><text:span text:style-name="T53">ij</text:span><text:span text:style-name="T97"> = </text:span><text:span text:style-name="T74">1, o arco entre os vértices </text:span><text:span text:style-name="T97">i</text:span><text:span text:style-name="T74"> e </text:span><text:span text:style-name="T97">j</text:span><text:span text:style-name="T74"> </text:span><text:soft-page-break/><text:span text:style-name="T74">foi utilizado </text:span><text:span text:style-name="T72">e 0 caso contrário. </text:span><text:span text:style-name="T77">Essa variável </text:span><text:span text:style-name="T78">é sujeita as seguintes restrições:</text:span></text:p>
      <text:list xml:id="list1314229913" text:style-name="L8">
        <text:list-item>
          <text:p text:style-name="P93"><text:span text:style-name="T73">Para limitar que cada vértice seja utilizado exatamente uma vez, a soma das arestas que saem e entrem dele deve ser igual a 2. Definimos essa restrição por </text:span><draw:frame draw:style-name="fr1" draw:name="Object1" text:anchor-type="as-char" svg:width="1.1846in" svg:height="0.339in" draw:z-index="1"><draw:object xlink:href="./Object 1" xlink:type="simple" xlink:show="embed" xlink:actuate="onLoad"/><draw:image xlink:href="./ObjectReplacements/Object 1" xlink:type="simple" xlink:show="embed" xlink:actuate="onLoad"/><svg:desc>formula</svg:desc></draw:frame>.<text:span text:style-name="T73"> </text:span></text:p>
        </text:list-item>
        <text:list-item>
          <text:p text:style-name="P81"><text:span text:style-name="T73">A </text:span><text:span text:style-name="T65">aresta que sai e entra no mesmo vértice não deve ser utilizada, já que o caminho é hamiltoniano. Limitamos isso por </text:span><text:span text:style-name="T65"><draw:frame draw:style-name="fr1" draw:name="Object4" text:anchor-type="as-char" svg:width="0.6791in" svg:height="0.339in" draw:z-index="4"><draw:object xlink:href="./Object 4" xlink:type="simple" xlink:show="embed" xlink:actuate="onLoad"/><draw:image xlink:href="./ObjectReplacements/Object 4" xlink:type="simple" xlink:show="embed" xlink:actuate="onLoad"/><svg:desc>formula</svg:desc></draw:frame></text:span><text:span text:style-name="T65">.</text:span></text:p>
        </text:list-item>
      </text:list>
      <text:p text:style-name="P17"><text:span text:style-name="T80"><text:tab/>Para verificar o tempo de cada vértice, criamos uma variável </text:span><text:span text:style-name="T99">v</text:span><text:span text:style-name="T55">i</text:span><text:span text:style-name="T80">, indexada em </text:span><text:span text:style-name="T99">i</text:span><text:span text:style-name="T80"> pelos índices dos vértices. Ou seja, o valor em </text:span><text:span text:style-name="T98">v</text:span><text:span text:style-name="T54">i</text:span><text:span text:style-name="T58"> guarda o momento em que o vértice </text:span><text:span text:style-name="T86">i</text:span><text:span text:style-name="T58"> foi acessado.</text:span><text:span text:style-name="T80"> Para fazer com que o </text:span><text:span text:style-name="T79">valor</text:span><text:span text:style-name="T80"> </text:span><text:span text:style-name="T79">em </text:span><text:span text:style-name="T98">v</text:span><text:span text:style-name="T79"> </text:span><text:span text:style-name="T80">de um vértice que é visitado mais tarde </text:span><text:span text:style-name="T79">seja maior que os que são visitados antes, restringimos </text:span><text:span text:style-name="T98">v</text:span><text:span text:style-name="T79"> com essa fórmula:</text:span><draw:frame draw:style-name="fr1" draw:name="Object6" text:anchor-type="as-char" svg:width="1.6075in" svg:height="0.2126in" draw:z-index="5"><draw:object xlink:href="./Object 6" xlink:type="simple" xlink:show="embed" xlink:actuate="onLoad"/><draw:image xlink:href="./ObjectReplacements/Object 6" xlink:type="simple" xlink:show="embed" xlink:actuate="onLoad"/></draw:frame>, <text:span text:style-name="T121">onde </text:span><text:span text:style-name="T10">t</text:span><text:span text:style-name="T54">ij</text:span><text:span text:style-name="T98"> </text:span><text:span text:style-name="T79">é o valor do arco entre </text:span><text:span text:style-name="T98">i</text:span><text:span text:style-name="T79"> e </text:span><text:span text:style-name="T98">j</text:span><text:span text:style-name="T79"> e </text:span><text:span text:style-name="T98">M</text:span><text:span text:style-name="T79"> é um valor suficientemente grande. No nosso caso, definimos </text:span><text:span text:style-name="T98">M </text:span><text:span text:style-name="T79">é a soma </text:span><text:span text:style-name="T81">de todos os arcos.</text:span></text:p>
      <text:p text:style-name="P17"><text:span text:style-name="T81"><text:tab/></text:span><text:span text:style-name="T82">A última restrição a ser aplicada era de que fosse um caminho hamiltoniano. Para isso, definimos que todo componente deve ser conexo, ou seja, que em todo corte deve existir no mínimo duas arestas. </text:span><text:span text:style-name="T83">Podemos definir isso garantindo que para cada subconjunto </text:span><text:span text:style-name="T100">S </text:span><text:span text:style-name="T83">não vazio de vértices, </text:span><text:span text:style-name="T84">devem existir pelo menos |</text:span><text:span text:style-name="T100">S</text:span><text:span text:style-name="T84">| - 1 arestas. Escrevemos isso da forma </text:span><text:span text:style-name="T84"><draw:frame draw:style-name="fr1" draw:name="Object8" text:anchor-type="as-char" svg:width="2.2839in" svg:height="0.339in" draw:z-index="6"><draw:object xlink:href="./Object 8" xlink:type="simple" xlink:show="embed" xlink:actuate="onLoad"/><draw:image xlink:href="./ObjectReplacements/Object 8" xlink:type="simple" xlink:show="embed" xlink:actuate="onLoad"/></draw:frame></text:span><text:span text:style-name="T84">.</text:span></text:p>
      <text:p text:style-name="P25"/>
      <text:h text:style-name="P88" text:outline-level="2">Implementação</text:h>
      <text:p text:style-name="P44">A implementação foi baseada nos conceitos teóricos definidos em [<text:span text:style-name="T136">4</text:span>] e nos conceitos técnicos disponíveis em [<text:span text:style-name="T136">5</text:span>] <text:span text:style-name="T136">e [6]</text:span>, <text:span text:style-name="T129">incluindo código-fonte</text:span>. <text:span text:style-name="T128">Essas referências são dos próprios autores da biblioteca de solução de PLI usada nessa implementação, o Gurobi, conferindo credibilidade à fonte.</text:span></text:p>
      <text:p text:style-name="P6">O código primeiramente utiliza-se da heurística construtiva para <text:span text:style-name="T129">criar uma solução inicial e realizar um plano de corte, diminuindo o número de soluções viáveis. O código implementa as restrições definidas acima, com exceção da última restrição. Como ela exige um número exponencial de restrições, o PLI se resolveria muito lentamente e ocuparia muita memória. Em vez disto, a cada solução, nós verificamos se nela existe algum </text:span><text:span text:style-name="T13">subtour</text:span><text:span text:style-name="T26">, através de um </text:span><text:span text:style-name="T13">callback</text:span><text:span text:style-name="T26"> do Gurobi. A implementação da classe que executa essa função foi obtida em [</text:span><text:span text:style-name="T42">6</text:span><text:span text:style-name="T26">].</text:span></text:p>
      <text:h text:style-name="P88" text:outline-level="2">Resultados</text:h>
      <text:p text:style-name="P94"><text:span text:style-name="T135">Como de esperado, o tempo de resolução do PLI cresce muito rápido em relação ao tamanho da entrada. Podemos observar isso na tabela 6, onde teste com 10 vértices roda em menos de 1 segundos, já o com 11 leva aproximadamente 40 rodar em menos de <text:s/>Todas as entradas pequenas conseguiram obter 100% de precisão (como era esperado, já que se trata de um método exato) em menos de 60 segundos (com exceção da entrada 13_2, que levou 80 segundos). Para as entradas grandes, foi fornecido 600 segundos de tempo limite.</text:span></text:p>
      <text:p text:style-name="P86"><draw:frame draw:style-name="fr2" draw:name="Object14" text:anchor-type="paragraph" svg:width="2.9382in" svg:height="3.378in" draw:z-index="13"><draw:object xlink:href="./Object 14" xlink:type="simple" xlink:show="embed" xlink:actuate="onLoad"/><draw:image xlink:href="./ObjectReplacements/Object 14" xlink:type="simple" xlink:show="embed" xlink:actuate="onLoad"/></draw:frame>Tabela <text:span text:style-name="T134">6</text:span>. <text:span text:style-name="T134">Resultados do PLI</text:span></text:p>
      <text:h text:style-name="P91" text:outline-level="1"><text:soft-page-break/>Conclusão</text:h>
      <text:p text:style-name="SBC_3a_paragraph_3a_first">Embora a heurística construtiva não venha a retornar resultados úteis na prática, ela foi muito útil para melhorar o desempenho dos outros métodos. </text:p>
      <text:p text:style-name="SBC_3a_paragraph"><text:span text:style-name="T132">Com os dois métodos de solução rápida, a meta-heurística e o BRKGA, os resultados para os foram compatíveis. Enquanto o </text:span><text:span text:style-name="T5">Simulated Annealing</text:span><text:span text:style-name="T14"> </text:span><text:span text:style-name="T35">retornou uma média de </text:span><text:span text:style-name="T30">94,17% </text:span><text:span text:style-name="T35">com 0 segundos </text:span><text:span text:style-name="T37">para os casos pequenos</text:span><text:span text:style-name="T35">, o BRKGA </text:span><text:span text:style-name="T36">retornou resultados </text:span><text:span text:style-name="T37">com uma média de </text:span><text:span text:style-name="T38">99,23% </text:span><text:span text:style-name="T37">com tempos entre 0 e 1 para os mesmos casos. Contudo, nos casos grandes, os resultados do </text:span><text:span text:style-name="T5">Simulated Annealing</text:span><text:span text:style-name="T18"> </text:span><text:span text:style-name="T37">foram em média 50% menores que os do </text:span><text:span text:style-name="T35">BRKGA</text:span><text:span text:style-name="T37"> e 7 vezes mais rápido na média. Portanto, no caso geral, o </text:span><text:span text:style-name="T5">Simulated Annealing </text:span><text:span text:style-name="T37">deve ser mais adequado.</text:span></text:p>
      <text:p text:style-name="P82"><text:span text:style-name="T37">A </text:span><text:span text:style-name="T17">solução exata mostrou resultados muito bons em termo de qualidade de solução, atingindo 100% em todos os casos pequenos e os menores valores para os casos grandes. Contudo, a solução exata apresenta pouca aplicação prática, já que os métodos anteriores conseguem atingir resultados próximos à 95% em menos de 1 segundo.</text:span></text:p>
      <text:p text:style-name="SBC_3a_references">Refer<text:span text:style-name="T133">ências</text:span></text:p>
      <text:p text:style-name="P49">[<text:span text:style-name="T129">1</text:span>] <text:span text:style-name="T136">TSCript: A script to run TSP-P tests and gather data: <text:s/></text:span><text:a xlink:type="simple" xlink:href="https://github.com/andrealmeid/tscript" text:style-name="Internet_20_link" text:visited-style-name="Visited_20_Internet_20_Link">https://github.com/andrealmeid/tscript</text:a></text:p>
      <text:p text:style-name="P48"><text:span text:style-name="T23">[</text:span><text:span text:style-name="T25">2</text:span><text:span text:style-name="T23">] </text:span>Heurísticas e Metaheurísticas 2: <text:a xlink:type="simple" xlink:href="http://www.ic.unicamp.br/~fkm/lectures/heuristicas.pdf" text:style-name="Internet_20_link" text:visited-style-name="Visited_20_Internet_20_Link"><text:span text:style-name="T23">http://www.ic.unicamp.br/~fkm/lectures/heuristicas.pdf</text:span></text:a></text:p>
      <text:p text:style-name="P48"><text:span text:style-name="T44">[3] </text:span>BRKGA for the travelling salesman problem: a simple algorithm to the symmetric TSP: <text:a xlink:type="simple" xlink:href="https://github.com/rfrancotoso/brkgaAPI/tree/master/examples/brkga-tsp" text:style-name="Internet_20_link" text:visited-style-name="Visited_20_Internet_20_Link"><text:span text:style-name="T45">https://github.com/rfrancotoso/brkgaAPI/tree/master/examples/brkga-tsp</text:span></text:a></text:p>
      <text:p text:style-name="P47"><text:span text:style-name="T127">[4] </text:span>The Traveling Salesman Problem with integer programming and Gurobi: <text:a xlink:type="simple" xlink:href="http://examples.gurobi.com/traveling-salesman-problem/" text:style-name="Internet_20_link" text:visited-style-name="Visited_20_Internet_20_Link">http://examples.gurobi.com/traveling-salesman-problem/</text:a></text:p>
      <text:p text:style-name="P47"><text:span text:style-name="T136">[5]</text:span><text:span text:style-name="T137">Some Connectivity Problems solved via Integer Linear Programming: Traveling Salesman Problem, Steiner Tree and Hamiltonian Path. Using LEMON/COIN-OR and the integer programming solver GUROBI: </text:span><text:a xlink:type="simple" xlink:href="http://www.ic.unicamp.br/~fkm/codes/connectivity.tgz" text:style-name="Internet_20_link" text:visited-style-name="Visited_20_Internet_20_Link">http://www.ic.unicamp.br/~fkm/codes/connectivity.tgz</text:a></text:p>
      <text:p text:style-name="P48"><text:span text:style-name="T43">[6] Gurobi Examples – </text:span>tsp_c++.cpp: <text:a xlink:type="simple" xlink:href="http://www.gurobi.com/documentation/7.5/examples/tsp_cpp_cpp.html" text:style-name="Internet_20_link" text:visited-style-name="Visited_20_Internet_20_Link"><text:span text:style-name="T23">http://www.gurobi.com/documentation/7.5/examples/tsp_cpp_cpp.html</text:span></text:a></text:p>
      <text:p text:style-name="P3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loext: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loext: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loext: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loext: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loext: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loext: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loext: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meta:creation-date>2010-08-03T10:11:27.48</meta:creation-date>
    <dc:language>pt-BR</dc:language>
    <meta:editing-cycles>69</meta:editing-cycles>
    <meta:editing-duration>PT7H16M52S</meta:editing-duration>
    <dc:date>2018-06-28T17:04:53.121321450</dc:date>
    <meta:document-statistic meta:table-count="0" meta:image-count="0" meta:object-count="14" meta:page-count="11" meta:paragraph-count="130" meta:word-count="2695" meta:character-count="16636" meta:non-whitespace-character-count="1389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
        <mo stretchy="false">∑</mo>
        <mrow>
          <mi>j</mi>
          <mo stretchy="false">∈</mo>
          <mi>V</mi>
        </mrow>
      </munder>
      <mrow>
        <mrow>
          <msub>
            <mi>x</mi>
            <mi mathvariant="italic">ij</mi>
          </msub>
          <mo stretchy="false">=</mo>
          <mn>2</mn>
        </mrow>
        <mo stretchy="false">∀</mo>
        <mrow>
          <mi>i</mi>
          <mo stretchy="false">∈</mo>
          <mi>V</mi>
        </mrow>
      </mrow>
    </mrow>
    <annotation encoding="StarMath 5.0">sum from{j in V} { x_ij = 2 forall i in V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68mm"/>
    </style:style>
    <style:style style:name="co3" style:family="table-column">
      <style:table-column-properties fo:break-before="auto" style:column-width="25.6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data-style-name="N61">
      <style:table-cell-properties fo:border="0.06pt solid #000000"/>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brkga" table:style-name="ta1">
        <table:table-column table:style-name="co1" table:default-cell-style-name="Default"/>
        <table:table-column table:style-name="co2" table:default-cell-style-name="ce12"/>
        <table:table-column table:style-name="co1" table:default-cell-style-name="ce12"/>
        <table:table-column table:style-name="co3" table:default-cell-style-name="ce12"/>
        <table:table-column table:style-name="co1" table:default-cell-style-name="ce12"/>
        <table:table-column table:style-name="co1" table:default-cell-style-name="ce15"/>
        <table:table-row table:style-name="ro1" table:number-rows-repeated="2">
          <table:table-cell/>
          <table:table-cell table:style-name="Default" table:number-columns-repeated="5"/>
        </table:table-row>
        <table:table-row table:style-name="ro1">
          <table:table-cell/>
          <table:table-cell table:style-name="ce11" office:value-type="string" calcext:value-type="string">
            <text:p>Teste</text:p>
          </table:table-cell>
          <table:table-cell table:style-name="ce11" office:value-type="string" calcext:value-type="string">
            <text:p>Tempo (s)</text:p>
          </table:table-cell>
          <table:table-cell table:style-name="ce11" office:value-type="string" calcext:value-type="string">
            <text:p>Custo</text:p>
          </table:table-cell>
          <table:table-cell table:style-name="ce11" office:value-type="string" calcext:value-type="string">
            <text:p>Resposta</text:p>
          </table:table-cell>
          <table:table-cell table:style-name="ce11"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0" calcext:value-type="float">
            <text:p>0</text:p>
          </table:table-cell>
          <table:table-cell table:number-columns-repeated="2" office:value-type="float" office:value="2943" calcext:value-type="float">
            <text:p>2943</text:p>
          </table:table-cell>
          <table:table-cell office:value-type="percentage" office:value="1" calcext:value-type="percentage">
            <text:p>100,00%</text:p>
          </table:table-cell>
        </table:table-row>
        <table:table-row table:style-name="ro1">
          <table:table-cell/>
          <table:table-cell office:value-type="string" calcext:value-type="string">
            <text:p>teste10_2.txt</text:p>
          </table:table-cell>
          <table:table-cell office:value-type="float" office:value="0" calcext:value-type="float">
            <text:p>0</text:p>
          </table:table-cell>
          <table:table-cell table:number-columns-repeated="2" office:value-type="float" office:value="4036" calcext:value-type="float">
            <text:p>4036</text:p>
          </table:table-cell>
          <table:table-cell office:value-type="percentage" office:value="1" calcext:value-type="percentage">
            <text:p>100,00%</text:p>
          </table:table-cell>
        </table:table-row>
        <table:table-row table:style-name="ro1">
          <table:table-cell/>
          <table:table-cell office:value-type="string" calcext:value-type="string">
            <text:p>teste11_1.txt</text:p>
          </table:table-cell>
          <table:table-cell office:value-type="float" office:value="1" calcext:value-type="float">
            <text:p>1</text:p>
          </table:table-cell>
          <table:table-cell table:number-columns-repeated="2" office:value-type="float" office:value="3647" calcext:value-type="float">
            <text:p>3647</text:p>
          </table:table-cell>
          <table:table-cell office:value-type="percentage" office:value="1" calcext:value-type="percentage">
            <text:p>100,00%</text:p>
          </table:table-cell>
        </table:table-row>
        <table:table-row table:style-name="ro1">
          <table:table-cell/>
          <table:table-cell office:value-type="string" calcext:value-type="string">
            <text:p>teste11_2.txt</text:p>
          </table:table-cell>
          <table:table-cell office:value-type="float" office:value="1" calcext:value-type="float">
            <text:p>1</text:p>
          </table:table-cell>
          <table:table-cell table:number-columns-repeated="2" office:value-type="float" office:value="4170" calcext:value-type="float">
            <text:p>4170</text:p>
          </table:table-cell>
          <table:table-cell office:value-type="percentage" office:value="1" calcext:value-type="percentage">
            <text:p>100,00%</text:p>
          </table:table-cell>
        </table:table-row>
        <table:table-row table:style-name="ro1">
          <table:table-cell/>
          <table:table-cell office:value-type="string" calcext:value-type="string">
            <text:p>teste12_1.txt</text:p>
          </table:table-cell>
          <table:table-cell office:value-type="float" office:value="1" calcext:value-type="float">
            <text:p>1</text:p>
          </table:table-cell>
          <table:table-cell table:number-columns-repeated="2" office:value-type="float" office:value="3091" calcext:value-type="float">
            <text:p>3091</text:p>
          </table:table-cell>
          <table:table-cell office:value-type="percentage" office:value="1" calcext:value-type="percentage">
            <text:p>100,00%</text:p>
          </table:table-cell>
        </table:table-row>
        <table:table-row table:style-name="ro1">
          <table:table-cell/>
          <table:table-cell office:value-type="string" calcext:value-type="string">
            <text:p>teste12_2.txt</text:p>
          </table:table-cell>
          <table:table-cell office:value-type="float" office:value="1" calcext:value-type="float">
            <text:p>1</text:p>
          </table:table-cell>
          <table:table-cell office:value-type="float" office:value="3633" calcext:value-type="float">
            <text:p>3633</text:p>
          </table:table-cell>
          <table:table-cell office:value-type="float" office:value="3610" calcext:value-type="float">
            <text:p>3610</text:p>
          </table:table-cell>
          <table:table-cell office:value-type="percentage" office:value="0.99366" calcext:value-type="percentage">
            <text:p>99,37%</text:p>
          </table:table-cell>
        </table:table-row>
        <table:table-row table:style-name="ro1">
          <table:table-cell/>
          <table:table-cell office:value-type="string" calcext:value-type="string">
            <text:p>teste13_1.txt</text:p>
          </table:table-cell>
          <table:table-cell office:value-type="float" office:value="1" calcext:value-type="float">
            <text:p>1</text:p>
          </table:table-cell>
          <table:table-cell table:number-columns-repeated="2" office:value-type="float" office:value="5584" calcext:value-type="float">
            <text:p>5584</text:p>
          </table:table-cell>
          <table:table-cell office:value-type="percentage" office:value="1" calcext:value-type="percentage">
            <text:p>100,00%</text:p>
          </table:table-cell>
        </table:table-row>
        <table:table-row table:style-name="ro1">
          <table:table-cell/>
          <table:table-cell office:value-type="string" calcext:value-type="string">
            <text:p>teste13_2.txt</text:p>
          </table:table-cell>
          <table:table-cell office:value-type="float" office:value="1" calcext:value-type="float">
            <text:p>1</text:p>
          </table:table-cell>
          <table:table-cell office:value-type="float" office:value="9749" calcext:value-type="float">
            <text:p>9749</text:p>
          </table:table-cell>
          <table:table-cell office:value-type="float" office:value="9081" calcext:value-type="float">
            <text:p>9081</text:p>
          </table:table-cell>
          <table:table-cell office:value-type="percentage" office:value="0.93148" calcext:value-type="percentage">
            <text:p>93,15%</text:p>
          </table:table-cell>
        </table:table-row>
        <table:table-row table:style-name="ro1">
          <table:table-cell/>
          <table:table-cell office:value-type="string" calcext:value-type="string">
            <text:p>teste14_1.txt</text:p>
          </table:table-cell>
          <table:table-cell office:value-type="float" office:value="1" calcext:value-type="float">
            <text:p>1</text:p>
          </table:table-cell>
          <table:table-cell table:number-columns-repeated="2" office:value-type="float" office:value="11369" calcext:value-type="float">
            <text:p>11369</text:p>
          </table:table-cell>
          <table:table-cell office:value-type="percentage" office:value="1" calcext:value-type="percentage">
            <text:p>100,00%</text:p>
          </table:table-cell>
        </table:table-row>
        <table:table-row table:style-name="ro1">
          <table:table-cell/>
          <table:table-cell office:value-type="string" calcext:value-type="string">
            <text:p>teste14_2.txt</text:p>
          </table:table-cell>
          <table:table-cell office:value-type="float" office:value="1" calcext:value-type="float">
            <text:p>1</text:p>
          </table:table-cell>
          <table:table-cell table:number-columns-repeated="2" office:value-type="float" office:value="3085" calcext:value-type="float">
            <text:p>3085</text:p>
          </table:table-cell>
          <table:table-cell office:value-type="percentage" office:value="1" calcext:value-type="percentage">
            <text:p>100,00%</text:p>
          </table:table-cell>
        </table:table-row>
        <table:table-row table:style-name="ro1">
          <table:table-cell/>
          <table:table-cell office:value-type="string" calcext:value-type="string">
            <text:p>teste15_1.txt</text:p>
          </table:table-cell>
          <table:table-cell office:value-type="float" office:value="1" calcext:value-type="float">
            <text:p>1</text:p>
          </table:table-cell>
          <table:table-cell table:number-columns-repeated="2" office:value-type="float" office:value="9957" calcext:value-type="float">
            <text:p>9957</text:p>
          </table:table-cell>
          <table:table-cell office:value-type="percentage" office:value="1" calcext:value-type="percentage">
            <text:p>100,00%</text:p>
          </table:table-cell>
        </table:table-row>
        <table:table-row table:style-name="ro1">
          <table:table-cell/>
          <table:table-cell office:value-type="string" calcext:value-type="string">
            <text:p>teste15_2.txt</text:p>
          </table:table-cell>
          <table:table-cell office:value-type="float" office:value="1" calcext:value-type="float">
            <text:p>1</text:p>
          </table:table-cell>
          <table:table-cell office:value-type="float" office:value="9110" calcext:value-type="float">
            <text:p>9110</text:p>
          </table:table-cell>
          <table:table-cell office:value-type="float" office:value="8953" calcext:value-type="float">
            <text:p>8953</text:p>
          </table:table-cell>
          <table:table-cell office:value-type="percentage" office:value="0.98276" calcext:value-type="percentage">
            <text:p>98,28%</text:p>
          </table:table-cell>
        </table:table-row>
        <table:table-row table:style-name="ro1">
          <table:table-cell/>
          <table:table-cell office:value-type="string" calcext:value-type="string">
            <text:p>teste50_1.txt</text:p>
          </table:table-cell>
          <table:table-cell office:value-type="float" office:value="9" calcext:value-type="float">
            <text:p>9</text:p>
          </table:table-cell>
          <table:table-cell table:style-name="ce13" office:value-type="float" office:value="1366970" calcext:value-type="float">
            <text:p>1,37E+06</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50_2.txt</text:p>
          </table:table-cell>
          <table:table-cell office:value-type="float" office:value="9" calcext:value-type="float">
            <text:p>9</text:p>
          </table:table-cell>
          <table:table-cell office:value-type="float" office:value="885625" calcext:value-type="float">
            <text:p>885625</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1.txt</text:p>
          </table:table-cell>
          <table:table-cell office:value-type="float" office:value="29" calcext:value-type="float">
            <text:p>29</text:p>
          </table:table-cell>
          <table:table-cell office:value-type="float" office:value="252451" calcext:value-type="float">
            <text:p>252451</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2.txt</text:p>
          </table:table-cell>
          <table:table-cell office:value-type="float" office:value="29" calcext:value-type="float">
            <text:p>29</text:p>
          </table:table-cell>
          <table:table-cell office:value-type="float" office:value="243780" calcext:value-type="float">
            <text:p>243780</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3.txt</text:p>
          </table:table-cell>
          <table:table-cell office:value-type="float" office:value="28" calcext:value-type="float">
            <text:p>28</text:p>
          </table:table-cell>
          <table:table-cell office:value-type="float" office:value="244705" calcext:value-type="float">
            <text:p>244705</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4.txt</text:p>
          </table:table-cell>
          <table:table-cell office:value-type="float" office:value="29" calcext:value-type="float">
            <text:p>29</text:p>
          </table:table-cell>
          <table:table-cell office:value-type="float" office:value="213990" calcext:value-type="float">
            <text:p>213990</text:p>
          </table:table-cell>
          <table:table-cell table:number-columns-repeated="2" table:style-name="ce14" office:value-type="string" calcext:value-type="string">
            <text:p><text:s/>-</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02:48:08.9949272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1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border="0.06pt solid #000000"/>
      <style:paragraph-properties fo:text-align="center" fo:margin-left="0mm"/>
      <style:text-properties fo:font-style="normal" fo:font-weight="bold" style:font-style-asian="normal" style:font-weight-asian="bold" style:font-style-complex="normal"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rkga" table:style-name="ta1">
        <table:table-column table:style-name="co1" table:number-columns-repeated="15" table:default-cell-style-name="Default"/>
        <table:table-column table:style-name="co2" table:default-cell-style-name="ce10"/>
        <table:table-column table:style-name="co1" table:number-columns-repeated="2" table:default-cell-style-name="ce10"/>
        <table:table-row table:style-name="ro1">
          <table:table-cell table:number-columns-repeated="15"/>
          <table:table-cell table:style-name="Default" table:number-columns-repeated="3"/>
        </table:table-row>
        <table:table-row table:style-name="ro1">
          <table:table-cell table:number-columns-repeated="15"/>
          <table:table-cell table:style-name="ce9" office:value-type="string" calcext:value-type="string">
            <text:p>Parâmetros</text:p>
          </table:table-cell>
          <table:table-cell table:style-name="ce12" office:value-type="string" calcext:value-type="string">
            <text:p>Original</text:p>
          </table:table-cell>
          <table:table-cell table:style-name="ce12" office:value-type="string" calcext:value-type="string">
            <text:p>Nova</text:p>
          </table:table-cell>
        </table:table-row>
        <table:table-row table:style-name="ro1">
          <table:table-cell table:number-columns-repeated="15"/>
          <table:table-cell office:value-type="string" calcext:value-type="string">
            <text:p>Tamanho da população</text:p>
          </table:table-cell>
          <table:table-cell table:number-columns-repeated="2" office:value-type="float" office:value="256" calcext:value-type="float">
            <text:p>256</text:p>
          </table:table-cell>
        </table:table-row>
        <table:table-row table:style-name="ro1">
          <table:table-cell table:number-columns-repeated="15"/>
          <table:table-cell table:style-name="ce11" office:value-type="string" calcext:value-type="string">
            <text:p>Fração da população a ser elite</text:p>
          </table:table-cell>
          <table:table-cell table:style-name="ce11" office:value-type="float" office:value="0.1" calcext:value-type="float">
            <text:p>0,1</text:p>
          </table:table-cell>
          <table:table-cell table:style-name="ce11" office:value-type="float" office:value="0.2" calcext:value-type="float">
            <text:p>0,2</text:p>
          </table:table-cell>
        </table:table-row>
        <table:table-row table:style-name="ro1">
          <table:table-cell table:number-columns-repeated="15"/>
          <table:table-cell table:style-name="ce11" office:value-type="string" calcext:value-type="string">
            <text:p>Fração da população a ser substituída por mutantes</text:p>
          </table:table-cell>
          <table:table-cell table:style-name="ce11" office:value-type="float" office:value="0.1" calcext:value-type="float">
            <text:p>0,1</text:p>
          </table:table-cell>
          <table:table-cell table:style-name="ce11" office:value-type="float" office:value="0.2" calcext:value-type="float">
            <text:p>0,2</text:p>
          </table:table-cell>
        </table:table-row>
        <table:table-row table:style-name="ro1">
          <table:table-cell table:number-columns-repeated="15"/>
          <table:table-cell office:value-type="string" calcext:value-type="string">
            <text:p>Probabilidade dos filhos herdarem alelos da elite</text:p>
          </table:table-cell>
          <table:table-cell table:number-columns-repeated="2" office:value-type="float" office:value="0.7" calcext:value-type="float">
            <text:p>0,7</text:p>
          </table:table-cell>
        </table:table-row>
        <table:table-row table:style-name="ro1">
          <table:table-cell table:number-columns-repeated="15"/>
          <table:table-cell office:value-type="string" calcext:value-type="string">
            <text:p>Número de populações independentes</text:p>
          </table:table-cell>
          <table:table-cell table:number-columns-repeated="2" office:value-type="float" office:value="3" calcext:value-type="float">
            <text:p>3</text:p>
          </table:table-cell>
        </table:table-row>
        <table:table-row table:style-name="ro1">
          <table:table-cell table:number-columns-repeated="15"/>
          <table:table-cell office:value-type="string" calcext:value-type="string">
            <text:p>Gerações até a troca dos melhores indivíduos</text:p>
          </table:table-cell>
          <table:table-cell table:number-columns-repeated="2" office:value-type="float" office:value="100" calcext:value-type="float">
            <text:p>100</text:p>
          </table:table-cell>
        </table:table-row>
        <table:table-row table:style-name="ro1">
          <table:table-cell table:number-columns-repeated="15"/>
          <table:table-cell office:value-type="string" calcext:value-type="string">
            <text:p>Quantos indivíduos serão trocados</text:p>
          </table:table-cell>
          <table:table-cell table:number-columns-repeated="2" office:value-type="float" office:value="2" calcext:value-type="float">
            <text:p>2</text:p>
          </table:table-cell>
        </table:table-row>
        <table:table-row table:style-name="ro1">
          <table:table-cell table:number-columns-repeated="15"/>
          <table:table-cell table:style-name="ce11" office:value-type="string" calcext:value-type="string">
            <text:p>Número máximo de gerações</text:p>
          </table:table-cell>
          <table:table-cell table:style-name="ce11" office:value-type="float" office:value="1000" calcext:value-type="float">
            <text:p>1000</text:p>
          </table:table-cell>
          <table:table-cell table:style-name="ce11" office:value-type="float" office:value="300" calcext:value-type="float">
            <text:p>300</text:p>
          </table:table-cell>
        </table:table-row>
        <table:table-row table:style-name="ro1">
          <table:table-cell table:number-columns-repeated="15"/>
          <table:table-cell office:value-type="string" calcext:value-type="string">
            <text:p>Número de gerações até reiniciar</text:p>
          </table:table-cell>
          <table:table-cell table:number-columns-repeated="2" office:value-type="float" office:value="200" calcext:value-type="float">
            <text:p>20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00:37:23.4250101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763cm" svg:height="7.178cm" xlink:href="." xlink:type="simple" chart:class="chart:scatter" chart:style-name="ch1">
        <chart:legend chart:legend-position="end" svg:x="9.415cm" svg:y="3.041cm" style:legend-expansion="high" chart:style-name="ch2"/>
        <chart:plot-area chart:style-name="ch3" chart:data-source-has-labels="both" svg:x="1.266cm" svg:y="0.143cm" svg:width="7.894cm" svg:height="5.911cm">
          <chartooo:coordinate-region svg:x="1.702cm" svg:y="0.342cm" svg:width="6.993cm" svg:height="5.065cm"/>
          <chart:axis chart:dimension="x" chart:name="primary-x" chart:style-name="ch4" chartooo:axis-type="auto">
            <chart:title svg:x="3.648cm" svg:y="6.197cm" chart:style-name="ch5">
              <text:p>Tamanho da entrada</text:p>
            </chart:title>
            <chart:categories table:cell-range-address="local-table.$B$1:.$N$1"/>
            <chart:grid chart:style-name="ch6" chart:class="major"/>
          </chart:axis>
          <chart:axis chart:dimension="y" chart:name="primary-y" chart:style-name="ch7">
            <chart:title svg:x="0.451cm" svg:y="3.883cm" chart:style-name="ch8">
              <text:p>Tempo (s)</text:p>
            </chart:title>
            <chart:grid chart:style-name="ch6" chart:class="major"/>
          </chart:axis>
          <chart:series chart:style-name="ch9" chart:values-cell-range-address="local-table.$B$3:.$N$3" chart:label-cell-address="local-table.$A$3" chart:class="chart:scatter">
            <chart:domain table:cell-range-address="local-table.$B$2:.$N$2"/>
            <chart:data-point chart:repeated="13"/>
          </chart:series>
          <chart:series chart:style-name="ch10" chart:values-cell-range-address="local-table.$B$4:.$N$4" chart:label-cell-address="local-table.$A$4" chart:class="chart:scatter">
            <chart:data-point chart:repeated="13"/>
          </chart:series>
          <chart:wall chart:style-name="ch11"/>
          <chart:floor chart:style-name="ch12"/>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50">
                <text:p>50</text:p>
              </table:table-cell>
              <table:table-cell office:value-type="float" office:value="100">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izinho Aleatório</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4">
                <text:p>4</text:p>
              </table:table-cell>
            </table:table-row>
            <table:table-row>
              <table:table-cell office:value-type="string">
                <text:p>2-OPT</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11">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424cm" svg:height="6.981cm" xlink:href="." xlink:type="simple" chart:class="chart:line" chart:style-name="ch1">
        <chart:legend chart:legend-position="end" svg:x="9.076cm" svg:y="2.942cm" style:legend-expansion="high" chart:style-name="ch2"/>
        <chart:plot-area chart:style-name="ch3" chart:data-source-has-labels="both" svg:x="1.259cm" svg:y="0.139cm" svg:width="7.569cm" svg:height="5.722cm">
          <chartooo:coordinate-region svg:x="2.859cm" svg:y="0.139cm" svg:width="5.969cm" svg:height="3.57cm"/>
          <chart:axis chart:dimension="x" chart:name="primary-x" chart:style-name="ch4" chartooo:axis-type="auto">
            <chartooo:date-scale/>
            <chart:title svg:x="3.994cm" svg:y="6cm" chart:style-name="ch5">
              <text:p>Caso de teste</text:p>
            </chart:title>
            <chart:categories table:cell-range-address="local-table.$A$2:.$A$13"/>
          </chart:axis>
          <chart:axis chart:dimension="y" chart:name="primary-y" chart:style-name="ch6">
            <chart:title svg:x="0.451cm" svg:y="4.526cm" chart:style-name="ch7">
              <text:p>Precisão da solução</text:p>
            </chart:title>
            <chart:grid chart:style-name="ch8" chart:class="major"/>
          </chart:axis>
          <chart:series chart:style-name="ch9" chart:values-cell-range-address="local-table.$B$2:.$B$13" chart:label-cell-address="local-table.$B$1" chart:class="chart:line">
            <chart:data-point chart:repeated="12"/>
          </chart:series>
          <chart:series chart:style-name="ch10" chart:values-cell-range-address="local-table.$C$2:.$C$13" chart:label-cell-address="local-table.$C$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izinho Aleatório</text:p>
              </table:table-cell>
              <table:table-cell office:value-type="string">
                <text:p>2-OPT</text:p>
              </table:table-cell>
            </table:table-row>
          </table:table-header-rows>
          <table:table-rows>
            <table:table-row>
              <table:table-cell office:value-type="string">
                <text:p>teste10_1.txt</text:p>
              </table:table-cell>
              <table:table-cell office:value-type="float" office:value="1">
                <text:p>1</text:p>
              </table:table-cell>
              <table:table-cell office:value-type="float" office:value="0.63936">
                <text:p>0.63936</text:p>
              </table:table-cell>
            </table:table-row>
            <table:table-row>
              <table:table-cell office:value-type="string">
                <text:p>teste10_2.txt</text:p>
              </table:table-cell>
              <table:table-cell office:value-type="float" office:value="1">
                <text:p>1</text:p>
              </table:table-cell>
              <table:table-cell office:value-type="float" office:value="0.99851">
                <text:p>0.99851</text:p>
              </table:table-cell>
            </table:table-row>
            <table:table-row>
              <table:table-cell office:value-type="string">
                <text:p>teste11_1.txt</text:p>
              </table:table-cell>
              <table:table-cell office:value-type="float" office:value="1">
                <text:p>1</text:p>
              </table:table-cell>
              <table:table-cell office:value-type="float" office:value="0.99808">
                <text:p>0.99808</text:p>
              </table:table-cell>
            </table:table-row>
            <table:table-row>
              <table:table-cell office:value-type="string">
                <text:p>teste11_2.txt</text:p>
              </table:table-cell>
              <table:table-cell office:value-type="float" office:value="0.99784">
                <text:p>0.99784</text:p>
              </table:table-cell>
              <table:table-cell office:value-type="float" office:value="0.54962">
                <text:p>0.54962</text:p>
              </table:table-cell>
            </table:table-row>
            <table:table-row>
              <table:table-cell office:value-type="string">
                <text:p>teste12_1.txt</text:p>
              </table:table-cell>
              <table:table-cell office:value-type="float" office:value="1">
                <text:p>1</text:p>
              </table:table-cell>
              <table:table-cell office:value-type="float" office:value="0.46932">
                <text:p>0.46932</text:p>
              </table:table-cell>
            </table:table-row>
            <table:table-row>
              <table:table-cell office:value-type="string">
                <text:p>teste12_2.txt</text:p>
              </table:table-cell>
              <table:table-cell office:value-type="float" office:value="0.91624">
                <text:p>0.91624</text:p>
              </table:table-cell>
              <table:table-cell office:value-type="float" office:value="0.74911">
                <text:p>0.74911</text:p>
              </table:table-cell>
            </table:table-row>
            <table:table-row>
              <table:table-cell office:value-type="string">
                <text:p>teste13_1.txt</text:p>
              </table:table-cell>
              <table:table-cell office:value-type="float" office:value="0.80751">
                <text:p>0.80751</text:p>
              </table:table-cell>
              <table:table-cell office:value-type="float" office:value="0.6012">
                <text:p>0.6012</text:p>
              </table:table-cell>
            </table:table-row>
            <table:table-row>
              <table:table-cell office:value-type="string">
                <text:p>teste13_2.txt</text:p>
              </table:table-cell>
              <table:table-cell office:value-type="float" office:value="0.88612">
                <text:p>0.88612</text:p>
              </table:table-cell>
              <table:table-cell office:value-type="float" office:value="0.85605">
                <text:p>0.85605</text:p>
              </table:table-cell>
            </table:table-row>
            <table:table-row>
              <table:table-cell office:value-type="string">
                <text:p>teste14_1.txt</text:p>
              </table:table-cell>
              <table:table-cell office:value-type="float" office:value="0.95369">
                <text:p>0.95369</text:p>
              </table:table-cell>
              <table:table-cell office:value-type="float" office:value="0.61367">
                <text:p>0.61367</text:p>
              </table:table-cell>
            </table:table-row>
            <table:table-row>
              <table:table-cell office:value-type="string">
                <text:p>teste14_2.txt</text:p>
              </table:table-cell>
              <table:table-cell office:value-type="float" office:value="0.96678">
                <text:p>0.96678</text:p>
              </table:table-cell>
              <table:table-cell office:value-type="float" office:value="0.15154">
                <text:p>0.15154</text:p>
              </table:table-cell>
            </table:table-row>
            <table:table-row>
              <table:table-cell office:value-type="string">
                <text:p>teste15_1.txt</text:p>
              </table:table-cell>
              <table:table-cell office:value-type="float" office:value="0.92254">
                <text:p>0.92254</text:p>
              </table:table-cell>
              <table:table-cell office:value-type="float" office:value="0.58715">
                <text:p>0.58715</text:p>
              </table:table-cell>
            </table:table-row>
            <table:table-row>
              <table:table-cell office:value-type="string">
                <text:p>teste15_2.txt</text:p>
              </table:table-cell>
              <table:table-cell office:value-type="float" office:value="0.85023">
                <text:p>0.85023</text:p>
              </table:table-cell>
              <table:table-cell office:value-type="float" office:value="0.44079">
                <text:p>0.4407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3.5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gurobi" table:style-name="ta1">
        <table:table-column table:style-name="co1" table:default-cell-style-name="Default"/>
        <table:table-column table:style-name="co2" table:default-cell-style-name="Default"/>
        <table:table-column table:style-name="co1" table:number-columns-repeated="2" table:default-cell-style-name="Default"/>
        <table:table-row table:style-name="ro1" table:number-rows-repeated="22">
          <table:table-cell table:number-columns-repeated="4"/>
        </table:table-row>
        <table:table-row table:style-name="ro1">
          <table:table-cell/>
          <table:table-cell table:style-name="ce5" office:value-type="string" calcext:value-type="string">
            <text:p>Teste</text:p>
          </table:table-cell>
          <table:table-cell table:style-name="ce5" office:value-type="string" calcext:value-type="string">
            <text:p>Tempo (s)</text:p>
          </table:table-cell>
          <table:table-cell table:style-name="ce5" office:value-type="string" calcext:value-type="string">
            <text:p>Custo</text:p>
          </table:table-cell>
        </table:table-row>
        <table:table-row table:style-name="ro1">
          <table:table-cell/>
          <table:table-cell table:style-name="ce6" office:value-type="string" calcext:value-type="string">
            <text:p>teste10_1.txt</text:p>
          </table:table-cell>
          <table:table-cell table:style-name="ce6" office:value-type="float" office:value="0" calcext:value-type="float">
            <text:p>0</text:p>
          </table:table-cell>
          <table:table-cell table:style-name="ce6" office:value-type="float" office:value="2943" calcext:value-type="float">
            <text:p>2943</text:p>
          </table:table-cell>
        </table:table-row>
        <table:table-row table:style-name="ro1">
          <table:table-cell/>
          <table:table-cell table:style-name="ce6" office:value-type="string" calcext:value-type="string">
            <text:p>teste10_2.txt</text:p>
          </table:table-cell>
          <table:table-cell table:style-name="ce6" office:value-type="float" office:value="1" calcext:value-type="float">
            <text:p>1</text:p>
          </table:table-cell>
          <table:table-cell table:style-name="ce6" office:value-type="float" office:value="4036" calcext:value-type="float">
            <text:p>4036</text:p>
          </table:table-cell>
        </table:table-row>
        <table:table-row table:style-name="ro1">
          <table:table-cell/>
          <table:table-cell table:style-name="ce6" office:value-type="string" calcext:value-type="string">
            <text:p>teste11_1.txt</text:p>
          </table:table-cell>
          <table:table-cell table:style-name="ce6" office:value-type="float" office:value="33" calcext:value-type="float">
            <text:p>33</text:p>
          </table:table-cell>
          <table:table-cell table:style-name="ce6" office:value-type="float" office:value="3647" calcext:value-type="float">
            <text:p>3647</text:p>
          </table:table-cell>
        </table:table-row>
        <table:table-row table:style-name="ro1">
          <table:table-cell/>
          <table:table-cell table:style-name="ce6" office:value-type="string" calcext:value-type="string">
            <text:p>teste11_2.txt</text:p>
          </table:table-cell>
          <table:table-cell table:style-name="ce6" office:value-type="float" office:value="48" calcext:value-type="float">
            <text:p>48</text:p>
          </table:table-cell>
          <table:table-cell table:style-name="ce6" office:value-type="float" office:value="4170" calcext:value-type="float">
            <text:p>4170</text:p>
          </table:table-cell>
        </table:table-row>
        <table:table-row table:style-name="ro1">
          <table:table-cell/>
          <table:table-cell table:style-name="ce6" office:value-type="string" calcext:value-type="string">
            <text:p>teste12_1.txt</text:p>
          </table:table-cell>
          <table:table-cell table:style-name="ce6" office:value-type="float" office:value="15" calcext:value-type="float">
            <text:p>15</text:p>
          </table:table-cell>
          <table:table-cell table:style-name="ce6" office:value-type="float" office:value="3091" calcext:value-type="float">
            <text:p>3091</text:p>
          </table:table-cell>
        </table:table-row>
        <table:table-row table:style-name="ro1">
          <table:table-cell/>
          <table:table-cell table:style-name="ce6" office:value-type="string" calcext:value-type="string">
            <text:p>teste12_2.txt</text:p>
          </table:table-cell>
          <table:table-cell table:style-name="ce6" office:value-type="float" office:value="60" calcext:value-type="float">
            <text:p>60</text:p>
          </table:table-cell>
          <table:table-cell table:style-name="ce6" office:value-type="float" office:value="3610" calcext:value-type="float">
            <text:p>3610</text:p>
          </table:table-cell>
        </table:table-row>
        <table:table-row table:style-name="ro1">
          <table:table-cell/>
          <table:table-cell table:style-name="ce6" office:value-type="string" calcext:value-type="string">
            <text:p>teste13_1.txt</text:p>
          </table:table-cell>
          <table:table-cell table:style-name="ce6" office:value-type="float" office:value="60" calcext:value-type="float">
            <text:p>60</text:p>
          </table:table-cell>
          <table:table-cell table:style-name="ce6" office:value-type="float" office:value="5584" calcext:value-type="float">
            <text:p>5584</text:p>
          </table:table-cell>
        </table:table-row>
        <table:table-row table:style-name="ro1">
          <table:table-cell/>
          <table:table-cell table:style-name="ce6" office:value-type="string" calcext:value-type="string">
            <text:p>teste13_2.txt</text:p>
          </table:table-cell>
          <table:table-cell table:style-name="ce6" office:value-type="float" office:value="80" calcext:value-type="float">
            <text:p>80</text:p>
          </table:table-cell>
          <table:table-cell table:style-name="ce6" office:value-type="float" office:value="9081" calcext:value-type="float">
            <text:p>9081</text:p>
          </table:table-cell>
        </table:table-row>
        <table:table-row table:style-name="ro1">
          <table:table-cell/>
          <table:table-cell table:style-name="ce6" office:value-type="string" calcext:value-type="string">
            <text:p>teste14_1.txt</text:p>
          </table:table-cell>
          <table:table-cell table:style-name="ce6" office:value-type="float" office:value="60" calcext:value-type="float">
            <text:p>60</text:p>
          </table:table-cell>
          <table:table-cell table:style-name="ce6" office:value-type="float" office:value="11369" calcext:value-type="float">
            <text:p>11369</text:p>
          </table:table-cell>
        </table:table-row>
        <table:table-row table:style-name="ro1">
          <table:table-cell/>
          <table:table-cell table:style-name="ce6" office:value-type="string" calcext:value-type="string">
            <text:p>teste14_2.txt</text:p>
          </table:table-cell>
          <table:table-cell table:style-name="ce6" office:value-type="float" office:value="5" calcext:value-type="float">
            <text:p>5</text:p>
          </table:table-cell>
          <table:table-cell table:style-name="ce6" office:value-type="float" office:value="3085" calcext:value-type="float">
            <text:p>3085</text:p>
          </table:table-cell>
        </table:table-row>
        <table:table-row table:style-name="ro1">
          <table:table-cell/>
          <table:table-cell table:style-name="ce6" office:value-type="string" calcext:value-type="string">
            <text:p>teste15_1.txt</text:p>
          </table:table-cell>
          <table:table-cell table:style-name="ce6" office:value-type="float" office:value="60" calcext:value-type="float">
            <text:p>60</text:p>
          </table:table-cell>
          <table:table-cell table:style-name="ce6" office:value-type="float" office:value="9957" calcext:value-type="float">
            <text:p>9957</text:p>
          </table:table-cell>
        </table:table-row>
        <table:table-row table:style-name="ro1">
          <table:table-cell/>
          <table:table-cell table:style-name="ce6" office:value-type="string" calcext:value-type="string">
            <text:p>teste15_2.txt</text:p>
          </table:table-cell>
          <table:table-cell table:style-name="ce6" office:value-type="float" office:value="60" calcext:value-type="float">
            <text:p>60</text:p>
          </table:table-cell>
          <table:table-cell table:style-name="ce6" office:value-type="float" office:value="8953" calcext:value-type="float">
            <text:p>8953</text:p>
          </table:table-cell>
        </table:table-row>
        <table:table-row table:style-name="ro1">
          <table:table-cell/>
          <table:table-cell table:style-name="ce6" office:value-type="string" calcext:value-type="string">
            <text:p>teste50_1.txt</text:p>
          </table:table-cell>
          <table:table-cell table:style-name="ce6" office:value-type="float" office:value="598" calcext:value-type="float">
            <text:p>598</text:p>
          </table:table-cell>
          <table:table-cell table:style-name="ce6" office:value-type="float" office:value="436582" calcext:value-type="float">
            <text:p>436582</text:p>
          </table:table-cell>
        </table:table-row>
        <table:table-row table:style-name="ro1">
          <table:table-cell/>
          <table:table-cell table:style-name="ce6" office:value-type="string" calcext:value-type="string">
            <text:p>teste50_2.txt</text:p>
          </table:table-cell>
          <table:table-cell table:style-name="ce6" office:value-type="float" office:value="598" calcext:value-type="float">
            <text:p>598</text:p>
          </table:table-cell>
          <table:table-cell table:style-name="ce6" office:value-type="float" office:value="365290" calcext:value-type="float">
            <text:p>365290</text:p>
          </table:table-cell>
        </table:table-row>
        <table:table-row table:style-name="ro1">
          <table:table-cell/>
          <table:table-cell table:style-name="ce6" office:value-type="string" calcext:value-type="string">
            <text:p>teste100_1.txt</text:p>
          </table:table-cell>
          <table:table-cell table:style-name="ce6" office:value-type="float" office:value="598" calcext:value-type="float">
            <text:p>598</text:p>
          </table:table-cell>
          <table:table-cell table:style-name="ce6" office:value-type="float" office:value="63714" calcext:value-type="float">
            <text:p>63714</text:p>
          </table:table-cell>
        </table:table-row>
        <table:table-row table:style-name="ro1">
          <table:table-cell/>
          <table:table-cell table:style-name="ce6" office:value-type="string" calcext:value-type="string">
            <text:p>teste100_2.txt</text:p>
          </table:table-cell>
          <table:table-cell table:style-name="ce6" office:value-type="float" office:value="598" calcext:value-type="float">
            <text:p>598</text:p>
          </table:table-cell>
          <table:table-cell table:style-name="ce6" office:value-type="float" office:value="53413" calcext:value-type="float">
            <text:p>53413</text:p>
          </table:table-cell>
        </table:table-row>
        <table:table-row table:style-name="ro1">
          <table:table-cell/>
          <table:table-cell table:style-name="ce6" office:value-type="string" calcext:value-type="string">
            <text:p>teste100_3.txt</text:p>
          </table:table-cell>
          <table:table-cell table:style-name="ce6" office:value-type="float" office:value="598" calcext:value-type="float">
            <text:p>598</text:p>
          </table:table-cell>
          <table:table-cell table:style-name="ce6" office:value-type="float" office:value="49971" calcext:value-type="float">
            <text:p>49971</text:p>
          </table:table-cell>
        </table:table-row>
        <table:table-row table:style-name="ro1">
          <table:table-cell/>
          <table:table-cell table:style-name="ce6" office:value-type="string" calcext:value-type="string">
            <text:p>teste100_4.txt</text:p>
          </table:table-cell>
          <table:table-cell table:style-name="ce6" office:value-type="float" office:value="598" calcext:value-type="float">
            <text:p>598</text:p>
          </table:table-cell>
          <table:table-cell table:style-name="ce6" office:value-type="float" office:value="44771" calcext:value-type="float">
            <text:p>44771</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16:50:34.5388300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under>
        <mo stretchy="false">∑</mo>
        <mrow>
          <mi>v</mi>
          <mo stretchy="false">∈</mo>
          <mi>V</mi>
        </mrow>
      </munder>
      <mrow>
        <mrow>
          <msub>
            <mi>p</mi>
            <mi>v</mi>
          </msub>
          <mo stretchy="false">∗</mo>
          <msub>
            <mi>t</mi>
            <mi>c</mi>
          </msub>
        </mrow>
        <mrow>
          <mo fence="true" stretchy="false">(</mo>
          <mrow>
            <mrow>
              <mi>s</mi>
              <mi>,</mi>
              <mi>v</mi>
            </mrow>
          </mrow>
          <mo fence="true" stretchy="false">)</mo>
        </mrow>
      </mrow>
    </mrow>
    <annotation encoding="StarMath 5.0">sum from{ v in V} { p_v  * t_c(s,v)}</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59mm"/>
    </style:style>
    <style:style style:name="co3" style:family="table-column">
      <style:table-column-properties fo:break-before="auto" style:column-width="26.78mm"/>
    </style:style>
    <style:style style:name="co4" style:family="table-column">
      <style:table-column-properties fo:break-before="auto" style:column-width="27.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end" fo:margin-left="0mm"/>
    </style:style>
    <style:style style:name="ce4" style:family="table-cell" style:parent-style-name="Default" style:data-style-name="N61">
      <style:table-cell-properties style:text-align-source="fix" style:repeat-content="false" fo:border="0.06pt solid #000000"/>
      <style:paragraph-properties fo:text-align="end" fo:margin-left="0mm"/>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3" table:default-cell-style-name="ce13"/>
        <table:table-column table:style-name="co4" table:default-cell-style-name="ce12"/>
        <table:table-column table:style-name="co1" table:default-cell-style-name="ce15"/>
        <table:table-row table:style-name="ro1">
          <table:table-cell/>
          <table:table-cell table:style-name="ce11" office:value-type="string" calcext:value-type="string">
            <text:p>Teste</text:p>
          </table:table-cell>
          <table:table-cell table:style-name="ce11" office:value-type="string" calcext:value-type="string">
            <text:p>Custo</text:p>
          </table:table-cell>
          <table:table-cell table:style-name="ce11" office:value-type="string" calcext:value-type="string">
            <text:p>Resposta</text:p>
          </table:table-cell>
          <table:table-cell table:style-name="ce11"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4813" calcext:value-type="float">
            <text:p>4813</text:p>
          </table:table-cell>
          <table:table-cell office:value-type="float" office:value="2943" calcext:value-type="float">
            <text:p>2943</text:p>
          </table:table-cell>
          <table:table-cell office:value-type="percentage" office:value="0.61146" calcext:value-type="percentage">
            <text:p>61,15%</text:p>
          </table:table-cell>
        </table:table-row>
        <table:table-row table:style-name="ro1">
          <table:table-cell/>
          <table:table-cell office:value-type="string" calcext:value-type="string">
            <text:p>teste10_2.txt</text:p>
          </table:table-cell>
          <table:table-cell office:value-type="float" office:value="5033" calcext:value-type="float">
            <text:p>5033</text:p>
          </table:table-cell>
          <table:table-cell office:value-type="float" office:value="4036" calcext:value-type="float">
            <text:p>4036</text:p>
          </table:table-cell>
          <table:table-cell office:value-type="percentage" office:value="0.8019" calcext:value-type="percentage">
            <text:p>80,19%</text:p>
          </table:table-cell>
        </table:table-row>
        <table:table-row table:style-name="ro1">
          <table:table-cell/>
          <table:table-cell office:value-type="string" calcext:value-type="string">
            <text:p>teste11_1.txt</text:p>
          </table:table-cell>
          <table:table-cell office:value-type="float" office:value="3654" calcext:value-type="float">
            <text:p>3654</text:p>
          </table:table-cell>
          <table:table-cell office:value-type="float" office:value="3647" calcext:value-type="float">
            <text:p>3647</text:p>
          </table:table-cell>
          <table:table-cell office:value-type="percentage" office:value="0.99808" calcext:value-type="percentage">
            <text:p>99,81%</text:p>
          </table:table-cell>
        </table:table-row>
        <table:table-row table:style-name="ro1">
          <table:table-cell/>
          <table:table-cell office:value-type="string" calcext:value-type="string">
            <text:p>teste11_2.txt</text:p>
          </table:table-cell>
          <table:table-cell office:value-type="float" office:value="9003" calcext:value-type="float">
            <text:p>9003</text:p>
          </table:table-cell>
          <table:table-cell office:value-type="float" office:value="4170" calcext:value-type="float">
            <text:p>4170</text:p>
          </table:table-cell>
          <table:table-cell office:value-type="percentage" office:value="0.46317" calcext:value-type="percentage">
            <text:p>46,32%</text:p>
          </table:table-cell>
        </table:table-row>
        <table:table-row table:style-name="ro1">
          <table:table-cell/>
          <table:table-cell office:value-type="string" calcext:value-type="string">
            <text:p>teste12_1.txt</text:p>
          </table:table-cell>
          <table:table-cell office:value-type="float" office:value="7036" calcext:value-type="float">
            <text:p>7036</text:p>
          </table:table-cell>
          <table:table-cell office:value-type="float" office:value="3091" calcext:value-type="float">
            <text:p>3091</text:p>
          </table:table-cell>
          <table:table-cell office:value-type="percentage" office:value="0.43931" calcext:value-type="percentage">
            <text:p>43,93%</text:p>
          </table:table-cell>
        </table:table-row>
        <table:table-row table:style-name="ro1">
          <table:table-cell/>
          <table:table-cell office:value-type="string" calcext:value-type="string">
            <text:p>teste12_2.txt</text:p>
          </table:table-cell>
          <table:table-cell office:value-type="float" office:value="4819" calcext:value-type="float">
            <text:p>4819</text:p>
          </table:table-cell>
          <table:table-cell office:value-type="float" office:value="3610" calcext:value-type="float">
            <text:p>3610</text:p>
          </table:table-cell>
          <table:table-cell office:value-type="percentage" office:value="0.74911" calcext:value-type="percentage">
            <text:p>74,91%</text:p>
          </table:table-cell>
        </table:table-row>
        <table:table-row table:style-name="ro1">
          <table:table-cell/>
          <table:table-cell office:value-type="string" calcext:value-type="string">
            <text:p>teste13_1.txt</text:p>
          </table:table-cell>
          <table:table-cell office:value-type="float" office:value="10048" calcext:value-type="float">
            <text:p>10048</text:p>
          </table:table-cell>
          <table:table-cell office:value-type="float" office:value="5584" calcext:value-type="float">
            <text:p>5584</text:p>
          </table:table-cell>
          <table:table-cell office:value-type="percentage" office:value="0.55573" calcext:value-type="percentage">
            <text:p>55,57%</text:p>
          </table:table-cell>
        </table:table-row>
        <table:table-row table:style-name="ro1">
          <table:table-cell/>
          <table:table-cell office:value-type="string" calcext:value-type="string">
            <text:p>teste13_2.txt</text:p>
          </table:table-cell>
          <table:table-cell office:value-type="float" office:value="14054" calcext:value-type="float">
            <text:p>14054</text:p>
          </table:table-cell>
          <table:table-cell office:value-type="float" office:value="9081" calcext:value-type="float">
            <text:p>9081</text:p>
          </table:table-cell>
          <table:table-cell office:value-type="percentage" office:value="0.64615" calcext:value-type="percentage">
            <text:p>64,62%</text:p>
          </table:table-cell>
        </table:table-row>
        <table:table-row table:style-name="ro1">
          <table:table-cell/>
          <table:table-cell office:value-type="string" calcext:value-type="string">
            <text:p>teste14_1.txt</text:p>
          </table:table-cell>
          <table:table-cell office:value-type="float" office:value="19387" calcext:value-type="float">
            <text:p>19387</text:p>
          </table:table-cell>
          <table:table-cell office:value-type="float" office:value="11369" calcext:value-type="float">
            <text:p>11369</text:p>
          </table:table-cell>
          <table:table-cell office:value-type="percentage" office:value="0.58642" calcext:value-type="percentage">
            <text:p>58,64%</text:p>
          </table:table-cell>
        </table:table-row>
        <table:table-row table:style-name="ro1">
          <table:table-cell/>
          <table:table-cell office:value-type="string" calcext:value-type="string">
            <text:p>teste14_2.txt</text:p>
          </table:table-cell>
          <table:table-cell office:value-type="float" office:value="20357" calcext:value-type="float">
            <text:p>20357</text:p>
          </table:table-cell>
          <table:table-cell office:value-type="float" office:value="3085" calcext:value-type="float">
            <text:p>3085</text:p>
          </table:table-cell>
          <table:table-cell office:value-type="percentage" office:value="0.15154" calcext:value-type="percentage">
            <text:p>15,15%</text:p>
          </table:table-cell>
        </table:table-row>
        <table:table-row table:style-name="ro1">
          <table:table-cell/>
          <table:table-cell office:value-type="string" calcext:value-type="string">
            <text:p>teste15_1.txt</text:p>
          </table:table-cell>
          <table:table-cell office:value-type="float" office:value="33851" calcext:value-type="float">
            <text:p>33851</text:p>
          </table:table-cell>
          <table:table-cell office:value-type="float" office:value="9957" calcext:value-type="float">
            <text:p>9957</text:p>
          </table:table-cell>
          <table:table-cell office:value-type="percentage" office:value="0.29414" calcext:value-type="percentage">
            <text:p>29,41%</text:p>
          </table:table-cell>
        </table:table-row>
        <table:table-row table:style-name="ro1">
          <table:table-cell/>
          <table:table-cell office:value-type="string" calcext:value-type="string">
            <text:p>teste15_2.txt</text:p>
          </table:table-cell>
          <table:table-cell office:value-type="float" office:value="23108" calcext:value-type="float">
            <text:p>23108</text:p>
          </table:table-cell>
          <table:table-cell office:value-type="float" office:value="8953" calcext:value-type="float">
            <text:p>8953</text:p>
          </table:table-cell>
          <table:table-cell office:value-type="percentage" office:value="0.38744" calcext:value-type="percentage">
            <text:p>38,74%</text:p>
          </table:table-cell>
        </table:table-row>
        <table:table-row table:style-name="ro1">
          <table:table-cell/>
          <table:table-cell office:value-type="string" calcext:value-type="string">
            <text:p>teste50_1.txt</text:p>
          </table:table-cell>
          <table:table-cell table:style-name="ce4" office:value-type="float" office:value="1137150" calcext:value-type="float">
            <text:p>1,14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50_2.txt</text:p>
          </table:table-cell>
          <table:table-cell table:style-name="ce4" office:value-type="float" office:value="1471610" calcext:value-type="float">
            <text:p>1,47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1.txt</text:p>
          </table:table-cell>
          <table:table-cell office:value-type="float" office:value="103729" calcext:value-type="float">
            <text:p>103729</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2.txt</text:p>
          </table:table-cell>
          <table:table-cell office:value-type="float" office:value="120606" calcext:value-type="float">
            <text:p>1206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3.txt</text:p>
          </table:table-cell>
          <table:table-cell office:value-type="float" office:value="116625" calcext:value-type="float">
            <text:p>116625</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4.txt</text:p>
          </table:table-cell>
          <table:table-cell office:value-type="float" office:value="102579" calcext:value-type="float">
            <text:p>102579</text:p>
          </table:table-cell>
          <table:table-cell table:number-columns-repeated="2" table:style-name="ce14"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19:50:20.5809225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math xmlns="http://www.w3.org/1998/Math/MathML" display="block">
  <semantics>
    <mrow>
      <munder>
        <mo stretchy="false">∑</mo>
        <mrow>
          <mi>i</mi>
          <mo stretchy="false">∈</mo>
          <mi>V</mi>
        </mrow>
      </munder>
      <mrow>
        <msub>
          <mi>x</mi>
          <mi mathvariant="italic">ii</mi>
        </msub>
        <mo stretchy="false">=</mo>
        <mn>0</mn>
      </mrow>
    </mrow>
    <annotation encoding="StarMath 5.0">sum from{i in V} { x_ii = 0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95cm" svg:height="7.815cm" xlink:href="." xlink:type="simple" chart:class="chart:line" chart:style-name="ch1">
        <chart:plot-area chart:style-name="ch2" chart:data-source-has-labels="both" svg:x="0.277cm" svg:y="0.156cm" svg:width="13.341cm" svg:height="7.503cm">
          <chartooo:coordinate-region svg:x="1.692cm" svg:y="0.156cm" svg:width="11.6cm" svg:height="5.351cm"/>
          <chart:axis chart:dimension="x" chart:name="primary-x" chart:style-name="ch3" chartooo:axis-type="auto">
            <chartooo:date-scale/>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teste10_1.txt</text:p>
              </table:table-cell>
              <table:table-cell office:value-type="float" office:value="0.61146">
                <text:p>0.61146</text:p>
              </table:table-cell>
            </table:table-row>
            <table:table-row>
              <table:table-cell office:value-type="string">
                <text:p>teste10_2.txt</text:p>
              </table:table-cell>
              <table:table-cell office:value-type="float" office:value="0.8019">
                <text:p>0.8019</text:p>
              </table:table-cell>
            </table:table-row>
            <table:table-row>
              <table:table-cell office:value-type="string">
                <text:p>teste11_1.txt</text:p>
              </table:table-cell>
              <table:table-cell office:value-type="float" office:value="0.99808">
                <text:p>0.99808</text:p>
              </table:table-cell>
            </table:table-row>
            <table:table-row>
              <table:table-cell office:value-type="string">
                <text:p>teste11_2.txt</text:p>
              </table:table-cell>
              <table:table-cell office:value-type="float" office:value="0.46317">
                <text:p>0.46317</text:p>
              </table:table-cell>
            </table:table-row>
            <table:table-row>
              <table:table-cell office:value-type="string">
                <text:p>teste12_1.txt</text:p>
              </table:table-cell>
              <table:table-cell office:value-type="float" office:value="0.43931">
                <text:p>0.43931</text:p>
              </table:table-cell>
            </table:table-row>
            <table:table-row>
              <table:table-cell office:value-type="string">
                <text:p>teste12_2.txt</text:p>
              </table:table-cell>
              <table:table-cell office:value-type="float" office:value="0.74911">
                <text:p>0.74911</text:p>
              </table:table-cell>
            </table:table-row>
            <table:table-row>
              <table:table-cell office:value-type="string">
                <text:p>teste13_1.txt</text:p>
              </table:table-cell>
              <table:table-cell office:value-type="float" office:value="0.55573">
                <text:p>0.55573</text:p>
              </table:table-cell>
            </table:table-row>
            <table:table-row>
              <table:table-cell office:value-type="string">
                <text:p>teste13_2.txt</text:p>
              </table:table-cell>
              <table:table-cell office:value-type="float" office:value="0.64615">
                <text:p>0.64615</text:p>
              </table:table-cell>
            </table:table-row>
            <table:table-row>
              <table:table-cell office:value-type="string">
                <text:p>teste14_1.txt</text:p>
              </table:table-cell>
              <table:table-cell office:value-type="float" office:value="0.58642">
                <text:p>0.58642</text:p>
              </table:table-cell>
            </table:table-row>
            <table:table-row>
              <table:table-cell office:value-type="string">
                <text:p>teste14_2.txt</text:p>
              </table:table-cell>
              <table:table-cell office:value-type="float" office:value="0.15154">
                <text:p>0.15154</text:p>
              </table:table-cell>
            </table:table-row>
            <table:table-row>
              <table:table-cell office:value-type="string">
                <text:p>teste15_1.txt</text:p>
              </table:table-cell>
              <table:table-cell office:value-type="float" office:value="0.29414">
                <text:p>0.29414</text:p>
              </table:table-cell>
            </table:table-row>
            <table:table-row>
              <table:table-cell office:value-type="string">
                <text:p>teste15_2.txt</text:p>
              </table:table-cell>
              <table:table-cell office:value-type="float" office:value="0.38744">
                <text:p>0.387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row>
      <msub>
        <mi>v</mi>
        <mi>j</mi>
      </msub>
      <mo stretchy="false">≥</mo>
      <mrow>
        <msub>
          <mi>v</mi>
          <mi>i</mi>
        </msub>
        <mo stretchy="false">+</mo>
        <msub>
          <mi>t</mi>
          <mi mathvariant="italic">ij</mi>
        </msub>
        <mo stretchy="false">−</mo>
        <mrow>
          <mrow>
            <mo fence="true" stretchy="false">(</mo>
            <mrow>
              <mrow>
                <mn>1</mn>
                <mo stretchy="false">−</mo>
                <msub>
                  <mi>x</mi>
                  <mi mathvariant="italic">ij</mi>
                </msub>
              </mrow>
            </mrow>
            <mo fence="true" stretchy="false">)</mo>
          </mrow>
          <mo stretchy="false">∗</mo>
          <mi>M</mi>
        </mrow>
      </mrow>
    </mrow>
    <annotation encoding="StarMath 5.0">v_j &gt;= v_i + t_ij - ( 1 - x_ij ) * M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68mm"/>
    </style:style>
    <style:style style:name="co3" style:family="table-column">
      <style:table-column-properties fo:break-before="auto" style:column-width="25.6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style:style style:name="ce9"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0.06pt solid #000000"/>
    </style:style>
    <style:style style:name="ce3" style:family="table-cell" style:parent-style-name="Default" style:data-style-name="N3">
      <style:table-cell-properties style:text-align-source="fix" style:repeat-content="false" fo:border="0.06pt solid #000000"/>
      <style:paragraph-properties fo:text-align="end" fo:margin-left="0mm"/>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brkga" table:style-name="ta1">
        <table:table-column table:style-name="co1" table:default-cell-style-name="Default"/>
        <table:table-column table:style-name="co2" table:default-cell-style-name="ce10"/>
        <table:table-column table:style-name="co1" table:default-cell-style-name="ce10"/>
        <table:table-column table:style-name="co3" table:default-cell-style-name="ce10"/>
        <table:table-column table:style-name="co1" table:default-cell-style-name="ce10"/>
        <table:table-column table:style-name="co1" table:default-cell-style-name="ce12"/>
        <table:table-row table:style-name="ro1" table:number-rows-repeated="2">
          <table:table-cell/>
          <table:table-cell table:style-name="Default" table:number-columns-repeated="5"/>
        </table:table-row>
        <table:table-row table:style-name="ro1">
          <table:table-cell/>
          <table:table-cell table:style-name="ce9" office:value-type="string" calcext:value-type="string">
            <text:p>Teste</text:p>
          </table:table-cell>
          <table:table-cell table:style-name="ce9" office:value-type="string" calcext:value-type="string">
            <text:p>Tempo (s)</text:p>
          </table:table-cell>
          <table:table-cell table:style-name="ce9" office:value-type="string" calcext:value-type="string">
            <text:p>Custo</text:p>
          </table:table-cell>
          <table:table-cell table:style-name="ce9" office:value-type="string" calcext:value-type="string">
            <text:p>Resposta</text:p>
          </table:table-cell>
          <table:table-cell table:style-name="ce9"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3" calcext:value-type="float">
            <text:p>3</text:p>
          </table:table-cell>
          <table:table-cell table:number-columns-repeated="2" office:value-type="float" office:value="2943" calcext:value-type="float">
            <text:p>2943</text:p>
          </table:table-cell>
          <table:table-cell office:value-type="percentage" office:value="1" calcext:value-type="percentage">
            <text:p>100,00%</text:p>
          </table:table-cell>
        </table:table-row>
        <table:table-row table:style-name="ro1">
          <table:table-cell/>
          <table:table-cell office:value-type="string" calcext:value-type="string">
            <text:p>teste10_2.txt</text:p>
          </table:table-cell>
          <table:table-cell office:value-type="float" office:value="3" calcext:value-type="float">
            <text:p>3</text:p>
          </table:table-cell>
          <table:table-cell table:number-columns-repeated="2" office:value-type="float" office:value="4036" calcext:value-type="float">
            <text:p>4036</text:p>
          </table:table-cell>
          <table:table-cell office:value-type="percentage" office:value="1" calcext:value-type="percentage">
            <text:p>100,00%</text:p>
          </table:table-cell>
        </table:table-row>
        <table:table-row table:style-name="ro1">
          <table:table-cell/>
          <table:table-cell office:value-type="string" calcext:value-type="string">
            <text:p>teste11_1.txt</text:p>
          </table:table-cell>
          <table:table-cell office:value-type="float" office:value="3" calcext:value-type="float">
            <text:p>3</text:p>
          </table:table-cell>
          <table:table-cell table:number-columns-repeated="2" office:value-type="float" office:value="3647" calcext:value-type="float">
            <text:p>3647</text:p>
          </table:table-cell>
          <table:table-cell office:value-type="percentage" office:value="1" calcext:value-type="percentage">
            <text:p>100,00%</text:p>
          </table:table-cell>
        </table:table-row>
        <table:table-row table:style-name="ro1">
          <table:table-cell/>
          <table:table-cell office:value-type="string" calcext:value-type="string">
            <text:p>teste11_2.txt</text:p>
          </table:table-cell>
          <table:table-cell office:value-type="float" office:value="3" calcext:value-type="float">
            <text:p>3</text:p>
          </table:table-cell>
          <table:table-cell table:number-columns-repeated="2" office:value-type="float" office:value="4170" calcext:value-type="float">
            <text:p>4170</text:p>
          </table:table-cell>
          <table:table-cell office:value-type="percentage" office:value="1" calcext:value-type="percentage">
            <text:p>100,00%</text:p>
          </table:table-cell>
        </table:table-row>
        <table:table-row table:style-name="ro1">
          <table:table-cell/>
          <table:table-cell office:value-type="string" calcext:value-type="string">
            <text:p>teste12_1.txt</text:p>
          </table:table-cell>
          <table:table-cell office:value-type="float" office:value="4" calcext:value-type="float">
            <text:p>4</text:p>
          </table:table-cell>
          <table:table-cell table:number-columns-repeated="2" office:value-type="float" office:value="3091" calcext:value-type="float">
            <text:p>3091</text:p>
          </table:table-cell>
          <table:table-cell office:value-type="percentage" office:value="1" calcext:value-type="percentage">
            <text:p>100,00%</text:p>
          </table:table-cell>
        </table:table-row>
        <table:table-row table:style-name="ro1">
          <table:table-cell/>
          <table:table-cell office:value-type="string" calcext:value-type="string">
            <text:p>teste12_2.txt</text:p>
          </table:table-cell>
          <table:table-cell office:value-type="float" office:value="4" calcext:value-type="float">
            <text:p>4</text:p>
          </table:table-cell>
          <table:table-cell office:value-type="float" office:value="3633" calcext:value-type="float">
            <text:p>3633</text:p>
          </table:table-cell>
          <table:table-cell office:value-type="float" office:value="3610" calcext:value-type="float">
            <text:p>3610</text:p>
          </table:table-cell>
          <table:table-cell office:value-type="percentage" office:value="0.99366" calcext:value-type="percentage">
            <text:p>99,37%</text:p>
          </table:table-cell>
        </table:table-row>
        <table:table-row table:style-name="ro1">
          <table:table-cell/>
          <table:table-cell office:value-type="string" calcext:value-type="string">
            <text:p>teste13_1.txt</text:p>
          </table:table-cell>
          <table:table-cell office:value-type="float" office:value="4" calcext:value-type="float">
            <text:p>4</text:p>
          </table:table-cell>
          <table:table-cell table:number-columns-repeated="2" office:value-type="float" office:value="5584" calcext:value-type="float">
            <text:p>5584</text:p>
          </table:table-cell>
          <table:table-cell office:value-type="percentage" office:value="1" calcext:value-type="percentage">
            <text:p>100,00%</text:p>
          </table:table-cell>
        </table:table-row>
        <table:table-row table:style-name="ro1">
          <table:table-cell/>
          <table:table-cell office:value-type="string" calcext:value-type="string">
            <text:p>teste13_2.txt</text:p>
          </table:table-cell>
          <table:table-cell office:value-type="float" office:value="4" calcext:value-type="float">
            <text:p>4</text:p>
          </table:table-cell>
          <table:table-cell table:number-columns-repeated="2" office:value-type="float" office:value="9081" calcext:value-type="float">
            <text:p>9081</text:p>
          </table:table-cell>
          <table:table-cell office:value-type="percentage" office:value="1" calcext:value-type="percentage">
            <text:p>100,00%</text:p>
          </table:table-cell>
        </table:table-row>
        <table:table-row table:style-name="ro1">
          <table:table-cell/>
          <table:table-cell office:value-type="string" calcext:value-type="string">
            <text:p>teste14_1.txt</text:p>
          </table:table-cell>
          <table:table-cell office:value-type="float" office:value="5" calcext:value-type="float">
            <text:p>5</text:p>
          </table:table-cell>
          <table:table-cell table:number-columns-repeated="2" office:value-type="float" office:value="11369" calcext:value-type="float">
            <text:p>11369</text:p>
          </table:table-cell>
          <table:table-cell office:value-type="percentage" office:value="1" calcext:value-type="percentage">
            <text:p>100,00%</text:p>
          </table:table-cell>
        </table:table-row>
        <table:table-row table:style-name="ro1">
          <table:table-cell/>
          <table:table-cell office:value-type="string" calcext:value-type="string">
            <text:p>teste14_2.txt</text:p>
          </table:table-cell>
          <table:table-cell office:value-type="float" office:value="5" calcext:value-type="float">
            <text:p>5</text:p>
          </table:table-cell>
          <table:table-cell table:number-columns-repeated="2" office:value-type="float" office:value="3085" calcext:value-type="float">
            <text:p>3085</text:p>
          </table:table-cell>
          <table:table-cell office:value-type="percentage" office:value="1" calcext:value-type="percentage">
            <text:p>100,00%</text:p>
          </table:table-cell>
        </table:table-row>
        <table:table-row table:style-name="ro1">
          <table:table-cell/>
          <table:table-cell office:value-type="string" calcext:value-type="string">
            <text:p>teste15_1.txt</text:p>
          </table:table-cell>
          <table:table-cell office:value-type="float" office:value="5" calcext:value-type="float">
            <text:p>5</text:p>
          </table:table-cell>
          <table:table-cell office:value-type="float" office:value="10413" calcext:value-type="float">
            <text:p>10413</text:p>
          </table:table-cell>
          <table:table-cell office:value-type="float" office:value="9957" calcext:value-type="float">
            <text:p>9957</text:p>
          </table:table-cell>
          <table:table-cell office:value-type="percentage" office:value="0.9562" calcext:value-type="percentage">
            <text:p>95,62%</text:p>
          </table:table-cell>
        </table:table-row>
        <table:table-row table:style-name="ro1">
          <table:table-cell/>
          <table:table-cell office:value-type="string" calcext:value-type="string">
            <text:p>teste15_2.txt</text:p>
          </table:table-cell>
          <table:table-cell office:value-type="float" office:value="5" calcext:value-type="float">
            <text:p>5</text:p>
          </table:table-cell>
          <table:table-cell office:value-type="float" office:value="9110" calcext:value-type="float">
            <text:p>9110</text:p>
          </table:table-cell>
          <table:table-cell office:value-type="float" office:value="8953" calcext:value-type="float">
            <text:p>8953</text:p>
          </table:table-cell>
          <table:table-cell office:value-type="percentage" office:value="0.98276" calcext:value-type="percentage">
            <text:p>98,28%</text:p>
          </table:table-cell>
        </table:table-row>
        <table:table-row table:style-name="ro1">
          <table:table-cell/>
          <table:table-cell office:value-type="string" calcext:value-type="string">
            <text:p>teste50_1.txt</text:p>
          </table:table-cell>
          <table:table-cell office:value-type="float" office:value="32" calcext:value-type="float">
            <text:p>32</text:p>
          </table:table-cell>
          <table:table-cell table:style-name="ce3" office:value-type="float" office:value="1111570" calcext:value-type="float">
            <text:p>1.111.57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50_2.txt</text:p>
          </table:table-cell>
          <table:table-cell office:value-type="float" office:value="34" calcext:value-type="float">
            <text:p>34</text:p>
          </table:table-cell>
          <table:table-cell office:value-type="float" office:value="922950" calcext:value-type="float">
            <text:p>92295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1.txt</text:p>
          </table:table-cell>
          <table:table-cell office:value-type="float" office:value="106" calcext:value-type="float">
            <text:p>106</text:p>
          </table:table-cell>
          <table:table-cell office:value-type="float" office:value="192843" calcext:value-type="float">
            <text:p>192843</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2.txt</text:p>
          </table:table-cell>
          <table:table-cell office:value-type="float" office:value="108" calcext:value-type="float">
            <text:p>108</text:p>
          </table:table-cell>
          <table:table-cell office:value-type="float" office:value="201700" calcext:value-type="float">
            <text:p>20170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3.txt</text:p>
          </table:table-cell>
          <table:table-cell office:value-type="float" office:value="105" calcext:value-type="float">
            <text:p>105</text:p>
          </table:table-cell>
          <table:table-cell office:value-type="float" office:value="174930" calcext:value-type="float">
            <text:p>17493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4.txt</text:p>
          </table:table-cell>
          <table:table-cell office:value-type="float" office:value="104" calcext:value-type="float">
            <text:p>104</text:p>
          </table:table-cell>
          <table:table-cell office:value-type="float" office:value="171098" calcext:value-type="float">
            <text:p>171098</text:p>
          </table:table-cell>
          <table:table-cell table:number-columns-repeated="2" table:style-name="ce11" office:value-type="string" calcext:value-type="string">
            <text:p><text: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23:41:49.5644012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row>
        <mrow>
          <munder>
            <mo stretchy="false">∑</mo>
            <mrow>
              <mi>i</mi>
              <mi>,</mi>
              <mrow>
                <mi>j</mi>
                <mo stretchy="false">∈</mo>
                <mi>S</mi>
              </mrow>
              <mi>,</mi>
              <mrow>
                <mi>i</mi>
                <mo stretchy="false">≠</mo>
                <mi>j</mi>
              </mrow>
            </mrow>
          </munder>
          <msub>
            <mi>x</mi>
            <mi mathvariant="italic">ij</mi>
          </msub>
        </mrow>
        <mo stretchy="false">≤</mo>
        <mrow>
          <mrow>
            <mo fence="true" stretchy="false">|</mo>
            <mrow>
              <mi>S</mi>
            </mrow>
            <mo fence="true" stretchy="false">|</mo>
          </mrow>
          <mo stretchy="false">−</mo>
          <mn>1,</mn>
        </mrow>
      </mrow>
      <mo stretchy="false">∀</mo>
      <mrow>
        <mi>S</mi>
        <mo stretchy="false">⊂</mo>
        <mi>V</mi>
      </mrow>
      <mi>,</mi>
      <mrow>
        <mi>s</mi>
        <mo stretchy="false">≠</mo>
        <mi mathvariant="normal">∅</mi>
      </mrow>
    </mrow>
    <annotation encoding="StarMath 5.0">sum from{i, j in S, i &lt;&gt; j} x_ij &lt;= lline S rline - 1, forall S subset V, s &lt;&gt; emptyset</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86mm"/>
    </style:style>
    <style:style style:name="co3" style:family="table-column">
      <style:table-column-properties fo:break-before="auto" style:column-width="21.17mm"/>
    </style:style>
    <style:style style:name="co4" style:family="table-column">
      <style:table-column-properties fo:break-before="auto" style:column-width="17.06mm"/>
    </style:style>
    <style:style style:name="co5" style:family="table-column">
      <style:table-column-properties fo:break-before="auto" style:column-width="20.27mm"/>
    </style:style>
    <style:style style:name="co6" style:family="table-column">
      <style:table-column-properties fo:break-before="auto" style:column-width="25.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data-style-name="N11">
      <style:table-cell-properties fo:border="0.06pt solid #000000"/>
    </style:style>
    <style:style style:name="ce5" style:family="table-cell" style:parent-style-name="Default" style:data-style-name="N61">
      <style:table-cell-properties style:text-align-source="fix" style:repeat-content="false" fo:border="0.06pt solid #000000"/>
      <style:paragraph-properties fo:text-align="end" fo:margin-left="0mm"/>
    </style:style>
    <style:style style:name="ce10"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border="0.06pt solid #000000"/>
      <style:paragraph-properties fo:text-align="center" fo:margin-left="0mm"/>
    </style:style>
    <style:style style:name="ce13" style:family="table-cell" style:parent-style-name="Default" style:data-style-name="N11">
      <style:table-cell-properties fo:border="0.06pt solid #000000"/>
    </style:style>
    <style:style style:name="ce14" style:family="table-cell" style:parent-style-name="Default" style:data-style-name="N61">
      <style:table-cell-properties style:text-align-source="fix" style:repeat-content="false" fo:border="0.06pt solid #000000"/>
      <style:paragraph-properties fo:text-align="end"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default-cell-style-name="ce11"/>
        <table:table-column table:style-name="co3" table:default-cell-style-name="ce11"/>
        <table:table-column table:style-name="co4" table:default-cell-style-name="ce11"/>
        <table:table-column table:style-name="co1" table:default-cell-style-name="ce11"/>
        <table:table-column table:style-name="co1" table:default-cell-style-name="ce13"/>
        <table:table-column table:style-name="co5" table:default-cell-style-name="ce11"/>
        <table:table-column table:style-name="co6" table:default-cell-style-name="ce11"/>
        <table:table-column table:style-name="co1" table:default-cell-style-name="ce11"/>
        <table:table-column table:style-name="co1" table:default-cell-style-name="ce13"/>
        <table:table-row table:style-name="ro1">
          <table:table-cell table:number-columns-repeated="7"/>
          <table:table-cell table:style-name="Default" table:number-columns-repeated="9"/>
        </table:table-row>
        <table:table-row table:style-name="ro1">
          <table:table-cell table:number-columns-repeated="7"/>
          <table:table-cell table:style-name="Default"/>
          <table:table-cell table:style-name="ce12" office:value-type="string" calcext:value-type="string" table:number-columns-spanned="4" table:number-rows-spanned="1">
            <text:p>Vizinho Aleatório</text:p>
          </table:table-cell>
          <table:covered-table-cell table:number-columns-repeated="3" table:style-name="Default"/>
          <table:table-cell table:style-name="ce12" office:value-type="string" calcext:value-type="string" table:number-columns-spanned="4" table:number-rows-spanned="1">
            <text:p>2-OPT</text:p>
          </table:table-cell>
          <table:covered-table-cell table:number-columns-repeated="3" table:style-name="Default"/>
        </table:table-row>
        <table:table-row table:style-name="ro1">
          <table:table-cell table:number-columns-repeated="7"/>
          <table:table-cell table:style-name="ce10" office:value-type="string" calcext:value-type="string">
            <text:p>Teste</text:p>
          </table:table-cell>
          <table:table-cell table:style-name="ce10" office:value-type="string" calcext:value-type="string">
            <text:p>Tempo (s)</text:p>
          </table:table-cell>
          <table:table-cell table:style-name="ce10" office:value-type="string" calcext:value-type="string">
            <text:p>Custo</text:p>
          </table:table-cell>
          <table:table-cell table:style-name="ce10" office:value-type="string" calcext:value-type="string">
            <text:p>Resposta</text:p>
          </table:table-cell>
          <table:table-cell table:style-name="ce10" office:value-type="string" calcext:value-type="string">
            <text:p>Precisão</text:p>
          </table:table-cell>
          <table:table-cell table:style-name="ce10" office:value-type="string" calcext:value-type="string">
            <text:p>Tempo (s)</text:p>
          </table:table-cell>
          <table:table-cell table:style-name="ce10" office:value-type="string" calcext:value-type="string">
            <text:p>Custo</text:p>
          </table:table-cell>
          <table:table-cell table:style-name="ce10" office:value-type="string" calcext:value-type="string">
            <text:p>Resposta</text:p>
          </table:table-cell>
          <table:table-cell table:style-name="ce10" office:value-type="string" calcext:value-type="string">
            <text:p>Precisão</text:p>
          </table:table-cell>
        </table:table-row>
        <table:table-row table:style-name="ro1">
          <table:table-cell table:number-columns-repeated="7"/>
          <table:table-cell office:value-type="string" calcext:value-type="string">
            <text:p>teste10_1.txt</text:p>
          </table:table-cell>
          <table:table-cell office:value-type="float" office:value="0" calcext:value-type="float">
            <text:p>0</text:p>
          </table:table-cell>
          <table:table-cell table:number-columns-repeated="2" office:value-type="float" office:value="2943" calcext:value-type="float">
            <text:p>2943</text:p>
          </table:table-cell>
          <table:table-cell office:value-type="percentage" office:value="1" calcext:value-type="percentage">
            <text:p>100,00%</text:p>
          </table:table-cell>
          <table:table-cell office:value-type="float" office:value="3" calcext:value-type="float">
            <text:p>3</text:p>
          </table:table-cell>
          <table:table-cell office:value-type="float" office:value="4603" calcext:value-type="float">
            <text:p>4603</text:p>
          </table:table-cell>
          <table:table-cell office:value-type="float" office:value="2943" calcext:value-type="float">
            <text:p>2943</text:p>
          </table:table-cell>
          <table:table-cell office:value-type="percentage" office:value="0.63936" calcext:value-type="percentage">
            <text:p>63,94%</text:p>
          </table:table-cell>
        </table:table-row>
        <table:table-row table:style-name="ro1">
          <table:table-cell table:number-columns-repeated="7"/>
          <table:table-cell office:value-type="string" calcext:value-type="string">
            <text:p>teste10_2.txt</text:p>
          </table:table-cell>
          <table:table-cell office:value-type="float" office:value="0" calcext:value-type="float">
            <text:p>0</text:p>
          </table:table-cell>
          <table:table-cell table:number-columns-repeated="2" office:value-type="float" office:value="4036" calcext:value-type="float">
            <text:p>4036</text:p>
          </table:table-cell>
          <table:table-cell office:value-type="percentage" office:value="1" calcext:value-type="percentage">
            <text:p>100,00%</text:p>
          </table:table-cell>
          <table:table-cell office:value-type="float" office:value="3" calcext:value-type="float">
            <text:p>3</text:p>
          </table:table-cell>
          <table:table-cell office:value-type="float" office:value="4042" calcext:value-type="float">
            <text:p>4042</text:p>
          </table:table-cell>
          <table:table-cell office:value-type="float" office:value="4036" calcext:value-type="float">
            <text:p>4036</text:p>
          </table:table-cell>
          <table:table-cell office:value-type="percentage" office:value="0.99851" calcext:value-type="percentage">
            <text:p>99,85%</text:p>
          </table:table-cell>
        </table:table-row>
        <table:table-row table:style-name="ro1">
          <table:table-cell table:number-columns-repeated="7"/>
          <table:table-cell office:value-type="string" calcext:value-type="string">
            <text:p>teste11_1.txt</text:p>
          </table:table-cell>
          <table:table-cell office:value-type="float" office:value="0" calcext:value-type="float">
            <text:p>0</text:p>
          </table:table-cell>
          <table:table-cell table:number-columns-repeated="2" office:value-type="float" office:value="3647" calcext:value-type="float">
            <text:p>3647</text:p>
          </table:table-cell>
          <table:table-cell office:value-type="percentage" office:value="1" calcext:value-type="percentage">
            <text:p>100,00%</text:p>
          </table:table-cell>
          <table:table-cell office:value-type="float" office:value="4" calcext:value-type="float">
            <text:p>4</text:p>
          </table:table-cell>
          <table:table-cell office:value-type="float" office:value="3654" calcext:value-type="float">
            <text:p>3654</text:p>
          </table:table-cell>
          <table:table-cell office:value-type="float" office:value="3647" calcext:value-type="float">
            <text:p>3647</text:p>
          </table:table-cell>
          <table:table-cell office:value-type="percentage" office:value="0.99808" calcext:value-type="percentage">
            <text:p>99,81%</text:p>
          </table:table-cell>
        </table:table-row>
        <table:table-row table:style-name="ro1">
          <table:table-cell table:number-columns-repeated="7"/>
          <table:table-cell office:value-type="string" calcext:value-type="string">
            <text:p>teste11_2.txt</text:p>
          </table:table-cell>
          <table:table-cell office:value-type="float" office:value="0" calcext:value-type="float">
            <text:p>0</text:p>
          </table:table-cell>
          <table:table-cell office:value-type="float" office:value="4179" calcext:value-type="float">
            <text:p>4179</text:p>
          </table:table-cell>
          <table:table-cell office:value-type="float" office:value="4170" calcext:value-type="float">
            <text:p>4170</text:p>
          </table:table-cell>
          <table:table-cell office:value-type="percentage" office:value="0.99784" calcext:value-type="percentage">
            <text:p>99,78%</text:p>
          </table:table-cell>
          <table:table-cell office:value-type="float" office:value="4" calcext:value-type="float">
            <text:p>4</text:p>
          </table:table-cell>
          <table:table-cell office:value-type="float" office:value="7587" calcext:value-type="float">
            <text:p>7587</text:p>
          </table:table-cell>
          <table:table-cell office:value-type="float" office:value="4170" calcext:value-type="float">
            <text:p>4170</text:p>
          </table:table-cell>
          <table:table-cell office:value-type="percentage" office:value="0.54962" calcext:value-type="percentage">
            <text:p>54,96%</text:p>
          </table:table-cell>
        </table:table-row>
        <table:table-row table:style-name="ro1">
          <table:table-cell table:number-columns-repeated="7"/>
          <table:table-cell office:value-type="string" calcext:value-type="string">
            <text:p>teste12_1.txt</text:p>
          </table:table-cell>
          <table:table-cell office:value-type="float" office:value="0" calcext:value-type="float">
            <text:p>0</text:p>
          </table:table-cell>
          <table:table-cell table:number-columns-repeated="2" office:value-type="float" office:value="3091" calcext:value-type="float">
            <text:p>3091</text:p>
          </table:table-cell>
          <table:table-cell office:value-type="percentage" office:value="1" calcext:value-type="percentage">
            <text:p>100,00%</text:p>
          </table:table-cell>
          <table:table-cell office:value-type="float" office:value="6" calcext:value-type="float">
            <text:p>6</text:p>
          </table:table-cell>
          <table:table-cell office:value-type="float" office:value="6586" calcext:value-type="float">
            <text:p>6586</text:p>
          </table:table-cell>
          <table:table-cell office:value-type="float" office:value="3091" calcext:value-type="float">
            <text:p>3091</text:p>
          </table:table-cell>
          <table:table-cell office:value-type="percentage" office:value="0.46932" calcext:value-type="percentage">
            <text:p>46,93%</text:p>
          </table:table-cell>
        </table:table-row>
        <table:table-row table:style-name="ro1">
          <table:table-cell table:number-columns-repeated="7"/>
          <table:table-cell office:value-type="string" calcext:value-type="string">
            <text:p>teste12_2.txt</text:p>
          </table:table-cell>
          <table:table-cell office:value-type="float" office:value="0" calcext:value-type="float">
            <text:p>0</text:p>
          </table:table-cell>
          <table:table-cell office:value-type="float" office:value="3940" calcext:value-type="float">
            <text:p>3940</text:p>
          </table:table-cell>
          <table:table-cell office:value-type="float" office:value="3610" calcext:value-type="float">
            <text:p>3610</text:p>
          </table:table-cell>
          <table:table-cell office:value-type="percentage" office:value="0.91624" calcext:value-type="percentage">
            <text:p>91,62%</text:p>
          </table:table-cell>
          <table:table-cell office:value-type="float" office:value="6" calcext:value-type="float">
            <text:p>6</text:p>
          </table:table-cell>
          <table:table-cell office:value-type="float" office:value="4819" calcext:value-type="float">
            <text:p>4819</text:p>
          </table:table-cell>
          <table:table-cell office:value-type="float" office:value="3610" calcext:value-type="float">
            <text:p>3610</text:p>
          </table:table-cell>
          <table:table-cell office:value-type="percentage" office:value="0.74911" calcext:value-type="percentage">
            <text:p>74,91%</text:p>
          </table:table-cell>
        </table:table-row>
        <table:table-row table:style-name="ro1">
          <table:table-cell table:number-columns-repeated="7"/>
          <table:table-cell office:value-type="string" calcext:value-type="string">
            <text:p>teste13_1.txt</text:p>
          </table:table-cell>
          <table:table-cell office:value-type="float" office:value="0" calcext:value-type="float">
            <text:p>0</text:p>
          </table:table-cell>
          <table:table-cell office:value-type="float" office:value="6915" calcext:value-type="float">
            <text:p>6915</text:p>
          </table:table-cell>
          <table:table-cell office:value-type="float" office:value="5584" calcext:value-type="float">
            <text:p>5584</text:p>
          </table:table-cell>
          <table:table-cell office:value-type="percentage" office:value="0.80751" calcext:value-type="percentage">
            <text:p>80,75%</text:p>
          </table:table-cell>
          <table:table-cell office:value-type="float" office:value="11" calcext:value-type="float">
            <text:p>11</text:p>
          </table:table-cell>
          <table:table-cell office:value-type="float" office:value="9288" calcext:value-type="float">
            <text:p>9288</text:p>
          </table:table-cell>
          <table:table-cell office:value-type="float" office:value="5584" calcext:value-type="float">
            <text:p>5584</text:p>
          </table:table-cell>
          <table:table-cell office:value-type="percentage" office:value="0.6012" calcext:value-type="percentage">
            <text:p>60,12%</text:p>
          </table:table-cell>
        </table:table-row>
        <table:table-row table:style-name="ro1">
          <table:table-cell table:number-columns-repeated="7"/>
          <table:table-cell office:value-type="string" calcext:value-type="string">
            <text:p>teste13_2.txt</text:p>
          </table:table-cell>
          <table:table-cell office:value-type="float" office:value="0" calcext:value-type="float">
            <text:p>0</text:p>
          </table:table-cell>
          <table:table-cell office:value-type="float" office:value="10248" calcext:value-type="float">
            <text:p>10248</text:p>
          </table:table-cell>
          <table:table-cell office:value-type="float" office:value="9081" calcext:value-type="float">
            <text:p>9081</text:p>
          </table:table-cell>
          <table:table-cell office:value-type="percentage" office:value="0.88612" calcext:value-type="percentage">
            <text:p>88,61%</text:p>
          </table:table-cell>
          <table:table-cell office:value-type="float" office:value="9" calcext:value-type="float">
            <text:p>9</text:p>
          </table:table-cell>
          <table:table-cell office:value-type="float" office:value="10608" calcext:value-type="float">
            <text:p>10608</text:p>
          </table:table-cell>
          <table:table-cell office:value-type="float" office:value="9081" calcext:value-type="float">
            <text:p>9081</text:p>
          </table:table-cell>
          <table:table-cell office:value-type="percentage" office:value="0.85605" calcext:value-type="percentage">
            <text:p>85,61%</text:p>
          </table:table-cell>
        </table:table-row>
        <table:table-row table:style-name="ro1">
          <table:table-cell table:number-columns-repeated="7"/>
          <table:table-cell office:value-type="string" calcext:value-type="string">
            <text:p>teste14_1.txt</text:p>
          </table:table-cell>
          <table:table-cell office:value-type="float" office:value="0" calcext:value-type="float">
            <text:p>0</text:p>
          </table:table-cell>
          <table:table-cell office:value-type="float" office:value="11921" calcext:value-type="float">
            <text:p>11921</text:p>
          </table:table-cell>
          <table:table-cell office:value-type="float" office:value="11369" calcext:value-type="float">
            <text:p>11369</text:p>
          </table:table-cell>
          <table:table-cell office:value-type="percentage" office:value="0.95369" calcext:value-type="percentage">
            <text:p>95,37%</text:p>
          </table:table-cell>
          <table:table-cell office:value-type="float" office:value="10" calcext:value-type="float">
            <text:p>10</text:p>
          </table:table-cell>
          <table:table-cell office:value-type="float" office:value="18526" calcext:value-type="float">
            <text:p>18526</text:p>
          </table:table-cell>
          <table:table-cell office:value-type="float" office:value="11369" calcext:value-type="float">
            <text:p>11369</text:p>
          </table:table-cell>
          <table:table-cell office:value-type="percentage" office:value="0.61367" calcext:value-type="percentage">
            <text:p>61,37%</text:p>
          </table:table-cell>
        </table:table-row>
        <table:table-row table:style-name="ro1">
          <table:table-cell table:number-columns-repeated="7"/>
          <table:table-cell office:value-type="string" calcext:value-type="string">
            <text:p>teste14_2.txt</text:p>
          </table:table-cell>
          <table:table-cell office:value-type="float" office:value="0" calcext:value-type="float">
            <text:p>0</text:p>
          </table:table-cell>
          <table:table-cell office:value-type="float" office:value="3191" calcext:value-type="float">
            <text:p>3191</text:p>
          </table:table-cell>
          <table:table-cell office:value-type="float" office:value="3085" calcext:value-type="float">
            <text:p>3085</text:p>
          </table:table-cell>
          <table:table-cell office:value-type="percentage" office:value="0.96678" calcext:value-type="percentage">
            <text:p>96,68%</text:p>
          </table:table-cell>
          <table:table-cell office:value-type="float" office:value="10" calcext:value-type="float">
            <text:p>10</text:p>
          </table:table-cell>
          <table:table-cell office:value-type="float" office:value="20357" calcext:value-type="float">
            <text:p>20357</text:p>
          </table:table-cell>
          <table:table-cell office:value-type="float" office:value="3085" calcext:value-type="float">
            <text:p>3085</text:p>
          </table:table-cell>
          <table:table-cell office:value-type="percentage" office:value="0.15154" calcext:value-type="percentage">
            <text:p>15,15%</text:p>
          </table:table-cell>
        </table:table-row>
        <table:table-row table:style-name="ro1">
          <table:table-cell table:number-columns-repeated="7"/>
          <table:table-cell office:value-type="string" calcext:value-type="string">
            <text:p>teste15_1.txt</text:p>
          </table:table-cell>
          <table:table-cell office:value-type="float" office:value="0" calcext:value-type="float">
            <text:p>0</text:p>
          </table:table-cell>
          <table:table-cell office:value-type="float" office:value="10793" calcext:value-type="float">
            <text:p>10793</text:p>
          </table:table-cell>
          <table:table-cell office:value-type="float" office:value="9957" calcext:value-type="float">
            <text:p>9957</text:p>
          </table:table-cell>
          <table:table-cell office:value-type="percentage" office:value="0.92254" calcext:value-type="percentage">
            <text:p>92,25%</text:p>
          </table:table-cell>
          <table:table-cell office:value-type="float" office:value="13" calcext:value-type="float">
            <text:p>13</text:p>
          </table:table-cell>
          <table:table-cell office:value-type="float" office:value="16958" calcext:value-type="float">
            <text:p>16958</text:p>
          </table:table-cell>
          <table:table-cell office:value-type="float" office:value="9957" calcext:value-type="float">
            <text:p>9957</text:p>
          </table:table-cell>
          <table:table-cell office:value-type="percentage" office:value="0.58715" calcext:value-type="percentage">
            <text:p>58,72%</text:p>
          </table:table-cell>
        </table:table-row>
        <table:table-row table:style-name="ro1">
          <table:table-cell table:number-columns-repeated="7"/>
          <table:table-cell office:value-type="string" calcext:value-type="string">
            <text:p>teste15_2.txt</text:p>
          </table:table-cell>
          <table:table-cell office:value-type="float" office:value="0" calcext:value-type="float">
            <text:p>0</text:p>
          </table:table-cell>
          <table:table-cell office:value-type="float" office:value="10530" calcext:value-type="float">
            <text:p>10530</text:p>
          </table:table-cell>
          <table:table-cell office:value-type="float" office:value="8953" calcext:value-type="float">
            <text:p>8953</text:p>
          </table:table-cell>
          <table:table-cell office:value-type="percentage" office:value="0.85023" calcext:value-type="percentage">
            <text:p>85,02%</text:p>
          </table:table-cell>
          <table:table-cell office:value-type="float" office:value="13" calcext:value-type="float">
            <text:p>13</text:p>
          </table:table-cell>
          <table:table-cell office:value-type="float" office:value="20311" calcext:value-type="float">
            <text:p>20311</text:p>
          </table:table-cell>
          <table:table-cell office:value-type="float" office:value="8953" calcext:value-type="float">
            <text:p>8953</text:p>
          </table:table-cell>
          <table:table-cell office:value-type="percentage" office:value="0.44079" calcext:value-type="percentage">
            <text:p>44,08%</text:p>
          </table:table-cell>
        </table:table-row>
        <table:table-row table:style-name="ro1">
          <table:table-cell table:number-columns-repeated="7"/>
          <table:table-cell office:value-type="string" calcext:value-type="string">
            <text:p>teste50_1.txt</text:p>
          </table:table-cell>
          <table:table-cell office:value-type="float" office:value="1" calcext:value-type="float">
            <text:p>1</text:p>
          </table:table-cell>
          <table:table-cell office:value-type="float" office:value="914174" calcext:value-type="float">
            <text:p>914174</text:p>
          </table:table-cell>
          <table:table-cell table:number-columns-repeated="2" table:style-name="ce12" office:value-type="string" calcext:value-type="string">
            <text:p><text:s/>-</text:p>
          </table:table-cell>
          <table:table-cell office:value-type="float" office:value="299" calcext:value-type="float">
            <text:p>299</text:p>
          </table:table-cell>
          <table:table-cell table:style-name="ce14" office:value-type="float" office:value="1137150" calcext:value-type="float">
            <text:p>1,14E+06</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50_2.txt</text:p>
          </table:table-cell>
          <table:table-cell office:value-type="float" office:value="1" calcext:value-type="float">
            <text:p>1</text:p>
          </table:table-cell>
          <table:table-cell office:value-type="float" office:value="919546" calcext:value-type="float">
            <text:p>919546</text:p>
          </table:table-cell>
          <table:table-cell table:number-columns-repeated="2" table:style-name="ce12" office:value-type="string" calcext:value-type="string">
            <text:p><text:s/>-</text:p>
          </table:table-cell>
          <table:table-cell office:value-type="float" office:value="299" calcext:value-type="float">
            <text:p>299</text:p>
          </table:table-cell>
          <table:table-cell table:style-name="ce14" office:value-type="float" office:value="1137150" calcext:value-type="float">
            <text:p>1,14E+06</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1.txt</text:p>
          </table:table-cell>
          <table:table-cell office:value-type="float" office:value="4" calcext:value-type="float">
            <text:p>4</text:p>
          </table:table-cell>
          <table:table-cell office:value-type="float" office:value="103729" calcext:value-type="float">
            <text:p>103729</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01757" calcext:value-type="float">
            <text:p>101757</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2.txt</text:p>
          </table:table-cell>
          <table:table-cell office:value-type="float" office:value="4" calcext:value-type="float">
            <text:p>4</text:p>
          </table:table-cell>
          <table:table-cell office:value-type="float" office:value="111492" calcext:value-type="float">
            <text:p>111492</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20606" calcext:value-type="float">
            <text:p>120606</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3.txt</text:p>
          </table:table-cell>
          <table:table-cell office:value-type="float" office:value="5" calcext:value-type="float">
            <text:p>5</text:p>
          </table:table-cell>
          <table:table-cell office:value-type="float" office:value="110119" calcext:value-type="float">
            <text:p>110119</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16625" calcext:value-type="float">
            <text:p>116625</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4.txt</text:p>
          </table:table-cell>
          <table:table-cell office:value-type="float" office:value="5" calcext:value-type="float">
            <text:p>5</text:p>
          </table:table-cell>
          <table:table-cell office:value-type="float" office:value="102579" calcext:value-type="float">
            <text:p>102579</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02579" calcext:value-type="float">
            <text:p>102579</text:p>
          </table:table-cell>
          <table:table-cell table:number-columns-repeated="2" table:style-name="ce12" office:value-type="string" calcext:value-type="string">
            <text:p><text:s/>-</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7">00/00/0000</text:date>, <text:time style:data-style-name="N2" text:time-value="23:49:32.5933213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